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NELEP_Facturacion_2022Octubr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Voltaje</text:p>
          </table:table-cell>
          <table:table-cell office:value-type="string" table:style-name="ce1">
            <text:p>Grupo_consumo</text:p>
          </table:table-cell>
          <table:table-cell office:value-type="string" table:style-name="ce1">
            <text:p>Tipo_consumo</text:p>
          </table:table-cell>
          <table:table-cell office:value-type="string" table:style-name="ce1">
            <text:p>Tarifa</text:p>
          </table:table-cell>
          <table:table-cell office:value-type="string" table:style-name="ce1">
            <text:p>Clientes_BOL</text:p>
          </table:table-cell>
          <table:table-cell office:value-type="string" table:style-name="ce1">
            <text:p>MWh_BOL</text:p>
          </table:table-cell>
          <table:table-cell office:value-type="string" table:style-name="ce1">
            <text:p>FACT_BOL</text:p>
          </table:table-cell>
          <table:table-cell office:value-type="string" table:style-name="ce1">
            <text:p>Clientes_EOR</text:p>
          </table:table-cell>
          <table:table-cell office:value-type="string" table:style-name="ce1">
            <text:p>MWh_EOR</text:p>
          </table:table-cell>
          <table:table-cell office:value-type="string" table:style-name="ce1">
            <text:p>FACT_EOR</text:p>
          </table:table-cell>
          <table:table-cell office:value-type="string" table:style-name="ce1">
            <text:p>Clientes_ESM</text:p>
          </table:table-cell>
          <table:table-cell office:value-type="string" table:style-name="ce1">
            <text:p>MWh_ESM</text:p>
          </table:table-cell>
          <table:table-cell office:value-type="string" table:style-name="ce1">
            <text:p>FACT_ESM</text:p>
          </table:table-cell>
          <table:table-cell office:value-type="string" table:style-name="ce1">
            <text:p>Clientes_GYE</text:p>
          </table:table-cell>
          <table:table-cell office:value-type="string" table:style-name="ce1">
            <text:p>MWh_GYE</text:p>
          </table:table-cell>
          <table:table-cell office:value-type="string" table:style-name="ce1">
            <text:p>FACT_GYE</text:p>
          </table:table-cell>
          <table:table-cell office:value-type="string" table:style-name="ce1">
            <text:p>Clientes_GLR</text:p>
          </table:table-cell>
          <table:table-cell office:value-type="string" table:style-name="ce1">
            <text:p>MWh_GLR</text:p>
          </table:table-cell>
          <table:table-cell office:value-type="string" table:style-name="ce1">
            <text:p>FACT_GLR</text:p>
          </table:table-cell>
          <table:table-cell office:value-type="string" table:style-name="ce1">
            <text:p>Clientes_LRS</text:p>
          </table:table-cell>
          <table:table-cell office:value-type="string" table:style-name="ce1">
            <text:p>MWh_LRS</text:p>
          </table:table-cell>
          <table:table-cell office:value-type="string" table:style-name="ce1">
            <text:p>FACT_LRS</text:p>
          </table:table-cell>
          <table:table-cell office:value-type="string" table:style-name="ce1">
            <text:p>Clientes_MAN</text:p>
          </table:table-cell>
          <table:table-cell office:value-type="string" table:style-name="ce1">
            <text:p>MWh_MAN</text:p>
          </table:table-cell>
          <table:table-cell office:value-type="string" table:style-name="ce1">
            <text:p>FACT_MAN</text:p>
          </table:table-cell>
          <table:table-cell office:value-type="string" table:style-name="ce1">
            <text:p>Clientes_MLG</text:p>
          </table:table-cell>
          <table:table-cell office:value-type="string" table:style-name="ce1">
            <text:p>MWh_MLG</text:p>
          </table:table-cell>
          <table:table-cell office:value-type="string" table:style-name="ce1">
            <text:p>FACT_MLG</text:p>
          </table:table-cell>
          <table:table-cell office:value-type="string" table:style-name="ce1">
            <text:p>Clientes_STE</text:p>
          </table:table-cell>
          <table:table-cell office:value-type="string" table:style-name="ce1">
            <text:p>MWh_STE</text:p>
          </table:table-cell>
          <table:table-cell office:value-type="string" table:style-name="ce1">
            <text:p>FACT_STE</text:p>
          </table:table-cell>
          <table:table-cell office:value-type="string" table:style-name="ce1">
            <text:p>Clientes_STD</text:p>
          </table:table-cell>
          <table:table-cell office:value-type="string" table:style-name="ce1">
            <text:p>MWh_STD</text:p>
          </table:table-cell>
          <table:table-cell office:value-type="string" table:style-name="ce1">
            <text:p>FACT_STD</text:p>
          </table:table-cell>
          <table:table-cell office:value-type="string" table:style-name="ce1">
            <text:p>Clientes_SUC</text:p>
          </table:table-cell>
          <table:table-cell office:value-type="string" table:style-name="ce1">
            <text:p>MWh_SUC</text:p>
          </table:table-cell>
          <table:table-cell office:value-type="string" table:style-name="ce1">
            <text:p>FACT_SUC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APCD01 (BT / Alumbrado Público)</text:p>
          </table:table-cell>
          <table:table-cell office:value-type="float" office:value="1" table:style-name="ce1">
            <text:p>1</text:p>
          </table:table-cell>
          <table:table-cell office:value-type="float" office:value="1575.38" table:style-name="ce2">
            <text:p>1.575,38</text:p>
          </table:table-cell>
          <table:table-cell office:value-type="float" office:value="110354.51" table:style-name="ce2">
            <text:p>110.354,51</text:p>
          </table:table-cell>
          <table:table-cell office:value-type="float" office:value="1" table:style-name="ce1">
            <text:p>1</text:p>
          </table:table-cell>
          <table:table-cell office:value-type="float" office:value="8366.59" table:style-name="ce2">
            <text:p>8.366,59</text:p>
          </table:table-cell>
          <table:table-cell office:value-type="float" office:value="793273.75" table:style-name="ce2">
            <text:p>793.273,75</text:p>
          </table:table-cell>
          <table:table-cell office:value-type="float" office:value="1" table:style-name="ce1">
            <text:p>1</text:p>
          </table:table-cell>
          <table:table-cell office:value-type="float" office:value="4035.72" table:style-name="ce2">
            <text:p>4.035,72</text:p>
          </table:table-cell>
          <table:table-cell office:value-type="float" office:value="329328.12" table:style-name="ce2">
            <text:p>329.328,12</text:p>
          </table:table-cell>
          <table:table-cell office:value-type="float" office:value="1" table:style-name="ce1">
            <text:p>1</text:p>
          </table:table-cell>
          <table:table-cell office:value-type="float" office:value="15306.51" table:style-name="ce2">
            <text:p>15.306,51</text:p>
          </table:table-cell>
          <table:table-cell office:value-type="float" office:value="1243756.1200000001" table:style-name="ce2">
            <text:p>1.243.756,12</text:p>
          </table:table-cell>
          <table:table-cell office:value-type="float" office:value="1" table:style-name="ce1">
            <text:p>1</text:p>
          </table:table-cell>
          <table:table-cell office:value-type="float" office:value="8358.1299999999992" table:style-name="ce2">
            <text:p>8.358,13</text:p>
          </table:table-cell>
          <table:table-cell office:value-type="float" office:value="1419072.63" table:style-name="ce2">
            <text:p>1.419.072,63</text:p>
          </table:table-cell>
          <table:table-cell office:value-type="float" office:value="1" table:style-name="ce1">
            <text:p>1</text:p>
          </table:table-cell>
          <table:table-cell office:value-type="float" office:value="2591.4499999999998" table:style-name="ce2">
            <text:p>2.591,45</text:p>
          </table:table-cell>
          <table:table-cell office:value-type="float" office:value="232725.82" table:style-name="ce2">
            <text:p>232.725,82</text:p>
          </table:table-cell>
          <table:table-cell office:value-type="float" office:value="1" table:style-name="ce1">
            <text:p>1</text:p>
          </table:table-cell>
          <table:table-cell office:value-type="float" office:value="10980.83" table:style-name="ce2">
            <text:p>10.980,83</text:p>
          </table:table-cell>
          <table:table-cell office:value-type="float" office:value="719580.25" table:style-name="ce2">
            <text:p>719.580,25</text:p>
          </table:table-cell>
          <table:table-cell office:value-type="float" office:value="1" table:style-name="ce1">
            <text:p>1</text:p>
          </table:table-cell>
          <table:table-cell office:value-type="float" office:value="3739.93" table:style-name="ce2">
            <text:p>3.739,93</text:p>
          </table:table-cell>
          <table:table-cell office:value-type="float" office:value="381049.38" table:style-name="ce2">
            <text:p>381.049,38</text:p>
          </table:table-cell>
          <table:table-cell office:value-type="float" office:value="258" table:style-name="ce1">
            <text:p>258</text:p>
          </table:table-cell>
          <table:table-cell office:value-type="float" office:value="3717.86" table:style-name="ce2">
            <text:p>3.717,86</text:p>
          </table:table-cell>
          <table:table-cell office:value-type="float" office:value="548321.65" table:style-name="ce2">
            <text:p>548.321,65</text:p>
          </table:table-cell>
          <table:table-cell office:value-type="float" office:value="1" table:style-name="ce1">
            <text:p>1</text:p>
          </table:table-cell>
          <table:table-cell office:value-type="float" office:value="6670.88" table:style-name="ce2">
            <text:p>6.670,88</text:p>
          </table:table-cell>
          <table:table-cell office:value-type="float" office:value="714046.17" table:style-name="ce2">
            <text:p>714.046,17</text:p>
          </table:table-cell>
          <table:table-cell office:value-type="float" office:value="1" table:style-name="ce1">
            <text:p>1</text:p>
          </table:table-cell>
          <table:table-cell office:value-type="float" office:value="3092.06" table:style-name="ce2">
            <text:p>3.092,06</text:p>
          </table:table-cell>
          <table:table-cell office:value-type="float" office:value="284509.74" table:style-name="ce2">
            <text:p>284.509,7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83" table:style-name="ce1">
            <text:p>83</text:p>
          </table:table-cell>
          <table:table-cell office:value-type="float" office:value="29.48" table:style-name="ce1">
            <text:p>29,48</text:p>
          </table:table-cell>
          <table:table-cell office:value-type="float" office:value="1730.99" table:style-name="ce2">
            <text:p>1.730,99</text:p>
          </table:table-cell>
          <table:table-cell office:value-type="float" office:value="159" table:style-name="ce1">
            <text:p>159</text:p>
          </table:table-cell>
          <table:table-cell office:value-type="float" office:value="77.78" table:style-name="ce1">
            <text:p>77,78</text:p>
          </table:table-cell>
          <table:table-cell office:value-type="float" office:value="4179.16" table:style-name="ce2">
            <text:p>4.179,16</text:p>
          </table:table-cell>
          <table:table-cell office:value-type="float" office:value="114" table:style-name="ce1">
            <text:p>114</text:p>
          </table:table-cell>
          <table:table-cell office:value-type="float" office:value="47.22" table:style-name="ce1">
            <text:p>47,22</text:p>
          </table:table-cell>
          <table:table-cell office:value-type="float" office:value="2526.7600000000002" table:style-name="ce2">
            <text:p>2.526,76</text:p>
          </table:table-cell>
          <table:table-cell office:value-type="float" office:value="55" table:style-name="ce1">
            <text:p>55</text:p>
          </table:table-cell>
          <table:table-cell office:value-type="float" office:value="64.8" table:style-name="ce1">
            <text:p>64,8</text:p>
          </table:table-cell>
          <table:table-cell office:value-type="float" office:value="6477.89" table:style-name="ce2">
            <text:p>6.477,89</text:p>
          </table:table-cell>
          <table:table-cell office:value-type="float" office:value="110" table:style-name="ce1">
            <text:p>110</text:p>
          </table:table-cell>
          <table:table-cell office:value-type="float" office:value="87.95" table:style-name="ce1">
            <text:p>87,95</text:p>
          </table:table-cell>
          <table:table-cell office:value-type="float" office:value="4915.34" table:style-name="ce2">
            <text:p>4.915,34</text:p>
          </table:table-cell>
          <table:table-cell office:value-type="float" office:value="61" table:style-name="ce1">
            <text:p>61</text:p>
          </table:table-cell>
          <table:table-cell office:value-type="float" office:value="45.57" table:style-name="ce1">
            <text:p>45,57</text:p>
          </table:table-cell>
          <table:table-cell office:value-type="float" office:value="2642.89" table:style-name="ce2">
            <text:p>2.642,89</text:p>
          </table:table-cell>
          <table:table-cell office:value-type="float" office:value="168" table:style-name="ce1">
            <text:p>168</text:p>
          </table:table-cell>
          <table:table-cell office:value-type="float" office:value="100.45" table:style-name="ce1">
            <text:p>100,45</text:p>
          </table:table-cell>
          <table:table-cell office:value-type="float" office:value="5498.24" table:style-name="ce2">
            <text:p>5.498,24</text:p>
          </table:table-cell>
          <table:table-cell office:value-type="float" office:value="39" table:style-name="ce1">
            <text:p>39</text:p>
          </table:table-cell>
          <table:table-cell office:value-type="float" office:value="16.79" table:style-name="ce1">
            <text:p>16,79</text:p>
          </table:table-cell>
          <table:table-cell office:value-type="float" office:value="897.21" table:style-name="ce1">
            <text:p>897,21</text:p>
          </table:table-cell>
          <table:table-cell office:value-type="float" office:value="49" table:style-name="ce1">
            <text:p>49</text:p>
          </table:table-cell>
          <table:table-cell office:value-type="float" office:value="25.73" table:style-name="ce1">
            <text:p>25,73</text:p>
          </table:table-cell>
          <table:table-cell office:value-type="float" office:value="1384.35" table:style-name="ce2">
            <text:p>1.384,35</text:p>
          </table:table-cell>
          <table:table-cell office:value-type="float" office:value="128" table:style-name="ce1">
            <text:p>128</text:p>
          </table:table-cell>
          <table:table-cell office:value-type="float" office:value="85.37" table:style-name="ce1">
            <text:p>85,37</text:p>
          </table:table-cell>
          <table:table-cell office:value-type="float" office:value="4722.45" table:style-name="ce2">
            <text:p>4.722,45</text:p>
          </table:table-cell>
          <table:table-cell office:value-type="float" office:value="132" table:style-name="ce1">
            <text:p>132</text:p>
          </table:table-cell>
          <table:table-cell office:value-type="float" office:value="68.48" table:style-name="ce1">
            <text:p>68,48</text:p>
          </table:table-cell>
          <table:table-cell office:value-type="float" office:value="3954.2" table:style-name="ce2">
            <text:p>3.954,2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2" table:style-name="ce1">
            <text:p>2</text:p>
          </table:table-cell>
          <table:table-cell office:value-type="float" office:value="3.14" table:style-name="ce1">
            <text:p>3,14</text:p>
          </table:table-cell>
          <table:table-cell office:value-type="float" office:value="277.86" table:style-name="ce1">
            <text:p>277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0.1" table:style-name="ce1">
            <text:p>30,1</text:p>
          </table:table-cell>
          <table:table-cell office:value-type="float" office:value="2333.96" table:style-name="ce2">
            <text:p>2.333,96</text:p>
          </table:table-cell>
          <table:table-cell office:value-type="float" office:value="34" table:style-name="ce1">
            <text:p>34</text:p>
          </table:table-cell>
          <table:table-cell office:value-type="float" office:value="97.27" table:style-name="ce1">
            <text:p>97,27</text:p>
          </table:table-cell>
          <table:table-cell office:value-type="float" office:value="7554.03" table:style-name="ce2">
            <text:p>7.554,03</text:p>
          </table:table-cell>
          <table:table-cell office:value-type="float" office:value="7" table:style-name="ce1">
            <text:p>7</text:p>
          </table:table-cell>
          <table:table-cell office:value-type="float" office:value="85" table:style-name="ce1">
            <text:p>85</text:p>
          </table:table-cell>
          <table:table-cell office:value-type="float" office:value="6251.74" table:style-name="ce2">
            <text:p>6.251,74</text:p>
          </table:table-cell>
          <table:table-cell office:value-type="float" office:value="4" table:style-name="ce1">
            <text:p>4</text:p>
          </table:table-cell>
          <table:table-cell office:value-type="float" office:value="2.96" table:style-name="ce1">
            <text:p>2,96</text:p>
          </table:table-cell>
          <table:table-cell office:value-type="float" office:value="293.98" table:style-name="ce1">
            <text:p>293,98</text:p>
          </table:table-cell>
          <table:table-cell office:value-type="float" office:value="1" table:style-name="ce1">
            <text:p>1</text:p>
          </table:table-cell>
          <table:table-cell office:value-type="float" office:value="2.34" table:style-name="ce1">
            <text:p>2,34</text:p>
          </table:table-cell>
          <table:table-cell office:value-type="float" office:value="186.77" table:style-name="ce1">
            <text:p>186,77</text:p>
          </table:table-cell>
          <table:table-cell office:value-type="float" office:value="10" table:style-name="ce1">
            <text:p>10</text:p>
          </table:table-cell>
          <table:table-cell office:value-type="float" office:value="23.21" table:style-name="ce1">
            <text:p>23,21</text:p>
          </table:table-cell>
          <table:table-cell office:value-type="float" office:value="1952.35" table:style-name="ce2">
            <text:p>1.952,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.37" table:style-name="ce1">
            <text:p>1,37</text:p>
          </table:table-cell>
          <table:table-cell office:value-type="float" office:value="125.41" table:style-name="ce1">
            <text:p>125,4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205.08" table:style-name="ce1">
            <text:p>205,08</text:p>
          </table:table-cell>
          <table:table-cell office:value-type="float" office:value="15137.61" table:style-name="ce2">
            <text:p>15.137,6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518" table:style-name="ce1">
            <text:p>518</text:p>
          </table:table-cell>
          <table:table-cell office:value-type="float" office:value="51.36" table:style-name="ce1">
            <text:p>51,36</text:p>
          </table:table-cell>
          <table:table-cell office:value-type="float" office:value="3065.32" table:style-name="ce2">
            <text:p>3.065,32</text:p>
          </table:table-cell>
          <table:table-cell office:value-type="float" office:value="850" table:style-name="ce1">
            <text:p>850</text:p>
          </table:table-cell>
          <table:table-cell office:value-type="float" office:value="194.77" table:style-name="ce1">
            <text:p>194,77</text:p>
          </table:table-cell>
          <table:table-cell office:value-type="float" office:value="10568" table:style-name="ce2">
            <text:p>10.568,00</text:p>
          </table:table-cell>
          <table:table-cell office:value-type="float" office:value="828" table:style-name="ce1">
            <text:p>828</text:p>
          </table:table-cell>
          <table:table-cell office:value-type="float" office:value="161.02000000000001" table:style-name="ce1">
            <text:p>161,02</text:p>
          </table:table-cell>
          <table:table-cell office:value-type="float" office:value="9029.3700000000008" table:style-name="ce2">
            <text:p>9.029,37</text:p>
          </table:table-cell>
          <table:table-cell office:value-type="float" office:value="393" table:style-name="ce1">
            <text:p>393</text:p>
          </table:table-cell>
          <table:table-cell office:value-type="float" office:value="322.83999999999997" table:style-name="ce1">
            <text:p>322,84</text:p>
          </table:table-cell>
          <table:table-cell office:value-type="float" office:value="31385.19" table:style-name="ce2">
            <text:p>31.385,19</text:p>
          </table:table-cell>
          <table:table-cell office:value-type="float" office:value="818" table:style-name="ce1">
            <text:p>818</text:p>
          </table:table-cell>
          <table:table-cell office:value-type="float" office:value="204.17" table:style-name="ce1">
            <text:p>204,17</text:p>
          </table:table-cell>
          <table:table-cell office:value-type="float" office:value="11428.64" table:style-name="ce2">
            <text:p>11.428,64</text:p>
          </table:table-cell>
          <table:table-cell office:value-type="float" office:value="252" table:style-name="ce1">
            <text:p>252</text:p>
          </table:table-cell>
          <table:table-cell office:value-type="float" office:value="56.53" table:style-name="ce1">
            <text:p>56,53</text:p>
          </table:table-cell>
          <table:table-cell office:value-type="float" office:value="3124.98" table:style-name="ce2">
            <text:p>3.124,98</text:p>
          </table:table-cell>
          <table:table-cell office:value-type="float" office:value="570" table:style-name="ce1">
            <text:p>570</text:p>
          </table:table-cell>
          <table:table-cell office:value-type="float" office:value="158.44999999999999" table:style-name="ce1">
            <text:p>158,45</text:p>
          </table:table-cell>
          <table:table-cell office:value-type="float" office:value="8815.61" table:style-name="ce2">
            <text:p>8.815,61</text:p>
          </table:table-cell>
          <table:table-cell office:value-type="float" office:value="249" table:style-name="ce1">
            <text:p>249</text:p>
          </table:table-cell>
          <table:table-cell office:value-type="float" office:value="66.91" table:style-name="ce1">
            <text:p>66,91</text:p>
          </table:table-cell>
          <table:table-cell office:value-type="float" office:value="3649.5" table:style-name="ce2">
            <text:p>3.649,50</text:p>
          </table:table-cell>
          <table:table-cell office:value-type="float" office:value="240" table:style-name="ce1">
            <text:p>240</text:p>
          </table:table-cell>
          <table:table-cell office:value-type="float" office:value="75.5" table:style-name="ce1">
            <text:p>75,5</text:p>
          </table:table-cell>
          <table:table-cell office:value-type="float" office:value="4110.8" table:style-name="ce2">
            <text:p>4.110,80</text:p>
          </table:table-cell>
          <table:table-cell office:value-type="float" office:value="1006" table:style-name="ce3">
            <text:p>1.006</text:p>
          </table:table-cell>
          <table:table-cell office:value-type="float" office:value="227.5" table:style-name="ce1">
            <text:p>227,5</text:p>
          </table:table-cell>
          <table:table-cell office:value-type="float" office:value="12695.43" table:style-name="ce2">
            <text:p>12.695,43</text:p>
          </table:table-cell>
          <table:table-cell office:value-type="float" office:value="762" table:style-name="ce1">
            <text:p>762</text:p>
          </table:table-cell>
          <table:table-cell office:value-type="float" office:value="119.18" table:style-name="ce1">
            <text:p>119,18</text:p>
          </table:table-cell>
          <table:table-cell office:value-type="float" office:value="6692.42" table:style-name="ce2">
            <text:p>6.692,4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2" table:style-name="ce1">
            <text:p>2</text:p>
          </table:table-cell>
          <table:table-cell office:value-type="float" office:value="5.5" table:style-name="ce1">
            <text:p>5,5</text:p>
          </table:table-cell>
          <table:table-cell office:value-type="float" office:value="455.18" table:style-name="ce1">
            <text:p>455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1.78" table:style-name="ce1">
            <text:p>11,78</text:p>
          </table:table-cell>
          <table:table-cell office:value-type="float" office:value="1059.04" table:style-name="ce2">
            <text:p>1.059,04</text:p>
          </table:table-cell>
          <table:table-cell office:value-type="float" office:value="55" table:style-name="ce1">
            <text:p>55</text:p>
          </table:table-cell>
          <table:table-cell office:value-type="float" office:value="123.06" table:style-name="ce1">
            <text:p>123,06</text:p>
          </table:table-cell>
          <table:table-cell office:value-type="float" office:value="9592.85" table:style-name="ce2">
            <text:p>9.592,85</text:p>
          </table:table-cell>
          <table:table-cell office:value-type="float" office:value="5" table:style-name="ce1">
            <text:p>5</text:p>
          </table:table-cell>
          <table:table-cell office:value-type="float" office:value="5.79" table:style-name="ce1">
            <text:p>5,79</text:p>
          </table:table-cell>
          <table:table-cell office:value-type="float" office:value="587.63" table:style-name="ce1">
            <text:p>587,63</text:p>
          </table:table-cell>
          <table:table-cell office:value-type="float" office:value="8" table:style-name="ce1">
            <text:p>8</text:p>
          </table:table-cell>
          <table:table-cell office:value-type="float" office:value="10.8" table:style-name="ce1">
            <text:p>10,8</text:p>
          </table:table-cell>
          <table:table-cell office:value-type="float" office:value="998.49" table:style-name="ce1">
            <text:p>998,49</text:p>
          </table:table-cell>
          <table:table-cell office:value-type="float" office:value="7" table:style-name="ce1">
            <text:p>7</text:p>
          </table:table-cell>
          <table:table-cell office:value-type="float" office:value="15.86" table:style-name="ce1">
            <text:p>15,86</text:p>
          </table:table-cell>
          <table:table-cell office:value-type="float" office:value="1331.75" table:style-name="ce2">
            <text:p>1.331,75</text:p>
          </table:table-cell>
          <table:table-cell office:value-type="float" office:value="19" table:style-name="ce1">
            <text:p>19</text:p>
          </table:table-cell>
          <table:table-cell office:value-type="float" office:value="55.67" table:style-name="ce1">
            <text:p>55,67</text:p>
          </table:table-cell>
          <table:table-cell office:value-type="float" office:value="4457.3999999999996" table:style-name="ce2">
            <text:p>4.457,40</text:p>
          </table:table-cell>
          <table:table-cell office:value-type="float" office:value="2" table:style-name="ce1">
            <text:p>2</text:p>
          </table:table-cell>
          <table:table-cell office:value-type="float" office:value="2.09" table:style-name="ce1">
            <text:p>2,09</text:p>
          </table:table-cell>
          <table:table-cell office:value-type="float" office:value="166.97" table:style-name="ce1">
            <text:p>166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.79" table:style-name="ce1">
            <text:p>3,79</text:p>
          </table:table-cell>
          <table:table-cell office:value-type="float" office:value="441" table:style-name="ce1">
            <text:p>44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114.67" table:style-name="ce1">
            <text:p>114,67</text:p>
          </table:table-cell>
          <table:table-cell office:value-type="float" office:value="9009.4" table:style-name="ce2">
            <text:p>9.009,4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0.27" table:style-name="ce1">
            <text:p>30,27</text:p>
          </table:table-cell>
          <table:table-cell office:value-type="float" office:value="1219.94" table:style-name="ce2">
            <text:p>1.219,94</text:p>
          </table:table-cell>
          <table:table-cell office:value-type="float" office:value="8" table:style-name="ce1">
            <text:p>8</text:p>
          </table:table-cell>
          <table:table-cell office:value-type="float" office:value="7.85" table:style-name="ce1">
            <text:p>7,85</text:p>
          </table:table-cell>
          <table:table-cell office:value-type="float" office:value="319.60000000000002" table:style-name="ce1">
            <text:p>319,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9.49" table:style-name="ce1">
            <text:p>9,49</text:p>
          </table:table-cell>
          <table:table-cell office:value-type="float" office:value="386.56" table:style-name="ce1">
            <text:p>386,56</text:p>
          </table:table-cell>
          <table:table-cell office:value-type="float" office:value="1" table:style-name="ce1">
            <text:p>1</text:p>
          </table:table-cell>
          <table:table-cell office:value-type="float" office:value="33.049999999999997" table:style-name="ce1">
            <text:p>33,05</text:p>
          </table:table-cell>
          <table:table-cell office:value-type="float" office:value="1322.5" table:style-name="ce2">
            <text:p>1.322,50</text:p>
          </table:table-cell>
          <table:table-cell office:value-type="float" office:value="10" table:style-name="ce1">
            <text:p>10</text:p>
          </table:table-cell>
          <table:table-cell office:value-type="float" office:value="6.23" table:style-name="ce1">
            <text:p>6,23</text:p>
          </table:table-cell>
          <table:table-cell office:value-type="float" office:value="231.76" table:style-name="ce1">
            <text:p>231,76</text:p>
          </table:table-cell>
          <table:table-cell office:value-type="float" office:value="7" table:style-name="ce1">
            <text:p>7</text:p>
          </table:table-cell>
          <table:table-cell office:value-type="float" office:value="45.13" table:style-name="ce1">
            <text:p>45,13</text:p>
          </table:table-cell>
          <table:table-cell office:value-type="float" office:value="1849.62" table:style-name="ce2">
            <text:p>1.849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4.31" table:style-name="ce1">
            <text:p>24,31</text:p>
          </table:table-cell>
          <table:table-cell office:value-type="float" office:value="982.82" table:style-name="ce1">
            <text:p>982,82</text:p>
          </table:table-cell>
          <table:table-cell office:value-type="float" office:value="53" table:style-name="ce1">
            <text:p>53</text:p>
          </table:table-cell>
          <table:table-cell office:value-type="float" office:value="38.369999999999997" table:style-name="ce1">
            <text:p>38,37</text:p>
          </table:table-cell>
          <table:table-cell office:value-type="float" office:value="1571.98" table:style-name="ce2">
            <text:p>1.571,9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9.809999999999999" table:style-name="ce1">
            <text:p>19,81</text:p>
          </table:table-cell>
          <table:table-cell office:value-type="float" office:value="1681.67" table:style-name="ce2">
            <text:p>1.681,67</text:p>
          </table:table-cell>
          <table:table-cell office:value-type="float" office:value="9" table:style-name="ce1">
            <text:p>9</text:p>
          </table:table-cell>
          <table:table-cell office:value-type="float" office:value="49.06" table:style-name="ce1">
            <text:p>49,06</text:p>
          </table:table-cell>
          <table:table-cell office:value-type="float" office:value="4604.01" table:style-name="ce2">
            <text:p>4.604,01</text:p>
          </table:table-cell>
          <table:table-cell office:value-type="float" office:value="53" table:style-name="ce1">
            <text:p>53</text:p>
          </table:table-cell>
          <table:table-cell office:value-type="float" office:value="109.5" table:style-name="ce1">
            <text:p>109,5</text:p>
          </table:table-cell>
          <table:table-cell office:value-type="float" office:value="9918.17" table:style-name="ce2">
            <text:p>9.918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1.39" table:style-name="ce1">
            <text:p>31,39</text:p>
          </table:table-cell>
          <table:table-cell office:value-type="float" office:value="2676.05" table:style-name="ce2">
            <text:p>2.676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.56" table:style-name="ce1">
            <text:p>7,56</text:p>
          </table:table-cell>
          <table:table-cell office:value-type="float" office:value="588.23" table:style-name="ce1">
            <text:p>588,23</text:p>
          </table:table-cell>
          <table:table-cell office:value-type="float" office:value="28" table:style-name="ce1">
            <text:p>28</text:p>
          </table:table-cell>
          <table:table-cell office:value-type="float" office:value="12.79" table:style-name="ce1">
            <text:p>12,79</text:p>
          </table:table-cell>
          <table:table-cell office:value-type="float" office:value="1483.2" table:style-name="ce2">
            <text:p>1.483,2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50.98" table:style-name="ce1">
            <text:p>50,98</text:p>
          </table:table-cell>
          <table:table-cell office:value-type="float" office:value="4320.43" table:style-name="ce2">
            <text:p>4.320,4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4 (BT / Bombeo de Agua para Servicio Públic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8.21" table:style-name="ce1">
            <text:p>18,21</text:p>
          </table:table-cell>
          <table:table-cell office:value-type="float" office:value="1198.83" table:style-name="ce2">
            <text:p>1.198,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8.48" table:style-name="ce1">
            <text:p>28,48</text:p>
          </table:table-cell>
          <table:table-cell office:value-type="float" office:value="1916.42" table:style-name="ce2">
            <text:p>1.916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3.770000000000003" table:style-name="ce1">
            <text:p>33,77</text:p>
          </table:table-cell>
          <table:table-cell office:value-type="float" office:value="2226.85" table:style-name="ce2">
            <text:p>2.226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36.979999999999997" table:style-name="ce1">
            <text:p>36,98</text:p>
          </table:table-cell>
          <table:table-cell office:value-type="float" office:value="2434.8000000000002" table:style-name="ce2">
            <text:p>2.434,80</text:p>
          </table:table-cell>
          <table:table-cell office:value-type="float" office:value="12" table:style-name="ce1">
            <text:p>12</text:p>
          </table:table-cell>
          <table:table-cell office:value-type="float" office:value="9.92" table:style-name="ce1">
            <text:p>9,92</text:p>
          </table:table-cell>
          <table:table-cell office:value-type="float" office:value="650.04" table:style-name="ce1">
            <text:p>650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0 (B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71.709999999999994" table:style-name="ce1">
            <text:p>71,71</text:p>
          </table:table-cell>
          <table:table-cell office:value-type="float" office:value="4668.1099999999997" table:style-name="ce2">
            <text:p>4.668,11</text:p>
          </table:table-cell>
          <table:table-cell office:value-type="float" office:value="1" table:style-name="ce1">
            <text:p>1</text:p>
          </table:table-cell>
          <table:table-cell office:value-type="float" office:value="72.36" table:style-name="ce1">
            <text:p>72,36</text:p>
          </table:table-cell>
          <table:table-cell office:value-type="float" office:value="4446.58" table:style-name="ce2">
            <text:p>4.446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5199999999999996" table:style-name="ce1">
            <text:p>4,52</text:p>
          </table:table-cell>
          <table:table-cell office:value-type="float" office:value="405.7" table:style-name="ce1">
            <text:p>405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849.57" table:style-name="ce1">
            <text:p>849,57</text:p>
          </table:table-cell>
          <table:table-cell office:value-type="float" office:value="53274.35" table:style-name="ce2">
            <text:p>53.274,3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1 (BT / Comer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3.42" table:style-name="ce1">
            <text:p>3,42</text:p>
          </table:table-cell>
          <table:table-cell office:value-type="float" office:value="388.61" table:style-name="ce1">
            <text:p>388,61</text:p>
          </table:table-cell>
          <table:table-cell office:value-type="float" office:value="234" table:style-name="ce1">
            <text:p>234</text:p>
          </table:table-cell>
          <table:table-cell office:value-type="float" office:value="122.77" table:style-name="ce1">
            <text:p>122,77</text:p>
          </table:table-cell>
          <table:table-cell office:value-type="float" office:value="12499.01" table:style-name="ce2">
            <text:p>12.499,01</text:p>
          </table:table-cell>
          <table:table-cell office:value-type="float" office:value="42" table:style-name="ce1">
            <text:p>42</text:p>
          </table:table-cell>
          <table:table-cell office:value-type="float" office:value="29.84" table:style-name="ce1">
            <text:p>29,84</text:p>
          </table:table-cell>
          <table:table-cell office:value-type="float" office:value="3198.51" table:style-name="ce2">
            <text:p>3.198,51</text:p>
          </table:table-cell>
          <table:table-cell office:value-type="float" office:value="13" table:style-name="ce1">
            <text:p>13</text:p>
          </table:table-cell>
          <table:table-cell office:value-type="float" office:value="5.85" table:style-name="ce1">
            <text:p>5,85</text:p>
          </table:table-cell>
          <table:table-cell office:value-type="float" office:value="595.33000000000004" table:style-name="ce1">
            <text:p>595,33</text:p>
          </table:table-cell>
          <table:table-cell office:value-type="float" office:value="10" table:style-name="ce1">
            <text:p>10</text:p>
          </table:table-cell>
          <table:table-cell office:value-type="float" office:value="3.8" table:style-name="ce1">
            <text:p>3,8</text:p>
          </table:table-cell>
          <table:table-cell office:value-type="float" office:value="382.53" table:style-name="ce1">
            <text:p>382,53</text:p>
          </table:table-cell>
          <table:table-cell office:value-type="float" office:value="26" table:style-name="ce1">
            <text:p>26</text:p>
          </table:table-cell>
          <table:table-cell office:value-type="float" office:value="10.8" table:style-name="ce1">
            <text:p>10,8</text:p>
          </table:table-cell>
          <table:table-cell office:value-type="float" office:value="1099.6600000000001" table:style-name="ce2">
            <text:p>1.099,66</text:p>
          </table:table-cell>
          <table:table-cell office:value-type="float" office:value="56" table:style-name="ce1">
            <text:p>56</text:p>
          </table:table-cell>
          <table:table-cell office:value-type="float" office:value="13.53" table:style-name="ce1">
            <text:p>13,53</text:p>
          </table:table-cell>
          <table:table-cell office:value-type="float" office:value="1403.4" table:style-name="ce2">
            <text:p>1.403,40</text:p>
          </table:table-cell>
          <table:table-cell office:value-type="float" office:value="4" table:style-name="ce1">
            <text:p>4</text:p>
          </table:table-cell>
          <table:table-cell office:value-type="float" office:value="0.7" table:style-name="ce1">
            <text:p>0,7</text:p>
          </table:table-cell>
          <table:table-cell office:value-type="float" office:value="72.489999999999995" table:style-name="ce1">
            <text:p>72,49</text:p>
          </table:table-cell>
          <table:table-cell office:value-type="float" office:value="72" table:style-name="ce1">
            <text:p>72</text:p>
          </table:table-cell>
          <table:table-cell office:value-type="float" office:value="19.420000000000002" table:style-name="ce1">
            <text:p>19,42</text:p>
          </table:table-cell>
          <table:table-cell office:value-type="float" office:value="2002.36" table:style-name="ce2">
            <text:p>2.002,36</text:p>
          </table:table-cell>
          <table:table-cell office:value-type="float" office:value="4" table:style-name="ce1">
            <text:p>4</text:p>
          </table:table-cell>
          <table:table-cell office:value-type="float" office:value="0.53" table:style-name="ce1">
            <text:p>0,53</text:p>
          </table:table-cell>
          <table:table-cell office:value-type="float" office:value="53.95" table:style-name="ce1">
            <text:p>53,9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49" table:style-name="ce1">
            <text:p>0,49</text:p>
          </table:table-cell>
          <table:table-cell office:value-type="float" office:value="108.83" table:style-name="ce1">
            <text:p>108,83</text:p>
          </table:table-cell>
          <table:table-cell office:value-type="float" office:value="4" table:style-name="ce1">
            <text:p>4</text:p>
          </table:table-cell>
          <table:table-cell office:value-type="float" office:value="18.489999999999998" table:style-name="ce1">
            <text:p>18,49</text:p>
          </table:table-cell>
          <table:table-cell office:value-type="float" office:value="2256.83" table:style-name="ce2">
            <text:p>2.256,83</text:p>
          </table:table-cell>
          <table:table-cell office:value-type="float" office:value="6" table:style-name="ce1">
            <text:p>6</text:p>
          </table:table-cell>
          <table:table-cell office:value-type="float" office:value="18.2" table:style-name="ce1">
            <text:p>18,2</text:p>
          </table:table-cell>
          <table:table-cell office:value-type="float" office:value="2843.4" table:style-name="ce2">
            <text:p>2.843,40</text:p>
          </table:table-cell>
          <table:table-cell office:value-type="float" office:value="1" table:style-name="ce1">
            <text:p>1</text:p>
          </table:table-cell>
          <table:table-cell office:value-type="float" office:value="2.94" table:style-name="ce1">
            <text:p>2,94</text:p>
          </table:table-cell>
          <table:table-cell office:value-type="float" office:value="371.28" table:style-name="ce1">
            <text:p>371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82" table:style-name="ce1">
            <text:p>2,82</text:p>
          </table:table-cell>
          <table:table-cell office:value-type="float" office:value="303.11" table:style-name="ce1">
            <text:p>303,11</text:p>
          </table:table-cell>
          <table:table-cell office:value-type="float" office:value="3" table:style-name="ce1">
            <text:p>3</text:p>
          </table:table-cell>
          <table:table-cell office:value-type="float" office:value="9.06" table:style-name="ce1">
            <text:p>9,06</text:p>
          </table:table-cell>
          <table:table-cell office:value-type="float" office:value="949.79" table:style-name="ce1">
            <text:p>949,7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.27" table:style-name="ce1">
            <text:p>6,27</text:p>
          </table:table-cell>
          <table:table-cell office:value-type="float" office:value="603.15" table:style-name="ce1">
            <text:p>603,1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9 (BT / Culto Religios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.11" table:style-name="ce1">
            <text:p>0,11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3" table:style-name="ce1">
            <text:p>0,53</text:p>
          </table:table-cell>
          <table:table-cell office:value-type="float" office:value="26.57" table:style-name="ce1">
            <text:p>26,57</text:p>
          </table:table-cell>
          <table:table-cell office:value-type="float" office:value="1" table:style-name="ce1">
            <text:p>1</text:p>
          </table:table-cell>
          <table:table-cell office:value-type="float" office:value="0.15" table:style-name="ce1">
            <text:p>0,15</text:p>
          </table:table-cell>
          <table:table-cell office:value-type="float" office:value="6.54" table:style-name="ce1">
            <text:p>6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13.23" table:style-name="ce1">
            <text:p>13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.25" table:style-name="ce1">
            <text:p>0,25</text:p>
          </table:table-cell>
          <table:table-cell office:value-type="float" office:value="18.55" table:style-name="ce1">
            <text:p>18,5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,96</text:p>
          </table:table-cell>
          <table:table-cell office:value-type="float" office:value="77.09" table:style-name="ce1">
            <text:p>77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5 (BT / Entidades Oficiales)</text:p>
          </table:table-cell>
          <table:table-cell office:value-type="float" office:value="346" table:style-name="ce1">
            <text:p>346</text:p>
          </table:table-cell>
          <table:table-cell office:value-type="float" office:value="95.11" table:style-name="ce1">
            <text:p>95,11</text:p>
          </table:table-cell>
          <table:table-cell office:value-type="float" office:value="8983.98" table:style-name="ce2">
            <text:p>8.983,98</text:p>
          </table:table-cell>
          <table:table-cell office:value-type="float" office:value="1019" table:style-name="ce3">
            <text:p>1.019</text:p>
          </table:table-cell>
          <table:table-cell office:value-type="float" office:value="354.36" table:style-name="ce1">
            <text:p>354,36</text:p>
          </table:table-cell>
          <table:table-cell office:value-type="float" office:value="32728.38" table:style-name="ce2">
            <text:p>32.728,38</text:p>
          </table:table-cell>
          <table:table-cell office:value-type="float" office:value="407" table:style-name="ce1">
            <text:p>407</text:p>
          </table:table-cell>
          <table:table-cell office:value-type="float" office:value="154.41999999999999" table:style-name="ce1">
            <text:p>154,42</text:p>
          </table:table-cell>
          <table:table-cell office:value-type="float" office:value="14268.82" table:style-name="ce2">
            <text:p>14.268,82</text:p>
          </table:table-cell>
          <table:table-cell office:value-type="float" office:value="1377" table:style-name="ce3">
            <text:p>1.377</text:p>
          </table:table-cell>
          <table:table-cell office:value-type="float" office:value="966.72" table:style-name="ce1">
            <text:p>966,72</text:p>
          </table:table-cell>
          <table:table-cell office:value-type="float" office:value="93585.03" table:style-name="ce2">
            <text:p>93.585,03</text:p>
          </table:table-cell>
          <table:table-cell office:value-type="float" office:value="638" table:style-name="ce1">
            <text:p>638</text:p>
          </table:table-cell>
          <table:table-cell office:value-type="float" office:value="411.4" table:style-name="ce1">
            <text:p>411,4</text:p>
          </table:table-cell>
          <table:table-cell office:value-type="float" office:value="37365.57" table:style-name="ce2">
            <text:p>37.365,57</text:p>
          </table:table-cell>
          <table:table-cell office:value-type="float" office:value="267" table:style-name="ce1">
            <text:p>267</text:p>
          </table:table-cell>
          <table:table-cell office:value-type="float" office:value="139.72" table:style-name="ce1">
            <text:p>139,72</text:p>
          </table:table-cell>
          <table:table-cell office:value-type="float" office:value="12829.01" table:style-name="ce2">
            <text:p>12.829,01</text:p>
          </table:table-cell>
          <table:table-cell office:value-type="float" office:value="545" table:style-name="ce1">
            <text:p>545</text:p>
          </table:table-cell>
          <table:table-cell office:value-type="float" office:value="310.01" table:style-name="ce1">
            <text:p>310,01</text:p>
          </table:table-cell>
          <table:table-cell office:value-type="float" office:value="27885.24" table:style-name="ce2">
            <text:p>27.885,24</text:p>
          </table:table-cell>
          <table:table-cell office:value-type="float" office:value="349" table:style-name="ce1">
            <text:p>349</text:p>
          </table:table-cell>
          <table:table-cell office:value-type="float" office:value="239.96" table:style-name="ce1">
            <text:p>239,96</text:p>
          </table:table-cell>
          <table:table-cell office:value-type="float" office:value="22337.02" table:style-name="ce2">
            <text:p>22.337,02</text:p>
          </table:table-cell>
          <table:table-cell office:value-type="float" office:value="605" table:style-name="ce1">
            <text:p>605</text:p>
          </table:table-cell>
          <table:table-cell office:value-type="float" office:value="485.11" table:style-name="ce1">
            <text:p>485,11</text:p>
          </table:table-cell>
          <table:table-cell office:value-type="float" office:value="44726.17" table:style-name="ce2">
            <text:p>44.726,17</text:p>
          </table:table-cell>
          <table:table-cell office:value-type="float" office:value="682" table:style-name="ce1">
            <text:p>682</text:p>
          </table:table-cell>
          <table:table-cell office:value-type="float" office:value="466.94" table:style-name="ce1">
            <text:p>466,94</text:p>
          </table:table-cell>
          <table:table-cell office:value-type="float" office:value="42898.3" table:style-name="ce2">
            <text:p>42.898,30</text:p>
          </table:table-cell>
          <table:table-cell office:value-type="float" office:value="284" table:style-name="ce1">
            <text:p>284</text:p>
          </table:table-cell>
          <table:table-cell office:value-type="float" office:value="142.29" table:style-name="ce1">
            <text:p>142,29</text:p>
          </table:table-cell>
          <table:table-cell office:value-type="float" office:value="13102.22" table:style-name="ce2">
            <text:p>13.102,2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7 (BT / Entidades Oficiales con Demanda)</text:p>
          </table:table-cell>
          <table:table-cell office:value-type="float" office:value="11" table:style-name="ce1">
            <text:p>11</text:p>
          </table:table-cell>
          <table:table-cell office:value-type="float" office:value="36.659999999999997" table:style-name="ce1">
            <text:p>36,66</text:p>
          </table:table-cell>
          <table:table-cell office:value-type="float" office:value="4289.1899999999996" table:style-name="ce2">
            <text:p>4.289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60.27" table:style-name="ce1">
            <text:p>60,27</text:p>
          </table:table-cell>
          <table:table-cell office:value-type="float" office:value="6194.29" table:style-name="ce2">
            <text:p>6.194,29</text:p>
          </table:table-cell>
          <table:table-cell office:value-type="float" office:value="310" table:style-name="ce1">
            <text:p>310</text:p>
          </table:table-cell>
          <table:table-cell office:value-type="float" office:value="813.23" table:style-name="ce1">
            <text:p>813,23</text:p>
          </table:table-cell>
          <table:table-cell office:value-type="float" office:value="82248.490000000005" table:style-name="ce2">
            <text:p>82.248,49</text:p>
          </table:table-cell>
          <table:table-cell office:value-type="float" office:value="74" table:style-name="ce1">
            <text:p>74</text:p>
          </table:table-cell>
          <table:table-cell office:value-type="float" office:value="130.12" table:style-name="ce1">
            <text:p>130,12</text:p>
          </table:table-cell>
          <table:table-cell office:value-type="float" office:value="14377.17" table:style-name="ce2">
            <text:p>14.377,17</text:p>
          </table:table-cell>
          <table:table-cell office:value-type="float" office:value="28" table:style-name="ce1">
            <text:p>28</text:p>
          </table:table-cell>
          <table:table-cell office:value-type="float" office:value="73.88" table:style-name="ce1">
            <text:p>73,88</text:p>
          </table:table-cell>
          <table:table-cell office:value-type="float" office:value="8122.11" table:style-name="ce2">
            <text:p>8.122,11</text:p>
          </table:table-cell>
          <table:table-cell office:value-type="float" office:value="91" table:style-name="ce1">
            <text:p>91</text:p>
          </table:table-cell>
          <table:table-cell office:value-type="float" office:value="211.63" table:style-name="ce1">
            <text:p>211,63</text:p>
          </table:table-cell>
          <table:table-cell office:value-type="float" office:value="21262.560000000001" table:style-name="ce2">
            <text:p>21.262,56</text:p>
          </table:table-cell>
          <table:table-cell office:value-type="float" office:value="55" table:style-name="ce1">
            <text:p>55</text:p>
          </table:table-cell>
          <table:table-cell office:value-type="float" office:value="199.72" table:style-name="ce1">
            <text:p>199,72</text:p>
          </table:table-cell>
          <table:table-cell office:value-type="float" office:value="20901.37" table:style-name="ce2">
            <text:p>20.901,37</text:p>
          </table:table-cell>
          <table:table-cell office:value-type="float" office:value="11" table:style-name="ce1">
            <text:p>11</text:p>
          </table:table-cell>
          <table:table-cell office:value-type="float" office:value="12.58" table:style-name="ce1">
            <text:p>12,58</text:p>
          </table:table-cell>
          <table:table-cell office:value-type="float" office:value="1487.98" table:style-name="ce2">
            <text:p>1.487,98</text:p>
          </table:table-cell>
          <table:table-cell office:value-type="float" office:value="3" table:style-name="ce1">
            <text:p>3</text:p>
          </table:table-cell>
          <table:table-cell office:value-type="float" office:value="7.46" table:style-name="ce1">
            <text:p>7,46</text:p>
          </table:table-cell>
          <table:table-cell office:value-type="float" office:value="732.44" table:style-name="ce1">
            <text:p>732,44</text:p>
          </table:table-cell>
          <table:table-cell office:value-type="float" office:value="29" table:style-name="ce1">
            <text:p>29</text:p>
          </table:table-cell>
          <table:table-cell office:value-type="float" office:value="24.32" table:style-name="ce1">
            <text:p>24,32</text:p>
          </table:table-cell>
          <table:table-cell office:value-type="float" office:value="2810.77" table:style-name="ce2">
            <text:p>2.810,7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5 (B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15" table:style-name="ce1">
            <text:p>3,15</text:p>
          </table:table-cell>
          <table:table-cell office:value-type="float" office:value="327.52" table:style-name="ce1">
            <text:p>327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5.82" table:style-name="ce1">
            <text:p>85,82</text:p>
          </table:table-cell>
          <table:table-cell office:value-type="float" office:value="8076.37" table:style-name="ce2">
            <text:p>8.076,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969.12" table:style-name="ce1">
            <text:p>969,12</text:p>
          </table:table-cell>
          <table:table-cell office:value-type="float" office:value="92800.71" table:style-name="ce2">
            <text:p>92.800,7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1" table:style-name="ce1">
            <text:p>1</text:p>
          </table:table-cell>
          <table:table-cell office:value-type="float" office:value="1.94" table:style-name="ce1">
            <text:p>1,94</text:p>
          </table:table-cell>
          <table:table-cell office:value-type="float" office:value="225.33" table:style-name="ce1">
            <text:p>225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.21" table:style-name="ce1">
            <text:p>2,21</text:p>
          </table:table-cell>
          <table:table-cell office:value-type="float" office:value="350.86" table:style-name="ce1">
            <text:p>350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6.93" table:style-name="ce1">
            <text:p>6,93</text:p>
          </table:table-cell>
          <table:table-cell office:value-type="float" office:value="771.33" table:style-name="ce1">
            <text:p>771,3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9" table:style-name="ce1">
            <text:p>3,9</text:p>
          </table:table-cell>
          <table:table-cell office:value-type="float" office:value="369.6" table:style-name="ce1">
            <text:p>369,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11" table:style-name="ce1">
            <text:p>11</text:p>
          </table:table-cell>
          <table:table-cell office:value-type="float" office:value="0.39" table:style-name="ce1">
            <text:p>0,39</text:p>
          </table:table-cell>
          <table:table-cell office:value-type="float" office:value="47.74" table:style-name="ce1">
            <text:p>47,74</text:p>
          </table:table-cell>
          <table:table-cell office:value-type="float" office:value="14" table:style-name="ce1">
            <text:p>14</text:p>
          </table:table-cell>
          <table:table-cell office:value-type="float" office:value="1.59" table:style-name="ce1">
            <text:p>1,59</text:p>
          </table:table-cell>
          <table:table-cell office:value-type="float" office:value="151.55000000000001" table:style-name="ce1">
            <text:p>151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.92" table:style-name="ce1">
            <text:p>2,92</text:p>
          </table:table-cell>
          <table:table-cell office:value-type="float" office:value="264.89" table:style-name="ce1">
            <text:p>264,89</text:p>
          </table:table-cell>
          <table:table-cell office:value-type="float" office:value="11" table:style-name="ce1">
            <text:p>11</text:p>
          </table:table-cell>
          <table:table-cell office:value-type="float" office:value="2.81" table:style-name="ce1">
            <text:p>2,81</text:p>
          </table:table-cell>
          <table:table-cell office:value-type="float" office:value="260.94" table:style-name="ce1">
            <text:p>260,94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,22</text:p>
          </table:table-cell>
          <table:table-cell office:value-type="float" office:value="19.29" table:style-name="ce1">
            <text:p>19,29</text:p>
          </table:table-cell>
          <table:table-cell office:value-type="float" office:value="11" table:style-name="ce1">
            <text:p>11</text:p>
          </table:table-cell>
          <table:table-cell office:value-type="float" office:value="6.8" table:style-name="ce1">
            <text:p>6,8</text:p>
          </table:table-cell>
          <table:table-cell office:value-type="float" office:value="630.82000000000005" table:style-name="ce1">
            <text:p>630,82</text:p>
          </table:table-cell>
          <table:table-cell office:value-type="float" office:value="11" table:style-name="ce1">
            <text:p>11</text:p>
          </table:table-cell>
          <table:table-cell office:value-type="float" office:value="1.83" table:style-name="ce1">
            <text:p>1,83</text:p>
          </table:table-cell>
          <table:table-cell office:value-type="float" office:value="168.4" table:style-name="ce1">
            <text:p>168,4</text:p>
          </table:table-cell>
          <table:table-cell office:value-type="float" office:value="6" table:style-name="ce1">
            <text:p>6</text:p>
          </table:table-cell>
          <table:table-cell office:value-type="float" office:value="0.24" table:style-name="ce1">
            <text:p>0,24</text:p>
          </table:table-cell>
          <table:table-cell office:value-type="float" office:value="27.73" table:style-name="ce1">
            <text:p>27,7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3 (BT / Bombeo de Agua)</text:p>
          </table:table-cell>
          <table:table-cell office:value-type="float" office:value="16" table:style-name="ce1">
            <text:p>16</text:p>
          </table:table-cell>
          <table:table-cell office:value-type="float" office:value="3.38" table:style-name="ce1">
            <text:p>3,38</text:p>
          </table:table-cell>
          <table:table-cell office:value-type="float" office:value="287.38" table:style-name="ce1">
            <text:p>287,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3" table:style-name="ce1">
            <text:p>3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189.81" table:style-name="ce1">
            <text:p>189,81</text:p>
          </table:table-cell>
          <table:table-cell office:value-type="float" office:value="1" table:style-name="ce1">
            <text:p>1</text:p>
          </table:table-cell>
          <table:table-cell office:value-type="float" office:value="3.38" table:style-name="ce1">
            <text:p>3,38</text:p>
          </table:table-cell>
          <table:table-cell office:value-type="float" office:value="302.87" table:style-name="ce1">
            <text:p>302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3099999999999996" table:style-name="ce1">
            <text:p>4,31</text:p>
          </table:table-cell>
          <table:table-cell office:value-type="float" office:value="354.07" table:style-name="ce1">
            <text:p>354,07</text:p>
          </table:table-cell>
          <table:table-cell office:value-type="float" office:value="14" table:style-name="ce1">
            <text:p>14</text:p>
          </table:table-cell>
          <table:table-cell office:value-type="float" office:value="15.77" table:style-name="ce1">
            <text:p>15,77</text:p>
          </table:table-cell>
          <table:table-cell office:value-type="float" office:value="1308.71" table:style-name="ce2">
            <text:p>1.308,71</text:p>
          </table:table-cell>
          <table:table-cell office:value-type="float" office:value="30" table:style-name="ce1">
            <text:p>30</text:p>
          </table:table-cell>
          <table:table-cell office:value-type="float" office:value="29.63" table:style-name="ce1">
            <text:p>29,63</text:p>
          </table:table-cell>
          <table:table-cell office:value-type="float" office:value="2443.61" table:style-name="ce2">
            <text:p>2.443,61</text:p>
          </table:table-cell>
          <table:table-cell office:value-type="float" office:value="6" table:style-name="ce1">
            <text:p>6</text:p>
          </table:table-cell>
          <table:table-cell office:value-type="float" office:value="5.01" table:style-name="ce1">
            <text:p>5,01</text:p>
          </table:table-cell>
          <table:table-cell office:value-type="float" office:value="410.3" table:style-name="ce1">
            <text:p>410,3</text:p>
          </table:table-cell>
          <table:table-cell office:value-type="float" office:value="24" table:style-name="ce1">
            <text:p>24</text:p>
          </table:table-cell>
          <table:table-cell office:value-type="float" office:value="20.25" table:style-name="ce1">
            <text:p>20,25</text:p>
          </table:table-cell>
          <table:table-cell office:value-type="float" office:value="1665.69" table:style-name="ce2">
            <text:p>1.665,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18" table:style-name="ce1">
            <text:p>0,18</text:p>
          </table:table-cell>
          <table:table-cell office:value-type="float" office:value="17.66" table:style-name="ce1">
            <text:p>17,66</text:p>
          </table:table-cell>
          <table:table-cell office:value-type="float" office:value="6" table:style-name="ce1">
            <text:p>6</text:p>
          </table:table-cell>
          <table:table-cell office:value-type="float" office:value="0.63" table:style-name="ce1">
            <text:p>0,63</text:p>
          </table:table-cell>
          <table:table-cell office:value-type="float" office:value="59.8" table:style-name="ce1">
            <text:p>59,8</text:p>
          </table:table-cell>
          <table:table-cell office:value-type="float" office:value="17" table:style-name="ce1">
            <text:p>17</text:p>
          </table:table-cell>
          <table:table-cell office:value-type="float" office:value="11.21" table:style-name="ce1">
            <text:p>11,21</text:p>
          </table:table-cell>
          <table:table-cell office:value-type="float" office:value="1095.4100000000001" table:style-name="ce2">
            <text:p>1.095,41</text:p>
          </table:table-cell>
          <table:table-cell office:value-type="float" office:value="10" table:style-name="ce1">
            <text:p>10</text:p>
          </table:table-cell>
          <table:table-cell office:value-type="float" office:value="11.11" table:style-name="ce1">
            <text:p>11,11</text:p>
          </table:table-cell>
          <table:table-cell office:value-type="float" office:value="1032.2" table:style-name="ce2">
            <text:p>1.032,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.13" table:style-name="ce1">
            <text:p>5,13</text:p>
          </table:table-cell>
          <table:table-cell office:value-type="float" office:value="564.03" table:style-name="ce1">
            <text:p>564,03</text:p>
          </table:table-cell>
          <table:table-cell office:value-type="float" office:value="2" table:style-name="ce1">
            <text:p>2</text:p>
          </table:table-cell>
          <table:table-cell office:value-type="float" office:value="0.46" table:style-name="ce1">
            <text:p>0,46</text:p>
          </table:table-cell>
          <table:table-cell office:value-type="float" office:value="140.53" table:style-name="ce1">
            <text:p>140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.85" table:style-name="ce1">
            <text:p>12,85</text:p>
          </table:table-cell>
          <table:table-cell office:value-type="float" office:value="1537.79" table:style-name="ce2">
            <text:p>1.537,7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14" table:style-name="ce1">
            <text:p>14</text:p>
          </table:table-cell>
          <table:table-cell office:value-type="float" office:value="107.52" table:style-name="ce1">
            <text:p>107,52</text:p>
          </table:table-cell>
          <table:table-cell office:value-type="float" office:value="8021.92" table:style-name="ce2">
            <text:p>8.021,92</text:p>
          </table:table-cell>
          <table:table-cell office:value-type="float" office:value="17" table:style-name="ce1">
            <text:p>17</text:p>
          </table:table-cell>
          <table:table-cell office:value-type="float" office:value="15.54" table:style-name="ce1">
            <text:p>15,54</text:p>
          </table:table-cell>
          <table:table-cell office:value-type="float" office:value="1336.92" table:style-name="ce2">
            <text:p>1.336,92</text:p>
          </table:table-cell>
          <table:table-cell office:value-type="float" office:value="17" table:style-name="ce1">
            <text:p>17</text:p>
          </table:table-cell>
          <table:table-cell office:value-type="float" office:value="130.61000000000001" table:style-name="ce1">
            <text:p>130,61</text:p>
          </table:table-cell>
          <table:table-cell office:value-type="float" office:value="10187.9" table:style-name="ce2">
            <text:p>10.187,90</text:p>
          </table:table-cell>
          <table:table-cell office:value-type="float" office:value="27" table:style-name="ce1">
            <text:p>27</text:p>
          </table:table-cell>
          <table:table-cell office:value-type="float" office:value="398.01" table:style-name="ce1">
            <text:p>398,01</text:p>
          </table:table-cell>
          <table:table-cell office:value-type="float" office:value="28908.81" table:style-name="ce2">
            <text:p>28.908,81</text:p>
          </table:table-cell>
          <table:table-cell office:value-type="float" office:value="27" table:style-name="ce1">
            <text:p>27</text:p>
          </table:table-cell>
          <table:table-cell office:value-type="float" office:value="274.41000000000003" table:style-name="ce1">
            <text:p>274,41</text:p>
          </table:table-cell>
          <table:table-cell office:value-type="float" office:value="21303.919999999998" table:style-name="ce2">
            <text:p>21.303,92</text:p>
          </table:table-cell>
          <table:table-cell office:value-type="float" office:value="27" table:style-name="ce1">
            <text:p>27</text:p>
          </table:table-cell>
          <table:table-cell office:value-type="float" office:value="235.23" table:style-name="ce1">
            <text:p>235,23</text:p>
          </table:table-cell>
          <table:table-cell office:value-type="float" office:value="17897.52" table:style-name="ce2">
            <text:p>17.897,52</text:p>
          </table:table-cell>
          <table:table-cell office:value-type="float" office:value="38" table:style-name="ce1">
            <text:p>38</text:p>
          </table:table-cell>
          <table:table-cell office:value-type="float" office:value="95.06" table:style-name="ce1">
            <text:p>95,06</text:p>
          </table:table-cell>
          <table:table-cell office:value-type="float" office:value="7867.05" table:style-name="ce2">
            <text:p>7.867,05</text:p>
          </table:table-cell>
          <table:table-cell office:value-type="float" office:value="9" table:style-name="ce1">
            <text:p>9</text:p>
          </table:table-cell>
          <table:table-cell office:value-type="float" office:value="191.2" table:style-name="ce1">
            <text:p>191,2</text:p>
          </table:table-cell>
          <table:table-cell office:value-type="float" office:value="14026.99" table:style-name="ce2">
            <text:p>14.026,99</text:p>
          </table:table-cell>
          <table:table-cell office:value-type="float" office:value="13" table:style-name="ce1">
            <text:p>13</text:p>
          </table:table-cell>
          <table:table-cell office:value-type="float" office:value="265.83" table:style-name="ce1">
            <text:p>265,83</text:p>
          </table:table-cell>
          <table:table-cell office:value-type="float" office:value="19924.25" table:style-name="ce2">
            <text:p>19.924,25</text:p>
          </table:table-cell>
          <table:table-cell office:value-type="float" office:value="17" table:style-name="ce1">
            <text:p>17</text:p>
          </table:table-cell>
          <table:table-cell office:value-type="float" office:value="103.05" table:style-name="ce1">
            <text:p>103,05</text:p>
          </table:table-cell>
          <table:table-cell office:value-type="float" office:value="7954.21" table:style-name="ce2">
            <text:p>7.954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061.06" table:style-name="ce2">
            <text:p>1.061,06</text:p>
          </table:table-cell>
          <table:table-cell office:value-type="float" office:value="72616.460000000006" table:style-name="ce2">
            <text:p>72.616,46</text:p>
          </table:table-cell>
          <table:table-cell office:value-type="float" office:value="8" table:style-name="ce1">
            <text:p>8</text:p>
          </table:table-cell>
          <table:table-cell office:value-type="float" office:value="806.43" table:style-name="ce1">
            <text:p>806,43</text:p>
          </table:table-cell>
          <table:table-cell office:value-type="float" office:value="53185.67" table:style-name="ce2">
            <text:p>53.185,67</text:p>
          </table:table-cell>
          <table:table-cell office:value-type="float" office:value="19" table:style-name="ce1">
            <text:p>19</text:p>
          </table:table-cell>
          <table:table-cell office:value-type="float" office:value="5179.29" table:style-name="ce2">
            <text:p>5.179,29</text:p>
          </table:table-cell>
          <table:table-cell office:value-type="float" office:value="316903.25" table:style-name="ce2">
            <text:p>316.903,25</text:p>
          </table:table-cell>
          <table:table-cell office:value-type="float" office:value="3" table:style-name="ce1">
            <text:p>3</text:p>
          </table:table-cell>
          <table:table-cell office:value-type="float" office:value="46.06" table:style-name="ce1">
            <text:p>46,06</text:p>
          </table:table-cell>
          <table:table-cell office:value-type="float" office:value="3165.02" table:style-name="ce2">
            <text:p>3.165,02</text:p>
          </table:table-cell>
          <table:table-cell office:value-type="float" office:value="3" table:style-name="ce1">
            <text:p>3</text:p>
          </table:table-cell>
          <table:table-cell office:value-type="float" office:value="303.38" table:style-name="ce1">
            <text:p>303,38</text:p>
          </table:table-cell>
          <table:table-cell office:value-type="float" office:value="20665.63" table:style-name="ce2">
            <text:p>20.665,63</text:p>
          </table:table-cell>
          <table:table-cell office:value-type="float" office:value="18" table:style-name="ce1">
            <text:p>18</text:p>
          </table:table-cell>
          <table:table-cell office:value-type="float" office:value="479.8" table:style-name="ce1">
            <text:p>479,8</text:p>
          </table:table-cell>
          <table:table-cell office:value-type="float" office:value="33501.06" table:style-name="ce2">
            <text:p>33.501,06</text:p>
          </table:table-cell>
          <table:table-cell office:value-type="float" office:value="1" table:style-name="ce1">
            <text:p>1</text:p>
          </table:table-cell>
          <table:table-cell office:value-type="float" office:value="344.4" table:style-name="ce1">
            <text:p>344,4</text:p>
          </table:table-cell>
          <table:table-cell office:value-type="float" office:value="23432.25" table:style-name="ce2">
            <text:p>23.432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96.94" table:style-name="ce1">
            <text:p>496,94</text:p>
          </table:table-cell>
          <table:table-cell office:value-type="float" office:value="33499.97" table:style-name="ce2">
            <text:p>33.499,97</text:p>
          </table:table-cell>
          <table:table-cell office:value-type="float" office:value="7" table:style-name="ce1">
            <text:p>7</text:p>
          </table:table-cell>
          <table:table-cell office:value-type="float" office:value="221.45" table:style-name="ce1">
            <text:p>221,45</text:p>
          </table:table-cell>
          <table:table-cell office:value-type="float" office:value="15242.8" table:style-name="ce2">
            <text:p>15.242,8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33" table:style-name="ce1">
            <text:p>33</text:p>
          </table:table-cell>
          <table:table-cell office:value-type="float" office:value="81.14" table:style-name="ce1">
            <text:p>81,14</text:p>
          </table:table-cell>
          <table:table-cell office:value-type="float" office:value="6183.92" table:style-name="ce2">
            <text:p>6.183,92</text:p>
          </table:table-cell>
          <table:table-cell office:value-type="float" office:value="42" table:style-name="ce1">
            <text:p>42</text:p>
          </table:table-cell>
          <table:table-cell office:value-type="float" office:value="41.46" table:style-name="ce1">
            <text:p>41,46</text:p>
          </table:table-cell>
          <table:table-cell office:value-type="float" office:value="3237.33" table:style-name="ce2">
            <text:p>3.237,33</text:p>
          </table:table-cell>
          <table:table-cell office:value-type="float" office:value="54" table:style-name="ce1">
            <text:p>54</text:p>
          </table:table-cell>
          <table:table-cell office:value-type="float" office:value="282.83999999999997" table:style-name="ce1">
            <text:p>282,84</text:p>
          </table:table-cell>
          <table:table-cell office:value-type="float" office:value="23074.43" table:style-name="ce2">
            <text:p>23.074,43</text:p>
          </table:table-cell>
          <table:table-cell office:value-type="float" office:value="56" table:style-name="ce1">
            <text:p>56</text:p>
          </table:table-cell>
          <table:table-cell office:value-type="float" office:value="936.29" table:style-name="ce1">
            <text:p>936,29</text:p>
          </table:table-cell>
          <table:table-cell office:value-type="float" office:value="66524.69" table:style-name="ce2">
            <text:p>66.524,69</text:p>
          </table:table-cell>
          <table:table-cell office:value-type="float" office:value="64" table:style-name="ce1">
            <text:p>64</text:p>
          </table:table-cell>
          <table:table-cell office:value-type="float" office:value="334.46" table:style-name="ce1">
            <text:p>334,46</text:p>
          </table:table-cell>
          <table:table-cell office:value-type="float" office:value="27748.48" table:style-name="ce2">
            <text:p>27.748,48</text:p>
          </table:table-cell>
          <table:table-cell office:value-type="float" office:value="29" table:style-name="ce1">
            <text:p>29</text:p>
          </table:table-cell>
          <table:table-cell office:value-type="float" office:value="72.92" table:style-name="ce1">
            <text:p>72,92</text:p>
          </table:table-cell>
          <table:table-cell office:value-type="float" office:value="6255.27" table:style-name="ce2">
            <text:p>6.255,27</text:p>
          </table:table-cell>
          <table:table-cell office:value-type="float" office:value="123" table:style-name="ce1">
            <text:p>123</text:p>
          </table:table-cell>
          <table:table-cell office:value-type="float" office:value="162.6" table:style-name="ce1">
            <text:p>162,6</text:p>
          </table:table-cell>
          <table:table-cell office:value-type="float" office:value="15117.43" table:style-name="ce2">
            <text:p>15.117,43</text:p>
          </table:table-cell>
          <table:table-cell office:value-type="float" office:value="14" table:style-name="ce1">
            <text:p>14</text:p>
          </table:table-cell>
          <table:table-cell office:value-type="float" office:value="222.9" table:style-name="ce1">
            <text:p>222,9</text:p>
          </table:table-cell>
          <table:table-cell office:value-type="float" office:value="17564.43" table:style-name="ce2">
            <text:p>17.564,43</text:p>
          </table:table-cell>
          <table:table-cell office:value-type="float" office:value="20" table:style-name="ce1">
            <text:p>20</text:p>
          </table:table-cell>
          <table:table-cell office:value-type="float" office:value="54.63" table:style-name="ce1">
            <text:p>54,63</text:p>
          </table:table-cell>
          <table:table-cell office:value-type="float" office:value="5302.62" table:style-name="ce2">
            <text:p>5.302,62</text:p>
          </table:table-cell>
          <table:table-cell office:value-type="float" office:value="34" table:style-name="ce1">
            <text:p>34</text:p>
          </table:table-cell>
          <table:table-cell office:value-type="float" office:value="165.22" table:style-name="ce1">
            <text:p>165,22</text:p>
          </table:table-cell>
          <table:table-cell office:value-type="float" office:value="14407.14" table:style-name="ce2">
            <text:p>14.407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148.97" table:style-name="ce1">
            <text:p>148,97</text:p>
          </table:table-cell>
          <table:table-cell office:value-type="float" office:value="11436.37" table:style-name="ce2">
            <text:p>11.436,37</text:p>
          </table:table-cell>
          <table:table-cell office:value-type="float" office:value="4" table:style-name="ce1">
            <text:p>4</text:p>
          </table:table-cell>
          <table:table-cell office:value-type="float" office:value="11.49" table:style-name="ce1">
            <text:p>11,49</text:p>
          </table:table-cell>
          <table:table-cell office:value-type="float" office:value="1234.6400000000001" table:style-name="ce2">
            <text:p>1.234,64</text:p>
          </table:table-cell>
          <table:table-cell office:value-type="float" office:value="21" table:style-name="ce1">
            <text:p>21</text:p>
          </table:table-cell>
          <table:table-cell office:value-type="float" office:value="1522.75" table:style-name="ce2">
            <text:p>1.522,75</text:p>
          </table:table-cell>
          <table:table-cell office:value-type="float" office:value="97393.02" table:style-name="ce2">
            <text:p>97.393,02</text:p>
          </table:table-cell>
          <table:table-cell office:value-type="float" office:value="5" table:style-name="ce1">
            <text:p>5</text:p>
          </table:table-cell>
          <table:table-cell office:value-type="float" office:value="142.55000000000001" table:style-name="ce1">
            <text:p>142,55</text:p>
          </table:table-cell>
          <table:table-cell office:value-type="float" office:value="8521.51" table:style-name="ce2">
            <text:p>8.521,51</text:p>
          </table:table-cell>
          <table:table-cell office:value-type="float" office:value="1" table:style-name="ce1">
            <text:p>1</text:p>
          </table:table-cell>
          <table:table-cell office:value-type="float" office:value="18.7" table:style-name="ce1">
            <text:p>18,7</text:p>
          </table:table-cell>
          <table:table-cell office:value-type="float" office:value="1471.67" table:style-name="ce2">
            <text:p>1.471,67</text:p>
          </table:table-cell>
          <table:table-cell office:value-type="float" office:value="19" table:style-name="ce1">
            <text:p>19</text:p>
          </table:table-cell>
          <table:table-cell office:value-type="float" office:value="737.17" table:style-name="ce1">
            <text:p>737,17</text:p>
          </table:table-cell>
          <table:table-cell office:value-type="float" office:value="53090.64" table:style-name="ce2">
            <text:p>53.090,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9.39" table:style-name="ce1">
            <text:p>29,39</text:p>
          </table:table-cell>
          <table:table-cell office:value-type="float" office:value="2260.83" table:style-name="ce2">
            <text:p>2.260,83</text:p>
          </table:table-cell>
          <table:table-cell office:value-type="float" office:value="10" table:style-name="ce1">
            <text:p>10</text:p>
          </table:table-cell>
          <table:table-cell office:value-type="float" office:value="120.96" table:style-name="ce1">
            <text:p>120,96</text:p>
          </table:table-cell>
          <table:table-cell office:value-type="float" office:value="8341.3799999999992" table:style-name="ce2">
            <text:p>8.341,3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39" table:style-name="ce1">
            <text:p>0,39</text:p>
          </table:table-cell>
          <table:table-cell office:value-type="float" office:value="16.8" table:style-name="ce1">
            <text:p>16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85" table:style-name="ce1">
            <text:p>3,85</text:p>
          </table:table-cell>
          <table:table-cell office:value-type="float" office:value="155.24" table:style-name="ce1">
            <text:p>155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13" table:style-name="ce1">
            <text:p>0,13</text:p>
          </table:table-cell>
          <table:table-cell office:value-type="float" office:value="63.14" table:style-name="ce1">
            <text:p>63,14</text:p>
          </table:table-cell>
          <table:table-cell office:value-type="float" office:value="44" table:style-name="ce1">
            <text:p>44</text:p>
          </table:table-cell>
          <table:table-cell office:value-type="float" office:value="222.29" table:style-name="ce1">
            <text:p>222,29</text:p>
          </table:table-cell>
          <table:table-cell office:value-type="float" office:value="22481.67" table:style-name="ce2">
            <text:p>22.481,67</text:p>
          </table:table-cell>
          <table:table-cell office:value-type="float" office:value="1" table:style-name="ce1">
            <text:p>1</text:p>
          </table:table-cell>
          <table:table-cell office:value-type="float" office:value="22.44" table:style-name="ce1">
            <text:p>22,44</text:p>
          </table:table-cell>
          <table:table-cell office:value-type="float" office:value="1418.93" table:style-name="ce2">
            <text:p>1.418,93</text:p>
          </table:table-cell>
          <table:table-cell office:value-type="float" office:value="178" table:style-name="ce1">
            <text:p>178</text:p>
          </table:table-cell>
          <table:table-cell office:value-type="float" office:value="1205.1500000000001" table:style-name="ce2">
            <text:p>1.205,15</text:p>
          </table:table-cell>
          <table:table-cell office:value-type="float" office:value="98772.98" table:style-name="ce2">
            <text:p>98.772,98</text:p>
          </table:table-cell>
          <table:table-cell office:value-type="float" office:value="67" table:style-name="ce1">
            <text:p>67</text:p>
          </table:table-cell>
          <table:table-cell office:value-type="float" office:value="896.54" table:style-name="ce1">
            <text:p>896,54</text:p>
          </table:table-cell>
          <table:table-cell office:value-type="float" office:value="69363.38" table:style-name="ce2">
            <text:p>69.363,38</text:p>
          </table:table-cell>
          <table:table-cell office:value-type="float" office:value="29" table:style-name="ce1">
            <text:p>29</text:p>
          </table:table-cell>
          <table:table-cell office:value-type="float" office:value="64.540000000000006" table:style-name="ce1">
            <text:p>64,54</text:p>
          </table:table-cell>
          <table:table-cell office:value-type="float" office:value="5657.56" table:style-name="ce2">
            <text:p>5.657,56</text:p>
          </table:table-cell>
          <table:table-cell office:value-type="float" office:value="32" table:style-name="ce1">
            <text:p>32</text:p>
          </table:table-cell>
          <table:table-cell office:value-type="float" office:value="775.03" table:style-name="ce1">
            <text:p>775,03</text:p>
          </table:table-cell>
          <table:table-cell office:value-type="float" office:value="55743.54" table:style-name="ce2">
            <text:p>55.743,54</text:p>
          </table:table-cell>
          <table:table-cell office:value-type="float" office:value="7" table:style-name="ce1">
            <text:p>7</text:p>
          </table:table-cell>
          <table:table-cell office:value-type="float" office:value="38.35" table:style-name="ce1">
            <text:p>38,35</text:p>
          </table:table-cell>
          <table:table-cell office:value-type="float" office:value="3288.38" table:style-name="ce2">
            <text:p>3.288,38</text:p>
          </table:table-cell>
          <table:table-cell office:value-type="float" office:value="37" table:style-name="ce1">
            <text:p>37</text:p>
          </table:table-cell>
          <table:table-cell office:value-type="float" office:value="266.62" table:style-name="ce1">
            <text:p>266,62</text:p>
          </table:table-cell>
          <table:table-cell office:value-type="float" office:value="22063.47" table:style-name="ce2">
            <text:p>22.063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6.05" table:style-name="ce1">
            <text:p>46,05</text:p>
          </table:table-cell>
          <table:table-cell office:value-type="float" office:value="2967.63" table:style-name="ce2">
            <text:p>2.967,63</text:p>
          </table:table-cell>
          <table:table-cell office:value-type="float" office:value="4" table:style-name="ce1">
            <text:p>4</text:p>
          </table:table-cell>
          <table:table-cell office:value-type="float" office:value="390.47" table:style-name="ce1">
            <text:p>390,47</text:p>
          </table:table-cell>
          <table:table-cell office:value-type="float" office:value="27113.68" table:style-name="ce2">
            <text:p>27.113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8.47" table:style-name="ce1">
            <text:p>48,47</text:p>
          </table:table-cell>
          <table:table-cell office:value-type="float" office:value="4011.56" table:style-name="ce2">
            <text:p>4.011,5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29" table:style-name="ce1">
            <text:p>29</text:p>
          </table:table-cell>
          <table:table-cell office:value-type="float" office:value="438.78" table:style-name="ce1">
            <text:p>438,78</text:p>
          </table:table-cell>
          <table:table-cell office:value-type="float" office:value="34258.589999999997" table:style-name="ce2">
            <text:p>34.258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716.7" table:style-name="ce2">
            <text:p>1.716,70</text:p>
          </table:table-cell>
          <table:table-cell office:value-type="float" office:value="118790.04" table:style-name="ce2">
            <text:p>118.790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2.75" table:style-name="ce1">
            <text:p>22,75</text:p>
          </table:table-cell>
          <table:table-cell office:value-type="float" office:value="2031.56" table:style-name="ce2">
            <text:p>2.031,5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.97" table:style-name="ce1">
            <text:p>1,97</text:p>
          </table:table-cell>
          <table:table-cell office:value-type="float" office:value="204.08" table:style-name="ce1">
            <text:p>204,08</text:p>
          </table:table-cell>
          <table:table-cell office:value-type="float" office:value="6" table:style-name="ce1">
            <text:p>6</text:p>
          </table:table-cell>
          <table:table-cell office:value-type="float" office:value="14.77" table:style-name="ce1">
            <text:p>14,77</text:p>
          </table:table-cell>
          <table:table-cell office:value-type="float" office:value="1766.76" table:style-name="ce2">
            <text:p>1.766,76</text:p>
          </table:table-cell>
          <table:table-cell office:value-type="float" office:value="5" table:style-name="ce1">
            <text:p>5</text:p>
          </table:table-cell>
          <table:table-cell office:value-type="float" office:value="57.81" table:style-name="ce1">
            <text:p>57,81</text:p>
          </table:table-cell>
          <table:table-cell office:value-type="float" office:value="6293.62" table:style-name="ce2">
            <text:p>6.293,62</text:p>
          </table:table-cell>
          <table:table-cell office:value-type="float" office:value="11" table:style-name="ce1">
            <text:p>11</text:p>
          </table:table-cell>
          <table:table-cell office:value-type="float" office:value="60.35" table:style-name="ce1">
            <text:p>60,35</text:p>
          </table:table-cell>
          <table:table-cell office:value-type="float" office:value="7165.63" table:style-name="ce2">
            <text:p>7.165,63</text:p>
          </table:table-cell>
          <table:table-cell office:value-type="float" office:value="4" table:style-name="ce1">
            <text:p>4</text:p>
          </table:table-cell>
          <table:table-cell office:value-type="float" office:value="3.86" table:style-name="ce1">
            <text:p>3,86</text:p>
          </table:table-cell>
          <table:table-cell office:value-type="float" office:value="614.19000000000005" table:style-name="ce1">
            <text:p>614,19</text:p>
          </table:table-cell>
          <table:table-cell office:value-type="float" office:value="16" table:style-name="ce1">
            <text:p>16</text:p>
          </table:table-cell>
          <table:table-cell office:value-type="float" office:value="34.979999999999997" table:style-name="ce1">
            <text:p>34,98</text:p>
          </table:table-cell>
          <table:table-cell office:value-type="float" office:value="4345.8999999999996" table:style-name="ce2">
            <text:p>4.345,90</text:p>
          </table:table-cell>
          <table:table-cell office:value-type="float" office:value="6" table:style-name="ce1">
            <text:p>6</text:p>
          </table:table-cell>
          <table:table-cell office:value-type="float" office:value="48.56" table:style-name="ce1">
            <text:p>48,56</text:p>
          </table:table-cell>
          <table:table-cell office:value-type="float" office:value="5562.73" table:style-name="ce2">
            <text:p>5.562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2" table:style-name="ce1">
            <text:p>4,2</text:p>
          </table:table-cell>
          <table:table-cell office:value-type="float" office:value="443.43" table:style-name="ce1">
            <text:p>443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78" table:style-name="ce1">
            <text:p>2,78</text:p>
          </table:table-cell>
          <table:table-cell office:value-type="float" office:value="278.16000000000003" table:style-name="ce1">
            <text:p>278,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.29" table:style-name="ce1">
            <text:p>24,29</text:p>
          </table:table-cell>
          <table:table-cell office:value-type="float" office:value="8" table:style-name="ce1">
            <text:p>8</text:p>
          </table:table-cell>
          <table:table-cell office:value-type="float" office:value="130.82" table:style-name="ce1">
            <text:p>130,82</text:p>
          </table:table-cell>
          <table:table-cell office:value-type="float" office:value="13936.54" table:style-name="ce2">
            <text:p>13.936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3 (MT / Entidades Oficiales Con Demanda)</text:p>
          </table:table-cell>
          <table:table-cell office:value-type="float" office:value="95" table:style-name="ce1">
            <text:p>95</text:p>
          </table:table-cell>
          <table:table-cell office:value-type="float" office:value="199.08" table:style-name="ce1">
            <text:p>199,08</text:p>
          </table:table-cell>
          <table:table-cell office:value-type="float" office:value="18208.849999999999" table:style-name="ce2">
            <text:p>18.208,85</text:p>
          </table:table-cell>
          <table:table-cell office:value-type="float" office:value="212" table:style-name="ce1">
            <text:p>212</text:p>
          </table:table-cell>
          <table:table-cell office:value-type="float" office:value="270.26" table:style-name="ce1">
            <text:p>270,26</text:p>
          </table:table-cell>
          <table:table-cell office:value-type="float" office:value="21180.720000000001" table:style-name="ce2">
            <text:p>21.180,72</text:p>
          </table:table-cell>
          <table:table-cell office:value-type="float" office:value="179" table:style-name="ce1">
            <text:p>179</text:p>
          </table:table-cell>
          <table:table-cell office:value-type="float" office:value="1108.9100000000001" table:style-name="ce2">
            <text:p>1.108,91</text:p>
          </table:table-cell>
          <table:table-cell office:value-type="float" office:value="105600.4" table:style-name="ce2">
            <text:p>105.600,40</text:p>
          </table:table-cell>
          <table:table-cell office:value-type="float" office:value="181" table:style-name="ce1">
            <text:p>181</text:p>
          </table:table-cell>
          <table:table-cell office:value-type="float" office:value="3116.81" table:style-name="ce2">
            <text:p>3.116,81</text:p>
          </table:table-cell>
          <table:table-cell office:value-type="float" office:value="239865.29" table:style-name="ce2">
            <text:p>239.865,29</text:p>
          </table:table-cell>
          <table:table-cell office:value-type="float" office:value="314" table:style-name="ce1">
            <text:p>314</text:p>
          </table:table-cell>
          <table:table-cell office:value-type="float" office:value="1726.41" table:style-name="ce2">
            <text:p>1.726,41</text:p>
          </table:table-cell>
          <table:table-cell office:value-type="float" office:value="162971.26" table:style-name="ce2">
            <text:p>162.971,26</text:p>
          </table:table-cell>
          <table:table-cell office:value-type="float" office:value="134" table:style-name="ce1">
            <text:p>134</text:p>
          </table:table-cell>
          <table:table-cell office:value-type="float" office:value="530.57000000000005" table:style-name="ce1">
            <text:p>530,57</text:p>
          </table:table-cell>
          <table:table-cell office:value-type="float" office:value="50619.09" table:style-name="ce2">
            <text:p>50.619,09</text:p>
          </table:table-cell>
          <table:table-cell office:value-type="float" office:value="492" table:style-name="ce1">
            <text:p>492</text:p>
          </table:table-cell>
          <table:table-cell office:value-type="float" office:value="1351.43" table:style-name="ce2">
            <text:p>1.351,43</text:p>
          </table:table-cell>
          <table:table-cell office:value-type="float" office:value="126659.71" table:style-name="ce2">
            <text:p>126.659,71</text:p>
          </table:table-cell>
          <table:table-cell office:value-type="float" office:value="35" table:style-name="ce1">
            <text:p>35</text:p>
          </table:table-cell>
          <table:table-cell office:value-type="float" office:value="453.28" table:style-name="ce1">
            <text:p>453,28</text:p>
          </table:table-cell>
          <table:table-cell office:value-type="float" office:value="40748.49" table:style-name="ce2">
            <text:p>40.748,49</text:p>
          </table:table-cell>
          <table:table-cell office:value-type="float" office:value="175" table:style-name="ce1">
            <text:p>175</text:p>
          </table:table-cell>
          <table:table-cell office:value-type="float" office:value="1134.58" table:style-name="ce2">
            <text:p>1.134,58</text:p>
          </table:table-cell>
          <table:table-cell office:value-type="float" office:value="110292.97" table:style-name="ce2">
            <text:p>110.292,97</text:p>
          </table:table-cell>
          <table:table-cell office:value-type="float" office:value="119" table:style-name="ce1">
            <text:p>119</text:p>
          </table:table-cell>
          <table:table-cell office:value-type="float" office:value="558.1" table:style-name="ce1">
            <text:p>558,1</text:p>
          </table:table-cell>
          <table:table-cell office:value-type="float" office:value="46617.98" table:style-name="ce2">
            <text:p>46.617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4 (M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" table:style-name="ce1">
            <text:p>161</text:p>
          </table:table-cell>
          <table:table-cell office:value-type="float" office:value="1537.26" table:style-name="ce2">
            <text:p>1.537,26</text:p>
          </table:table-cell>
          <table:table-cell office:value-type="float" office:value="126192.09" table:style-name="ce2">
            <text:p>126.192,09</text:p>
          </table:table-cell>
          <table:table-cell office:value-type="float" office:value="12" table:style-name="ce1">
            <text:p>12</text:p>
          </table:table-cell>
          <table:table-cell office:value-type="float" office:value="425.6" table:style-name="ce1">
            <text:p>425,6</text:p>
          </table:table-cell>
          <table:table-cell office:value-type="float" office:value="36225.269999999997" table:style-name="ce2">
            <text:p>36.225,27</text:p>
          </table:table-cell>
          <table:table-cell office:value-type="float" office:value="128" table:style-name="ce1">
            <text:p>128</text:p>
          </table:table-cell>
          <table:table-cell office:value-type="float" office:value="6764.58" table:style-name="ce2">
            <text:p>6.764,58</text:p>
          </table:table-cell>
          <table:table-cell office:value-type="float" office:value="465223.09" table:style-name="ce2">
            <text:p>465.223,09</text:p>
          </table:table-cell>
          <table:table-cell office:value-type="float" office:value="9" table:style-name="ce1">
            <text:p>9</text:p>
          </table:table-cell>
          <table:table-cell office:value-type="float" office:value="118.32" table:style-name="ce1">
            <text:p>118,32</text:p>
          </table:table-cell>
          <table:table-cell office:value-type="float" office:value="11670.17" table:style-name="ce2">
            <text:p>11.670,17</text:p>
          </table:table-cell>
          <table:table-cell office:value-type="float" office:value="6" table:style-name="ce1">
            <text:p>6</text:p>
          </table:table-cell>
          <table:table-cell office:value-type="float" office:value="114.39" table:style-name="ce1">
            <text:p>114,39</text:p>
          </table:table-cell>
          <table:table-cell office:value-type="float" office:value="8865" table:style-name="ce2">
            <text:p>8.865,00</text:p>
          </table:table-cell>
          <table:table-cell office:value-type="float" office:value="121" table:style-name="ce1">
            <text:p>121</text:p>
          </table:table-cell>
          <table:table-cell office:value-type="float" office:value="2215.08" table:style-name="ce2">
            <text:p>2.215,08</text:p>
          </table:table-cell>
          <table:table-cell office:value-type="float" office:value="182744.45" table:style-name="ce2">
            <text:p>182.744,45</text:p>
          </table:table-cell>
          <table:table-cell office:value-type="float" office:value="1" table:style-name="ce1">
            <text:p>1</text:p>
          </table:table-cell>
          <table:table-cell office:value-type="float" office:value="108.24" table:style-name="ce1">
            <text:p>108,24</text:p>
          </table:table-cell>
          <table:table-cell office:value-type="float" office:value="9092.65" table:style-name="ce2">
            <text:p>9.092,65</text:p>
          </table:table-cell>
          <table:table-cell office:value-type="float" office:value="2" table:style-name="ce1">
            <text:p>2</text:p>
          </table:table-cell>
          <table:table-cell office:value-type="float" office:value="191.5" table:style-name="ce1">
            <text:p>191,5</text:p>
          </table:table-cell>
          <table:table-cell office:value-type="float" office:value="15388.58" table:style-name="ce2">
            <text:p>15.388,58</text:p>
          </table:table-cell>
          <table:table-cell office:value-type="float" office:value="39" table:style-name="ce1">
            <text:p>39</text:p>
          </table:table-cell>
          <table:table-cell office:value-type="float" office:value="1934.27" table:style-name="ce2">
            <text:p>1.934,27</text:p>
          </table:table-cell>
          <table:table-cell office:value-type="float" office:value="147634.89000000001" table:style-name="ce2">
            <text:p>147.634,89</text:p>
          </table:table-cell>
          <table:table-cell office:value-type="float" office:value="31" table:style-name="ce1">
            <text:p>31</text:p>
          </table:table-cell>
          <table:table-cell office:value-type="float" office:value="1411.26" table:style-name="ce2">
            <text:p>1.411,26</text:p>
          </table:table-cell>
          <table:table-cell office:value-type="float" office:value="113423.23" table:style-name="ce2">
            <text:p>113.423,2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2" table:style-name="ce1">
            <text:p>2</text:p>
          </table:table-cell>
          <table:table-cell office:value-type="float" office:value="0.62" table:style-name="ce1">
            <text:p>0,62</text:p>
          </table:table-cell>
          <table:table-cell office:value-type="float" office:value="132.27000000000001" table:style-name="ce1">
            <text:p>132,27</text:p>
          </table:table-cell>
          <table:table-cell office:value-type="float" office:value="4" table:style-name="ce1">
            <text:p>4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169.04" table:style-name="ce1">
            <text:p>169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3.13" table:style-name="ce1">
            <text:p>13,13</text:p>
          </table:table-cell>
          <table:table-cell office:value-type="float" office:value="1328.61" table:style-name="ce2">
            <text:p>1.328,61</text:p>
          </table:table-cell>
          <table:table-cell office:value-type="float" office:value="4" table:style-name="ce1">
            <text:p>4</text:p>
          </table:table-cell>
          <table:table-cell office:value-type="float" office:value="1.31" table:style-name="ce1">
            <text:p>1,31</text:p>
          </table:table-cell>
          <table:table-cell office:value-type="float" office:value="232.79" table:style-name="ce1">
            <text:p>232,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3099999999999996" table:style-name="ce1">
            <text:p>4,31</text:p>
          </table:table-cell>
          <table:table-cell office:value-type="float" office:value="1297.6199999999999" table:style-name="ce2">
            <text:p>1.297,62</text:p>
          </table:table-cell>
          <table:table-cell office:value-type="float" office:value="1" table:style-name="ce1">
            <text:p>1</text:p>
          </table:table-cell>
          <table:table-cell office:value-type="float" office:value="3.55" table:style-name="ce1">
            <text:p>3,55</text:p>
          </table:table-cell>
          <table:table-cell office:value-type="float" office:value="372.86" table:style-name="ce1">
            <text:p>372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6.6" table:style-name="ce1">
            <text:p>26,6</text:p>
          </table:table-cell>
          <table:table-cell office:value-type="float" office:value="2404.44" table:style-name="ce2">
            <text:p>2.404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7.729999999999997" table:style-name="ce1">
            <text:p>37,73</text:p>
          </table:table-cell>
          <table:table-cell office:value-type="float" office:value="3141.61" table:style-name="ce2">
            <text:p>3.141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1 (MT / Estacionales y Ocasional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67" table:style-name="ce1">
            <text:p>1,67</text:p>
          </table:table-cell>
          <table:table-cell office:value-type="float" office:value="310.26" table:style-name="ce1">
            <text:p>310,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39.96" table:style-name="ce1">
            <text:p>239,96</text:p>
          </table:table-cell>
          <table:table-cell office:value-type="float" office:value="42288.68" table:style-name="ce2">
            <text:p>42.288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2.85" table:style-name="ce1">
            <text:p>142,85</text:p>
          </table:table-cell>
          <table:table-cell office:value-type="float" office:value="12463.89" table:style-name="ce2">
            <text:p>12.463,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25860.38" table:style-name="ce2">
            <text:p>-525.860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5.28" table:style-name="ce1">
            <text:p>135,28</text:p>
          </table:table-cell>
          <table:table-cell office:value-type="float" office:value="-86041.71" table:style-name="ce2">
            <text:p>-86.041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31181.51" table:style-name="ce2">
            <text:p>-431.181,5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6" table:style-name="ce1">
            <text:p>-0,16</text:p>
          </table:table-cell>
          <table:table-cell office:value-type="float" office:value="-14.43" table:style-name="ce1">
            <text:p>-14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4.22" table:style-name="ce2">
            <text:p>1.664,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2.46" table:style-name="ce1">
            <text:p>12,46</text:p>
          </table:table-cell>
          <table:table-cell office:value-type="float" office:value="1016.1" table:style-name="ce2">
            <text:p>1.016,10</text:p>
          </table:table-cell>
          <table:table-cell office:value-type="float" office:value="4" table:style-name="ce1">
            <text:p>4</text:p>
          </table:table-cell>
          <table:table-cell office:value-type="float" office:value="4.2" table:style-name="ce1">
            <text:p>4,2</text:p>
          </table:table-cell>
          <table:table-cell office:value-type="float" office:value="461.92" table:style-name="ce1">
            <text:p>461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7" table:style-name="ce1">
            <text:p>0,77</text:p>
          </table:table-cell>
          <table:table-cell office:value-type="float" office:value="115.62" table:style-name="ce1">
            <text:p>115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9 (MT / Bombeo de Agua para Servicio Público de Agua con Demanda Horaria)</text:p>
          </table:table-cell>
          <table:table-cell office:value-type="float" office:value="7" table:style-name="ce1">
            <text:p>7</text:p>
          </table:table-cell>
          <table:table-cell office:value-type="float" office:value="3.97" table:style-name="ce1">
            <text:p>3,97</text:p>
          </table:table-cell>
          <table:table-cell office:value-type="float" office:value="367.39" table:style-name="ce1">
            <text:p>367,39</text:p>
          </table:table-cell>
          <table:table-cell office:value-type="float" office:value="36" table:style-name="ce1">
            <text:p>36</text:p>
          </table:table-cell>
          <table:table-cell office:value-type="float" office:value="1125.8399999999999" table:style-name="ce2">
            <text:p>1.125,84</text:p>
          </table:table-cell>
          <table:table-cell office:value-type="float" office:value="52854.15" table:style-name="ce2">
            <text:p>52.854,15</text:p>
          </table:table-cell>
          <table:table-cell office:value-type="float" office:value="1" table:style-name="ce1">
            <text:p>1</text:p>
          </table:table-cell>
          <table:table-cell office:value-type="float" office:value="20.59" table:style-name="ce1">
            <text:p>20,59</text:p>
          </table:table-cell>
          <table:table-cell office:value-type="float" office:value="1001.09" table:style-name="ce2">
            <text:p>1.001,09</text:p>
          </table:table-cell>
          <table:table-cell office:value-type="float" office:value="17" table:style-name="ce1">
            <text:p>17</text:p>
          </table:table-cell>
          <table:table-cell office:value-type="float" office:value="686.44" table:style-name="ce1">
            <text:p>686,44</text:p>
          </table:table-cell>
          <table:table-cell office:value-type="float" office:value="33516.61" table:style-name="ce2">
            <text:p>33.516,61</text:p>
          </table:table-cell>
          <table:table-cell office:value-type="float" office:value="17" table:style-name="ce1">
            <text:p>17</text:p>
          </table:table-cell>
          <table:table-cell office:value-type="float" office:value="924.72" table:style-name="ce1">
            <text:p>924,72</text:p>
          </table:table-cell>
          <table:table-cell office:value-type="float" office:value="47404.78" table:style-name="ce2">
            <text:p>47.404,78</text:p>
          </table:table-cell>
          <table:table-cell office:value-type="float" office:value="8" table:style-name="ce1">
            <text:p>8</text:p>
          </table:table-cell>
          <table:table-cell office:value-type="float" office:value="57.39" table:style-name="ce1">
            <text:p>57,39</text:p>
          </table:table-cell>
          <table:table-cell office:value-type="float" office:value="2844.17" table:style-name="ce2">
            <text:p>2.844,17</text:p>
          </table:table-cell>
          <table:table-cell office:value-type="float" office:value="64" table:style-name="ce1">
            <text:p>64</text:p>
          </table:table-cell>
          <table:table-cell office:value-type="float" office:value="5386.97" table:style-name="ce2">
            <text:p>5.386,97</text:p>
          </table:table-cell>
          <table:table-cell office:value-type="float" office:value="254365.01" table:style-name="ce2">
            <text:p>254.365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314.95999999999998" table:style-name="ce1">
            <text:p>314,96</text:p>
          </table:table-cell>
          <table:table-cell office:value-type="float" office:value="17205.3" table:style-name="ce2">
            <text:p>17.205,30</text:p>
          </table:table-cell>
          <table:table-cell office:value-type="float" office:value="3" table:style-name="ce1">
            <text:p>3</text:p>
          </table:table-cell>
          <table:table-cell office:value-type="float" office:value="261.93" table:style-name="ce1">
            <text:p>261,93</text:p>
          </table:table-cell>
          <table:table-cell office:value-type="float" office:value="12295.66" table:style-name="ce2">
            <text:p>12.295,6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4 (A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64.91" table:style-name="ce1">
            <text:p>364,91</text:p>
          </table:table-cell>
          <table:table-cell office:value-type="float" office:value="24365.16" table:style-name="ce2">
            <text:p>24.365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46.83000000000004" table:style-name="ce1">
            <text:p>646,83</text:p>
          </table:table-cell>
          <table:table-cell office:value-type="float" office:value="42964.47" table:style-name="ce2">
            <text:p>42.964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5 (A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245.46" table:style-name="ce1">
            <text:p>-245,46</text:p>
          </table:table-cell>
          <table:table-cell office:value-type="float" office:value="-21619.15" table:style-name="ce2">
            <text:p>-21.619,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6353.44" table:style-name="ce2">
            <text:p>16.353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63.08999999999997" table:style-name="ce1">
            <text:p>263,09</text:p>
          </table:table-cell>
          <table:table-cell office:value-type="float" office:value="23335.42" table:style-name="ce2">
            <text:p>23.335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7.15" table:style-name="ce1">
            <text:p>37,1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76.25" table:style-name="ce1">
            <text:p>376,25</text:p>
          </table:table-cell>
          <table:table-cell office:value-type="float" office:value="18676.599999999999" table:style-name="ce2">
            <text:p>18.676,60</text:p>
          </table:table-cell>
          <table:table-cell office:value-type="float" office:value="1" table:style-name="ce1">
            <text:p>1</text:p>
          </table:table-cell>
          <table:table-cell office:value-type="float" office:value="6963.58" table:style-name="ce2">
            <text:p>6.963,58</text:p>
          </table:table-cell>
          <table:table-cell office:value-type="float" office:value="411177.92" table:style-name="ce2">
            <text:p>411.177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260.12" table:style-name="ce2">
            <text:p>3.260,12</text:p>
          </table:table-cell>
          <table:table-cell office:value-type="float" office:value="201258.77" table:style-name="ce2">
            <text:p>201.258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247.8900000000003" table:style-name="ce2">
            <text:p>4.247,89</text:p>
          </table:table-cell>
          <table:table-cell office:value-type="float" office:value="326807.71000000002" table:style-name="ce2">
            <text:p>326.807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295.87" table:style-name="ce2">
            <text:p>2.295,87</text:p>
          </table:table-cell>
          <table:table-cell office:value-type="float" office:value="172383.13" table:style-name="ce2">
            <text:p>172.383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98" table:style-name="ce1">
            <text:p>-5,98</text:p>
          </table:table-cell>
          <table:table-cell office:value-type="float" office:value="-34190.65" table:style-name="ce2">
            <text:p>-34.190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.77" table:style-name="ce1">
            <text:p>19,77</text:p>
          </table:table-cell>
          <table:table-cell office:value-type="float" office:value="4515.0200000000004" table:style-name="ce2">
            <text:p>4.515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7.31" table:style-name="ce1">
            <text:p>77,31</text:p>
          </table:table-cell>
          <table:table-cell office:value-type="float" office:value="7460.09" table:style-name="ce2">
            <text:p>7.460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9.05" table:style-name="ce1">
            <text:p>399,05</text:p>
          </table:table-cell>
          <table:table-cell office:value-type="float" office:value="34739.47" table:style-name="ce2">
            <text:p>34.739,4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0 (A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522.77" table:style-name="ce2">
            <text:p>2.522,77</text:p>
          </table:table-cell>
          <table:table-cell office:value-type="float" office:value="172620.05" table:style-name="ce2">
            <text:p>172.620,05</text:p>
          </table:table-cell>
          <table:table-cell office:value-type="float" office:value="1" table:style-name="ce1">
            <text:p>1</text:p>
          </table:table-cell>
          <table:table-cell office:value-type="float" office:value="428.5" table:style-name="ce1">
            <text:p>428,5</text:p>
          </table:table-cell>
          <table:table-cell office:value-type="float" office:value="35988.17" table:style-name="ce2">
            <text:p>35.988,17</text:p>
          </table:table-cell>
          <table:table-cell office:value-type="float" office:value="6" table:style-name="ce1">
            <text:p>6</text:p>
          </table:table-cell>
          <table:table-cell office:value-type="float" office:value="3204.75" table:style-name="ce2">
            <text:p>3.204,75</text:p>
          </table:table-cell>
          <table:table-cell office:value-type="float" office:value="204700.08" table:style-name="ce2">
            <text:p>204.700,08</text:p>
          </table:table-cell>
          <table:table-cell office:value-type="float" office:value="2" table:style-name="ce1">
            <text:p>2</text:p>
          </table:table-cell>
          <table:table-cell office:value-type="float" office:value="303.33999999999997" table:style-name="ce1">
            <text:p>303,34</text:p>
          </table:table-cell>
          <table:table-cell office:value-type="float" office:value="21248.68" table:style-name="ce2">
            <text:p>21.248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84" table:style-name="ce1">
            <text:p>384</text:p>
          </table:table-cell>
          <table:table-cell office:value-type="float" office:value="27619.07" table:style-name="ce2">
            <text:p>27.619,07</text:p>
          </table:table-cell>
          <table:table-cell office:value-type="float" office:value="2" table:style-name="ce1">
            <text:p>2</text:p>
          </table:table-cell>
          <table:table-cell office:value-type="float" office:value="1003.25" table:style-name="ce2">
            <text:p>1.003,25</text:p>
          </table:table-cell>
          <table:table-cell office:value-type="float" office:value="74450.880000000005" table:style-name="ce2">
            <text:p>74.450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3 (A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797.62" table:style-name="ce2">
            <text:p>2.797,62</text:p>
          </table:table-cell>
          <table:table-cell office:value-type="float" office:value="113247.21" table:style-name="ce2">
            <text:p>113.247,21</text:p>
          </table:table-cell>
          <table:table-cell office:value-type="float" office:value="1" table:style-name="ce1">
            <text:p>1</text:p>
          </table:table-cell>
          <table:table-cell office:value-type="float" office:value="608.79999999999995" table:style-name="ce1">
            <text:p>608,8</text:p>
          </table:table-cell>
          <table:table-cell office:value-type="float" office:value="25339.81" table:style-name="ce2">
            <text:p>25.339,81</text:p>
          </table:table-cell>
          <table:table-cell office:value-type="float" office:value="1" table:style-name="ce1">
            <text:p>1</text:p>
          </table:table-cell>
          <table:table-cell office:value-type="float" office:value="11694.39" table:style-name="ce2">
            <text:p>11.694,39</text:p>
          </table:table-cell>
          <table:table-cell office:value-type="float" office:value="481473.57" table:style-name="ce2">
            <text:p>481.473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822.61" table:style-name="ce2">
            <text:p>9.822,61</text:p>
          </table:table-cell>
          <table:table-cell office:value-type="float" office:value="397318.71" table:style-name="ce2">
            <text:p>397.318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5799.360000000001" table:style-name="ce2">
            <text:p>35.799,36</text:p>
          </table:table-cell>
          <table:table-cell office:value-type="float" office:value="2425160.77" table:style-name="ce2">
            <text:p>2.425.160,7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.68" table:style-name="ce1">
            <text:p>8,68</text:p>
          </table:table-cell>
          <table:table-cell office:value-type="float" office:value="709.07" table:style-name="ce1">
            <text:p>709,0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8.57" table:style-name="ce1">
            <text:p>18,57</text:p>
          </table:table-cell>
          <table:table-cell office:value-type="float" office:value="754.58" table:style-name="ce1">
            <text:p>754,58</text:p>
          </table:table-cell>
          <table:table-cell office:value-type="float" office:value="8" table:style-name="ce1">
            <text:p>8</text:p>
          </table:table-cell>
          <table:table-cell office:value-type="float" office:value="5.01" table:style-name="ce1">
            <text:p>5,01</text:p>
          </table:table-cell>
          <table:table-cell office:value-type="float" office:value="205.72" table:style-name="ce1">
            <text:p>205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2" table:style-name="ce1">
            <text:p>602</text:p>
          </table:table-cell>
          <table:table-cell office:value-type="float" office:value="353.12" table:style-name="ce1">
            <text:p>353,12</text:p>
          </table:table-cell>
          <table:table-cell office:value-type="float" office:value="14545.54" table:style-name="ce2">
            <text:p>14.545,54</text:p>
          </table:table-cell>
          <table:table-cell office:value-type="float" office:value="52" table:style-name="ce1">
            <text:p>52</text:p>
          </table:table-cell>
          <table:table-cell office:value-type="float" office:value="27.02" table:style-name="ce1">
            <text:p>27,02</text:p>
          </table:table-cell>
          <table:table-cell office:value-type="float" office:value="1117.28" table:style-name="ce2">
            <text:p>1.117,28</text:p>
          </table:table-cell>
          <table:table-cell office:value-type="float" office:value="959" table:style-name="ce1">
            <text:p>959</text:p>
          </table:table-cell>
          <table:table-cell office:value-type="float" office:value="724.34" table:style-name="ce1">
            <text:p>724,34</text:p>
          </table:table-cell>
          <table:table-cell office:value-type="float" office:value="29394.28" table:style-name="ce2">
            <text:p>29.394,28</text:p>
          </table:table-cell>
          <table:table-cell office:value-type="float" office:value="17" table:style-name="ce1">
            <text:p>17</text:p>
          </table:table-cell>
          <table:table-cell office:value-type="float" office:value="25.63" table:style-name="ce1">
            <text:p>25,63</text:p>
          </table:table-cell>
          <table:table-cell office:value-type="float" office:value="1067.6600000000001" table:style-name="ce2">
            <text:p>1.067,66</text:p>
          </table:table-cell>
          <table:table-cell office:value-type="float" office:value="15" table:style-name="ce1">
            <text:p>15</text:p>
          </table:table-cell>
          <table:table-cell office:value-type="float" office:value="5.79" table:style-name="ce1">
            <text:p>5,79</text:p>
          </table:table-cell>
          <table:table-cell office:value-type="float" office:value="242.18" table:style-name="ce1">
            <text:p>242,18</text:p>
          </table:table-cell>
          <table:table-cell office:value-type="float" office:value="31" table:style-name="ce1">
            <text:p>31</text:p>
          </table:table-cell>
          <table:table-cell office:value-type="float" office:value="32.1" table:style-name="ce1">
            <text:p>32,1</text:p>
          </table:table-cell>
          <table:table-cell office:value-type="float" office:value="1305.54" table:style-name="ce2">
            <text:p>1.305,54</text:p>
          </table:table-cell>
          <table:table-cell office:value-type="float" office:value="104" table:style-name="ce1">
            <text:p>104</text:p>
          </table:table-cell>
          <table:table-cell office:value-type="float" office:value="72.900000000000006" table:style-name="ce1">
            <text:p>72,9</text:p>
          </table:table-cell>
          <table:table-cell office:value-type="float" office:value="2988.64" table:style-name="ce2">
            <text:p>2.988,6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.7" table:style-name="ce1">
            <text:p>2,7</text:p>
          </table:table-cell>
          <table:table-cell office:value-type="float" office:value="442.15" table:style-name="ce1">
            <text:p>442,15</text:p>
          </table:table-cell>
          <table:table-cell office:value-type="float" office:value="45" table:style-name="ce1">
            <text:p>45</text:p>
          </table:table-cell>
          <table:table-cell office:value-type="float" office:value="163.12" table:style-name="ce1">
            <text:p>163,12</text:p>
          </table:table-cell>
          <table:table-cell office:value-type="float" office:value="15233.49" table:style-name="ce2">
            <text:p>15.233,49</text:p>
          </table:table-cell>
          <table:table-cell office:value-type="float" office:value="352" table:style-name="ce1">
            <text:p>352</text:p>
          </table:table-cell>
          <table:table-cell office:value-type="float" office:value="298.79000000000002" table:style-name="ce1">
            <text:p>298,79</text:p>
          </table:table-cell>
          <table:table-cell office:value-type="float" office:value="28737.96" table:style-name="ce2">
            <text:p>28.737,96</text:p>
          </table:table-cell>
          <table:table-cell office:value-type="float" office:value="10" table:style-name="ce1">
            <text:p>10</text:p>
          </table:table-cell>
          <table:table-cell office:value-type="float" office:value="35.22" table:style-name="ce1">
            <text:p>35,22</text:p>
          </table:table-cell>
          <table:table-cell office:value-type="float" office:value="3497.32" table:style-name="ce2">
            <text:p>3.497,32</text:p>
          </table:table-cell>
          <table:table-cell office:value-type="float" office:value="37" table:style-name="ce1">
            <text:p>37</text:p>
          </table:table-cell>
          <table:table-cell office:value-type="float" office:value="174.2" table:style-name="ce1">
            <text:p>174,2</text:p>
          </table:table-cell>
          <table:table-cell office:value-type="float" office:value="15091.22" table:style-name="ce2">
            <text:p>15.091,22</text:p>
          </table:table-cell>
          <table:table-cell office:value-type="float" office:value="17" table:style-name="ce1">
            <text:p>17</text:p>
          </table:table-cell>
          <table:table-cell office:value-type="float" office:value="85.4" table:style-name="ce1">
            <text:p>85,4</text:p>
          </table:table-cell>
          <table:table-cell office:value-type="float" office:value="8465.93" table:style-name="ce2">
            <text:p>8.465,93</text:p>
          </table:table-cell>
          <table:table-cell office:value-type="float" office:value="5" table:style-name="ce1">
            <text:p>5</text:p>
          </table:table-cell>
          <table:table-cell office:value-type="float" office:value="14.46" table:style-name="ce1">
            <text:p>14,46</text:p>
          </table:table-cell>
          <table:table-cell office:value-type="float" office:value="1304.71" table:style-name="ce2">
            <text:p>1.304,71</text:p>
          </table:table-cell>
          <table:table-cell office:value-type="float" office:value="1" table:style-name="ce1">
            <text:p>1</text:p>
          </table:table-cell>
          <table:table-cell office:value-type="float" office:value="6.72" table:style-name="ce1">
            <text:p>6,72</text:p>
          </table:table-cell>
          <table:table-cell office:value-type="float" office:value="578.47" table:style-name="ce1">
            <text:p>578,47</text:p>
          </table:table-cell>
          <table:table-cell office:value-type="float" office:value="22" table:style-name="ce1">
            <text:p>22</text:p>
          </table:table-cell>
          <table:table-cell office:value-type="float" office:value="17.23" table:style-name="ce1">
            <text:p>17,23</text:p>
          </table:table-cell>
          <table:table-cell office:value-type="float" office:value="1693.22" table:style-name="ce2">
            <text:p>1.693,2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39" table:style-name="ce1">
            <text:p>2,39</text:p>
          </table:table-cell>
          <table:table-cell office:value-type="float" office:value="282.37" table:style-name="ce1">
            <text:p>282,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97.95" table:style-name="ce1">
            <text:p>197,95</text:p>
          </table:table-cell>
          <table:table-cell office:value-type="float" office:value="14621.97" table:style-name="ce2">
            <text:p>14.621,97</text:p>
          </table:table-cell>
          <table:table-cell office:value-type="float" office:value="2" table:style-name="ce1">
            <text:p>2</text:p>
          </table:table-cell>
          <table:table-cell office:value-type="float" office:value="50.38" table:style-name="ce1">
            <text:p>50,38</text:p>
          </table:table-cell>
          <table:table-cell office:value-type="float" office:value="3866.25" table:style-name="ce2">
            <text:p>3.866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5.12" table:style-name="ce1">
            <text:p>15,12</text:p>
          </table:table-cell>
          <table:table-cell office:value-type="float" office:value="1153.52" table:style-name="ce2">
            <text:p>1.153,5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1 (BT / Comercial)</text:p>
          </table:table-cell>
          <table:table-cell office:value-type="float" office:value="3418" table:style-name="ce3">
            <text:p>3.418</text:p>
          </table:table-cell>
          <table:table-cell office:value-type="float" office:value="862.5" table:style-name="ce1">
            <text:p>862,5</text:p>
          </table:table-cell>
          <table:table-cell office:value-type="float" office:value="88229.4" table:style-name="ce2">
            <text:p>88.229,40</text:p>
          </table:table-cell>
          <table:table-cell office:value-type="float" office:value="19686" table:style-name="ce3">
            <text:p>19.686</text:p>
          </table:table-cell>
          <table:table-cell office:value-type="float" office:value="6692.43" table:style-name="ce2">
            <text:p>6.692,43</text:p>
          </table:table-cell>
          <table:table-cell office:value-type="float" office:value="683104.47" table:style-name="ce2">
            <text:p>683.104,47</text:p>
          </table:table-cell>
          <table:table-cell office:value-type="float" office:value="7594" table:style-name="ce3">
            <text:p>7.594</text:p>
          </table:table-cell>
          <table:table-cell office:value-type="float" office:value="2755.75" table:style-name="ce2">
            <text:p>2.755,75</text:p>
          </table:table-cell>
          <table:table-cell office:value-type="float" office:value="280175.5" table:style-name="ce2">
            <text:p>280.175,50</text:p>
          </table:table-cell>
          <table:table-cell office:value-type="float" office:value="69160" table:style-name="ce3">
            <text:p>69.160</text:p>
          </table:table-cell>
          <table:table-cell office:value-type="float" office:value="29794.12" table:style-name="ce2">
            <text:p>29.794,12</text:p>
          </table:table-cell>
          <table:table-cell office:value-type="float" office:value="3103736.79" table:style-name="ce2">
            <text:p>3.103.736,79</text:p>
          </table:table-cell>
          <table:table-cell office:value-type="float" office:value="16698" table:style-name="ce3">
            <text:p>16.698</text:p>
          </table:table-cell>
          <table:table-cell office:value-type="float" office:value="7873.37" table:style-name="ce2">
            <text:p>7.873,37</text:p>
          </table:table-cell>
          <table:table-cell office:value-type="float" office:value="797587.99" table:style-name="ce2">
            <text:p>797.587,99</text:p>
          </table:table-cell>
          <table:table-cell office:value-type="float" office:value="6961" table:style-name="ce3">
            <text:p>6.961</text:p>
          </table:table-cell>
          <table:table-cell office:value-type="float" office:value="2546.5" table:style-name="ce2">
            <text:p>2.546,50</text:p>
          </table:table-cell>
          <table:table-cell office:value-type="float" office:value="259596.7" table:style-name="ce2">
            <text:p>259.596,70</text:p>
          </table:table-cell>
          <table:table-cell office:value-type="float" office:value="16108" table:style-name="ce3">
            <text:p>16.108</text:p>
          </table:table-cell>
          <table:table-cell office:value-type="float" office:value="7031.46" table:style-name="ce2">
            <text:p>7.031,46</text:p>
          </table:table-cell>
          <table:table-cell office:value-type="float" office:value="711343.46" table:style-name="ce2">
            <text:p>711.343,46</text:p>
          </table:table-cell>
          <table:table-cell office:value-type="float" office:value="10975" table:style-name="ce3">
            <text:p>10.975</text:p>
          </table:table-cell>
          <table:table-cell office:value-type="float" office:value="3808.98" table:style-name="ce2">
            <text:p>3.808,98</text:p>
          </table:table-cell>
          <table:table-cell office:value-type="float" office:value="387246.39" table:style-name="ce2">
            <text:p>387.246,39</text:p>
          </table:table-cell>
          <table:table-cell office:value-type="float" office:value="8879" table:style-name="ce3">
            <text:p>8.879</text:p>
          </table:table-cell>
          <table:table-cell office:value-type="float" office:value="3171.77" table:style-name="ce2">
            <text:p>3.171,77</text:p>
          </table:table-cell>
          <table:table-cell office:value-type="float" office:value="322475.11" table:style-name="ce2">
            <text:p>322.475,11</text:p>
          </table:table-cell>
          <table:table-cell office:value-type="float" office:value="25386" table:style-name="ce3">
            <text:p>25.386</text:p>
          </table:table-cell>
          <table:table-cell office:value-type="float" office:value="8298.31" table:style-name="ce2">
            <text:p>8.298,31</text:p>
          </table:table-cell>
          <table:table-cell office:value-type="float" office:value="839003.33" table:style-name="ce2">
            <text:p>839.003,33</text:p>
          </table:table-cell>
          <table:table-cell office:value-type="float" office:value="11466" table:style-name="ce3">
            <text:p>11.466</text:p>
          </table:table-cell>
          <table:table-cell office:value-type="float" office:value="4102" table:style-name="ce2">
            <text:p>4.102,00</text:p>
          </table:table-cell>
          <table:table-cell office:value-type="float" office:value="416973.41" table:style-name="ce2">
            <text:p>416.973,4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6" table:style-name="ce1">
            <text:p>6</text:p>
          </table:table-cell>
          <table:table-cell office:value-type="float" office:value="20.87" table:style-name="ce1">
            <text:p>20,87</text:p>
          </table:table-cell>
          <table:table-cell office:value-type="float" office:value="2114.08" table:style-name="ce2">
            <text:p>2.114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124.32" table:style-name="ce1">
            <text:p>124,32</text:p>
          </table:table-cell>
          <table:table-cell office:value-type="float" office:value="16144.64" table:style-name="ce2">
            <text:p>16.144,64</text:p>
          </table:table-cell>
          <table:table-cell office:value-type="float" office:value="4237" table:style-name="ce3">
            <text:p>4.237</text:p>
          </table:table-cell>
          <table:table-cell office:value-type="float" office:value="14915.38" table:style-name="ce2">
            <text:p>14.915,38</text:p>
          </table:table-cell>
          <table:table-cell office:value-type="float" office:value="1659589.99" table:style-name="ce2">
            <text:p>1.659.589,99</text:p>
          </table:table-cell>
          <table:table-cell office:value-type="float" office:value="1095" table:style-name="ce3">
            <text:p>1.095</text:p>
          </table:table-cell>
          <table:table-cell office:value-type="float" office:value="3783.1" table:style-name="ce2">
            <text:p>3.783,10</text:p>
          </table:table-cell>
          <table:table-cell office:value-type="float" office:value="435171.35" table:style-name="ce2">
            <text:p>435.171,35</text:p>
          </table:table-cell>
          <table:table-cell office:value-type="float" office:value="66" table:style-name="ce1">
            <text:p>66</text:p>
          </table:table-cell>
          <table:table-cell office:value-type="float" office:value="150.88" table:style-name="ce1">
            <text:p>150,88</text:p>
          </table:table-cell>
          <table:table-cell office:value-type="float" office:value="17418.66" table:style-name="ce2">
            <text:p>17.418,66</text:p>
          </table:table-cell>
          <table:table-cell office:value-type="float" office:value="126" table:style-name="ce1">
            <text:p>126</text:p>
          </table:table-cell>
          <table:table-cell office:value-type="float" office:value="268.44" table:style-name="ce1">
            <text:p>268,44</text:p>
          </table:table-cell>
          <table:table-cell office:value-type="float" office:value="30328.31" table:style-name="ce2">
            <text:p>30.328,31</text:p>
          </table:table-cell>
          <table:table-cell office:value-type="float" office:value="351" table:style-name="ce1">
            <text:p>351</text:p>
          </table:table-cell>
          <table:table-cell office:value-type="float" office:value="884.36" table:style-name="ce1">
            <text:p>884,36</text:p>
          </table:table-cell>
          <table:table-cell office:value-type="float" office:value="99629.19" table:style-name="ce2">
            <text:p>99.629,19</text:p>
          </table:table-cell>
          <table:table-cell office:value-type="float" office:value="52" table:style-name="ce1">
            <text:p>52</text:p>
          </table:table-cell>
          <table:table-cell office:value-type="float" office:value="122.68" table:style-name="ce1">
            <text:p>122,68</text:p>
          </table:table-cell>
          <table:table-cell office:value-type="float" office:value="13824.92" table:style-name="ce2">
            <text:p>13.824,92</text:p>
          </table:table-cell>
          <table:table-cell office:value-type="float" office:value="33" table:style-name="ce1">
            <text:p>33</text:p>
          </table:table-cell>
          <table:table-cell office:value-type="float" office:value="87.53" table:style-name="ce1">
            <text:p>87,53</text:p>
          </table:table-cell>
          <table:table-cell office:value-type="float" office:value="9751.56" table:style-name="ce2">
            <text:p>9.751,56</text:p>
          </table:table-cell>
          <table:table-cell office:value-type="float" office:value="83" table:style-name="ce1">
            <text:p>83</text:p>
          </table:table-cell>
          <table:table-cell office:value-type="float" office:value="107.15" table:style-name="ce1">
            <text:p>107,15</text:p>
          </table:table-cell>
          <table:table-cell office:value-type="float" office:value="12627.84" table:style-name="ce2">
            <text:p>12.627,8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36.57" table:style-name="ce1">
            <text:p>436,57</text:p>
          </table:table-cell>
          <table:table-cell office:value-type="float" office:value="43994.35" table:style-name="ce2">
            <text:p>43.994,35</text:p>
          </table:table-cell>
          <table:table-cell office:value-type="float" office:value="1" table:style-name="ce1">
            <text:p>1</text:p>
          </table:table-cell>
          <table:table-cell office:value-type="float" office:value="1.89" table:style-name="ce1">
            <text:p>1,89</text:p>
          </table:table-cell>
          <table:table-cell office:value-type="float" office:value="152.61000000000001" table:style-name="ce1">
            <text:p>152,61</text:p>
          </table:table-cell>
          <table:table-cell office:value-type="float" office:value="1" table:style-name="ce1">
            <text:p>1</text:p>
          </table:table-cell>
          <table:table-cell office:value-type="float" office:value="3.86" table:style-name="ce1">
            <text:p>3,86</text:p>
          </table:table-cell>
          <table:table-cell office:value-type="float" office:value="621.91999999999996" table:style-name="ce1">
            <text:p>621,92</text:p>
          </table:table-cell>
          <table:table-cell office:value-type="float" office:value="22" table:style-name="ce1">
            <text:p>22</text:p>
          </table:table-cell>
          <table:table-cell office:value-type="float" office:value="155.87" table:style-name="ce1">
            <text:p>155,87</text:p>
          </table:table-cell>
          <table:table-cell office:value-type="float" office:value="16303.15" table:style-name="ce2">
            <text:p>16.303,15</text:p>
          </table:table-cell>
          <table:table-cell office:value-type="float" office:value="2" table:style-name="ce1">
            <text:p>2</text:p>
          </table:table-cell>
          <table:table-cell office:value-type="float" office:value="5.94" table:style-name="ce1">
            <text:p>5,94</text:p>
          </table:table-cell>
          <table:table-cell office:value-type="float" office:value="570.34" table:style-name="ce1">
            <text:p>570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0" table:style-name="ce1">
            <text:p>570</text:p>
          </table:table-cell>
          <table:table-cell office:value-type="float" office:value="2664.71" table:style-name="ce2">
            <text:p>2.664,71</text:p>
          </table:table-cell>
          <table:table-cell office:value-type="float" office:value="276538.99" table:style-name="ce2">
            <text:p>276.538,9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9 (BT / Culto Religioso)</text:p>
          </table:table-cell>
          <table:table-cell office:value-type="float" office:value="314" table:style-name="ce1">
            <text:p>314</text:p>
          </table:table-cell>
          <table:table-cell office:value-type="float" office:value="20.32" table:style-name="ce1">
            <text:p>20,32</text:p>
          </table:table-cell>
          <table:table-cell office:value-type="float" office:value="1239.28" table:style-name="ce2">
            <text:p>1.239,28</text:p>
          </table:table-cell>
          <table:table-cell office:value-type="float" office:value="541" table:style-name="ce1">
            <text:p>541</text:p>
          </table:table-cell>
          <table:table-cell office:value-type="float" office:value="69.72" table:style-name="ce1">
            <text:p>69,72</text:p>
          </table:table-cell>
          <table:table-cell office:value-type="float" office:value="3817.33" table:style-name="ce2">
            <text:p>3.817,33</text:p>
          </table:table-cell>
          <table:table-cell office:value-type="float" office:value="430" table:style-name="ce1">
            <text:p>430</text:p>
          </table:table-cell>
          <table:table-cell office:value-type="float" office:value="80.31" table:style-name="ce1">
            <text:p>80,31</text:p>
          </table:table-cell>
          <table:table-cell office:value-type="float" office:value="4219.3" table:style-name="ce2">
            <text:p>4.219,30</text:p>
          </table:table-cell>
          <table:table-cell office:value-type="float" office:value="387" table:style-name="ce1">
            <text:p>387</text:p>
          </table:table-cell>
          <table:table-cell office:value-type="float" office:value="148.47" table:style-name="ce1">
            <text:p>148,47</text:p>
          </table:table-cell>
          <table:table-cell office:value-type="float" office:value="13397.26" table:style-name="ce2">
            <text:p>13.397,26</text:p>
          </table:table-cell>
          <table:table-cell office:value-type="float" office:value="914" table:style-name="ce1">
            <text:p>914</text:p>
          </table:table-cell>
          <table:table-cell office:value-type="float" office:value="184.41" table:style-name="ce1">
            <text:p>184,41</text:p>
          </table:table-cell>
          <table:table-cell office:value-type="float" office:value="9715.83" table:style-name="ce2">
            <text:p>9.715,83</text:p>
          </table:table-cell>
          <table:table-cell office:value-type="float" office:value="427" table:style-name="ce1">
            <text:p>427</text:p>
          </table:table-cell>
          <table:table-cell office:value-type="float" office:value="62.02" table:style-name="ce1">
            <text:p>62,02</text:p>
          </table:table-cell>
          <table:table-cell office:value-type="float" office:value="3282.8" table:style-name="ce2">
            <text:p>3.282,80</text:p>
          </table:table-cell>
          <table:table-cell office:value-type="float" office:value="383" table:style-name="ce1">
            <text:p>383</text:p>
          </table:table-cell>
          <table:table-cell office:value-type="float" office:value="80.67" table:style-name="ce1">
            <text:p>80,67</text:p>
          </table:table-cell>
          <table:table-cell office:value-type="float" office:value="4181.6899999999996" table:style-name="ce2">
            <text:p>4.181,69</text:p>
          </table:table-cell>
          <table:table-cell office:value-type="float" office:value="415" table:style-name="ce1">
            <text:p>415</text:p>
          </table:table-cell>
          <table:table-cell office:value-type="float" office:value="63.53" table:style-name="ce1">
            <text:p>63,53</text:p>
          </table:table-cell>
          <table:table-cell office:value-type="float" office:value="3221.11" table:style-name="ce2">
            <text:p>3.221,11</text:p>
          </table:table-cell>
          <table:table-cell office:value-type="float" office:value="265" table:style-name="ce1">
            <text:p>265</text:p>
          </table:table-cell>
          <table:table-cell office:value-type="float" office:value="46.01" table:style-name="ce1">
            <text:p>46,01</text:p>
          </table:table-cell>
          <table:table-cell office:value-type="float" office:value="2331.17" table:style-name="ce2">
            <text:p>2.331,17</text:p>
          </table:table-cell>
          <table:table-cell office:value-type="float" office:value="730" table:style-name="ce1">
            <text:p>730</text:p>
          </table:table-cell>
          <table:table-cell office:value-type="float" office:value="113.68" table:style-name="ce1">
            <text:p>113,68</text:p>
          </table:table-cell>
          <table:table-cell office:value-type="float" office:value="5954.21" table:style-name="ce2">
            <text:p>5.954,21</text:p>
          </table:table-cell>
          <table:table-cell office:value-type="float" office:value="406" table:style-name="ce1">
            <text:p>406</text:p>
          </table:table-cell>
          <table:table-cell office:value-type="float" office:value="52.19" table:style-name="ce1">
            <text:p>52,19</text:p>
          </table:table-cell>
          <table:table-cell office:value-type="float" office:value="2822.12" table:style-name="ce2">
            <text:p>2.822,1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55.31" table:style-name="ce1">
            <text:p>55,31</text:p>
          </table:table-cell>
          <table:table-cell office:value-type="float" office:value="6009.97" table:style-name="ce2">
            <text:p>6.009,97</text:p>
          </table:table-cell>
          <table:table-cell office:value-type="float" office:value="13" table:style-name="ce1">
            <text:p>13</text:p>
          </table:table-cell>
          <table:table-cell office:value-type="float" office:value="5.71" table:style-name="ce1">
            <text:p>5,71</text:p>
          </table:table-cell>
          <table:table-cell office:value-type="float" office:value="630.75" table:style-name="ce1">
            <text:p>630,75</text:p>
          </table:table-cell>
          <table:table-cell office:value-type="float" office:value="3" table:style-name="ce1">
            <text:p>3</text:p>
          </table:table-cell>
          <table:table-cell office:value-type="float" office:value="3.11" table:style-name="ce1">
            <text:p>3,11</text:p>
          </table:table-cell>
          <table:table-cell office:value-type="float" office:value="308.45" table:style-name="ce1">
            <text:p>308,45</text:p>
          </table:table-cell>
          <table:table-cell office:value-type="float" office:value="2" table:style-name="ce1">
            <text:p>2</text:p>
          </table:table-cell>
          <table:table-cell office:value-type="float" office:value="3.96" table:style-name="ce1">
            <text:p>3,96</text:p>
          </table:table-cell>
          <table:table-cell office:value-type="float" office:value="328.97" table:style-name="ce1">
            <text:p>328,97</text:p>
          </table:table-cell>
          <table:table-cell office:value-type="float" office:value="15" table:style-name="ce1">
            <text:p>15</text:p>
          </table:table-cell>
          <table:table-cell office:value-type="float" office:value="14.46" table:style-name="ce1">
            <text:p>14,46</text:p>
          </table:table-cell>
          <table:table-cell office:value-type="float" office:value="1779.2" table:style-name="ce2">
            <text:p>1.779,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6.98" table:style-name="ce1">
            <text:p>26,98</text:p>
          </table:table-cell>
          <table:table-cell office:value-type="float" office:value="3004.91" table:style-name="ce2">
            <text:p>3.004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0099999999999998" table:style-name="ce1">
            <text:p>2,01</text:p>
          </table:table-cell>
          <table:table-cell office:value-type="float" office:value="228.87" table:style-name="ce1">
            <text:p>228,87</text:p>
          </table:table-cell>
          <table:table-cell office:value-type="float" office:value="2" table:style-name="ce1">
            <text:p>2</text:p>
          </table:table-cell>
          <table:table-cell office:value-type="float" office:value="5.82" table:style-name="ce1">
            <text:p>5,82</text:p>
          </table:table-cell>
          <table:table-cell office:value-type="float" office:value="640.78" table:style-name="ce1">
            <text:p>640,78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2.13" table:style-name="ce1">
            <text:p>2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96" table:style-name="ce1">
            <text:p>96</text:p>
          </table:table-cell>
          <table:table-cell office:value-type="float" office:value="17.059999999999999" table:style-name="ce1">
            <text:p>17,06</text:p>
          </table:table-cell>
          <table:table-cell office:value-type="float" office:value="1432.73" table:style-name="ce2">
            <text:p>1.432,73</text:p>
          </table:table-cell>
          <table:table-cell office:value-type="float" office:value="933" table:style-name="ce1">
            <text:p>933</text:p>
          </table:table-cell>
          <table:table-cell office:value-type="float" office:value="306.20999999999998" table:style-name="ce1">
            <text:p>306,21</text:p>
          </table:table-cell>
          <table:table-cell office:value-type="float" office:value="26310.36" table:style-name="ce2">
            <text:p>26.310,36</text:p>
          </table:table-cell>
          <table:table-cell office:value-type="float" office:value="249" table:style-name="ce1">
            <text:p>249</text:p>
          </table:table-cell>
          <table:table-cell office:value-type="float" office:value="56.61" table:style-name="ce1">
            <text:p>56,61</text:p>
          </table:table-cell>
          <table:table-cell office:value-type="float" office:value="4732.79" table:style-name="ce2">
            <text:p>4.732,79</text:p>
          </table:table-cell>
          <table:table-cell office:value-type="float" office:value="905" table:style-name="ce1">
            <text:p>905</text:p>
          </table:table-cell>
          <table:table-cell office:value-type="float" office:value="482.8" table:style-name="ce1">
            <text:p>482,8</text:p>
          </table:table-cell>
          <table:table-cell office:value-type="float" office:value="44073.98" table:style-name="ce2">
            <text:p>44.073,98</text:p>
          </table:table-cell>
          <table:table-cell office:value-type="float" office:value="184" table:style-name="ce1">
            <text:p>184</text:p>
          </table:table-cell>
          <table:table-cell office:value-type="float" office:value="81.27" table:style-name="ce1">
            <text:p>81,27</text:p>
          </table:table-cell>
          <table:table-cell office:value-type="float" office:value="6844.28" table:style-name="ce2">
            <text:p>6.844,28</text:p>
          </table:table-cell>
          <table:table-cell office:value-type="float" office:value="196" table:style-name="ce1">
            <text:p>196</text:p>
          </table:table-cell>
          <table:table-cell office:value-type="float" office:value="44.98" table:style-name="ce1">
            <text:p>44,98</text:p>
          </table:table-cell>
          <table:table-cell office:value-type="float" office:value="3765.99" table:style-name="ce2">
            <text:p>3.765,99</text:p>
          </table:table-cell>
          <table:table-cell office:value-type="float" office:value="313" table:style-name="ce1">
            <text:p>313</text:p>
          </table:table-cell>
          <table:table-cell office:value-type="float" office:value="139.86000000000001" table:style-name="ce1">
            <text:p>139,86</text:p>
          </table:table-cell>
          <table:table-cell office:value-type="float" office:value="11969.95" table:style-name="ce2">
            <text:p>11.969,95</text:p>
          </table:table-cell>
          <table:table-cell office:value-type="float" office:value="24" table:style-name="ce1">
            <text:p>24</text:p>
          </table:table-cell>
          <table:table-cell office:value-type="float" office:value="7.61" table:style-name="ce1">
            <text:p>7,61</text:p>
          </table:table-cell>
          <table:table-cell office:value-type="float" office:value="641.91999999999996" table:style-name="ce1">
            <text:p>641,92</text:p>
          </table:table-cell>
          <table:table-cell office:value-type="float" office:value="88" table:style-name="ce1">
            <text:p>88</text:p>
          </table:table-cell>
          <table:table-cell office:value-type="float" office:value="31.38" table:style-name="ce1">
            <text:p>31,38</text:p>
          </table:table-cell>
          <table:table-cell office:value-type="float" office:value="2613.9699999999998" table:style-name="ce2">
            <text:p>2.613,97</text:p>
          </table:table-cell>
          <table:table-cell office:value-type="float" office:value="92" table:style-name="ce1">
            <text:p>92</text:p>
          </table:table-cell>
          <table:table-cell office:value-type="float" office:value="39.520000000000003" table:style-name="ce1">
            <text:p>39,52</text:p>
          </table:table-cell>
          <table:table-cell office:value-type="float" office:value="-818.84" table:style-name="ce1">
            <text:p>-818,84</text:p>
          </table:table-cell>
          <table:table-cell office:value-type="float" office:value="241" table:style-name="ce1">
            <text:p>241</text:p>
          </table:table-cell>
          <table:table-cell office:value-type="float" office:value="76.23" table:style-name="ce1">
            <text:p>76,23</text:p>
          </table:table-cell>
          <table:table-cell office:value-type="float" office:value="6371.98" table:style-name="ce2">
            <text:p>6.371,9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5" table:style-name="ce1">
            <text:p>5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406.59" table:style-name="ce1">
            <text:p>406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.99" table:style-name="ce1">
            <text:p>3,99</text:p>
          </table:table-cell>
          <table:table-cell office:value-type="float" office:value="685.77" table:style-name="ce1">
            <text:p>685,77</text:p>
          </table:table-cell>
          <table:table-cell office:value-type="float" office:value="522" table:style-name="ce1">
            <text:p>522</text:p>
          </table:table-cell>
          <table:table-cell office:value-type="float" office:value="1252.51" table:style-name="ce2">
            <text:p>1.252,51</text:p>
          </table:table-cell>
          <table:table-cell office:value-type="float" office:value="144036.95000000001" table:style-name="ce2">
            <text:p>144.036,95</text:p>
          </table:table-cell>
          <table:table-cell office:value-type="float" office:value="18" table:style-name="ce1">
            <text:p>18</text:p>
          </table:table-cell>
          <table:table-cell office:value-type="float" office:value="15.99" table:style-name="ce1">
            <text:p>15,99</text:p>
          </table:table-cell>
          <table:table-cell office:value-type="float" office:value="3633.03" table:style-name="ce2">
            <text:p>3.633,03</text:p>
          </table:table-cell>
          <table:table-cell office:value-type="float" office:value="4" table:style-name="ce1">
            <text:p>4</text:p>
          </table:table-cell>
          <table:table-cell office:value-type="float" office:value="0.76" table:style-name="ce1">
            <text:p>0,76</text:p>
          </table:table-cell>
          <table:table-cell office:value-type="float" office:value="256.77" table:style-name="ce1">
            <text:p>256,77</text:p>
          </table:table-cell>
          <table:table-cell office:value-type="float" office:value="55" table:style-name="ce1">
            <text:p>55</text:p>
          </table:table-cell>
          <table:table-cell office:value-type="float" office:value="78.430000000000007" table:style-name="ce1">
            <text:p>78,43</text:p>
          </table:table-cell>
          <table:table-cell office:value-type="float" office:value="9599.01" table:style-name="ce2">
            <text:p>9.599,01</text:p>
          </table:table-cell>
          <table:table-cell office:value-type="float" office:value="49" table:style-name="ce1">
            <text:p>49</text:p>
          </table:table-cell>
          <table:table-cell office:value-type="float" office:value="22.64" table:style-name="ce1">
            <text:p>22,64</text:p>
          </table:table-cell>
          <table:table-cell office:value-type="float" office:value="3073.31" table:style-name="ce2">
            <text:p>3.073,31</text:p>
          </table:table-cell>
          <table:table-cell office:value-type="float" office:value="1" table:style-name="ce1">
            <text:p>1</text:p>
          </table:table-cell>
          <table:table-cell office:value-type="float" office:value="0.23" table:style-name="ce1">
            <text:p>0,23</text:p>
          </table:table-cell>
          <table:table-cell office:value-type="float" office:value="66.489999999999995" table:style-name="ce1">
            <text:p>66,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7.57" table:style-name="ce1">
            <text:p>7,57</text:p>
          </table:table-cell>
          <table:table-cell office:value-type="float" office:value="873.99" table:style-name="ce1">
            <text:p>873,9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.62" table:style-name="ce1">
            <text:p>7,62</text:p>
          </table:table-cell>
          <table:table-cell office:value-type="float" office:value="626.97" table:style-name="ce1">
            <text:p>626,97</text:p>
          </table:table-cell>
          <table:table-cell office:value-type="float" office:value="1" table:style-name="ce1">
            <text:p>1</text:p>
          </table:table-cell>
          <table:table-cell office:value-type="float" office:value="24.96" table:style-name="ce1">
            <text:p>24,96</text:p>
          </table:table-cell>
          <table:table-cell office:value-type="float" office:value="1878.15" table:style-name="ce2">
            <text:p>1.878,15</text:p>
          </table:table-cell>
          <table:table-cell office:value-type="float" office:value="6" table:style-name="ce1">
            <text:p>6</text:p>
          </table:table-cell>
          <table:table-cell office:value-type="float" office:value="66.02" table:style-name="ce1">
            <text:p>66,02</text:p>
          </table:table-cell>
          <table:table-cell office:value-type="float" office:value="6357.31" table:style-name="ce2">
            <text:p>6.357,31</text:p>
          </table:table-cell>
          <table:table-cell office:value-type="float" office:value="25" table:style-name="ce1">
            <text:p>25</text:p>
          </table:table-cell>
          <table:table-cell office:value-type="float" office:value="312.06" table:style-name="ce1">
            <text:p>312,06</text:p>
          </table:table-cell>
          <table:table-cell office:value-type="float" office:value="27318" table:style-name="ce2">
            <text:p>27.318,00</text:p>
          </table:table-cell>
          <table:table-cell office:value-type="float" office:value="1" table:style-name="ce1">
            <text:p>1</text:p>
          </table:table-cell>
          <table:table-cell office:value-type="float" office:value="8.3699999999999992" table:style-name="ce1">
            <text:p>8,37</text:p>
          </table:table-cell>
          <table:table-cell office:value-type="float" office:value="740.67" table:style-name="ce1">
            <text:p>740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3" table:style-name="ce1">
            <text:p>173</text:p>
          </table:table-cell>
          <table:table-cell office:value-type="float" office:value="963.57" table:style-name="ce1">
            <text:p>963,57</text:p>
          </table:table-cell>
          <table:table-cell office:value-type="float" office:value="85016.24" table:style-name="ce2">
            <text:p>85.016,2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188" table:style-name="ce1">
            <text:p>188</text:p>
          </table:table-cell>
          <table:table-cell office:value-type="float" office:value="15136.73" table:style-name="ce2">
            <text:p>15.136,73</text:p>
          </table:table-cell>
          <table:table-cell office:value-type="float" office:value="5" table:style-name="ce1">
            <text:p>5</text:p>
          </table:table-cell>
          <table:table-cell office:value-type="float" office:value="12.78" table:style-name="ce1">
            <text:p>12,78</text:p>
          </table:table-cell>
          <table:table-cell office:value-type="float" office:value="1170.57" table:style-name="ce2">
            <text:p>1.170,57</text:p>
          </table:table-cell>
          <table:table-cell office:value-type="float" office:value="2" table:style-name="ce1">
            <text:p>2</text:p>
          </table:table-cell>
          <table:table-cell office:value-type="float" office:value="21.71" table:style-name="ce1">
            <text:p>21,71</text:p>
          </table:table-cell>
          <table:table-cell office:value-type="float" office:value="1606.95" table:style-name="ce2">
            <text:p>1.606,95</text:p>
          </table:table-cell>
          <table:table-cell office:value-type="float" office:value="5" table:style-name="ce1">
            <text:p>5</text:p>
          </table:table-cell>
          <table:table-cell office:value-type="float" office:value="12.58" table:style-name="ce1">
            <text:p>12,58</text:p>
          </table:table-cell>
          <table:table-cell office:value-type="float" office:value="1061.96" table:style-name="ce2">
            <text:p>1.061,96</text:p>
          </table:table-cell>
          <table:table-cell office:value-type="float" office:value="1" table:style-name="ce1">
            <text:p>1</text:p>
          </table:table-cell>
          <table:table-cell office:value-type="float" office:value="0.67" table:style-name="ce1">
            <text:p>0,67</text:p>
          </table:table-cell>
          <table:table-cell office:value-type="float" office:value="68.83" table:style-name="ce1">
            <text:p>68,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.39" table:style-name="ce1">
            <text:p>2,39</text:p>
          </table:table-cell>
          <table:table-cell office:value-type="float" office:value="208.69" table:style-name="ce1">
            <text:p>208,6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89" table:style-name="ce1">
            <text:p>2,89</text:p>
          </table:table-cell>
          <table:table-cell office:value-type="float" office:value="220.34" table:style-name="ce1">
            <text:p>220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49" table:style-name="ce1">
            <text:p>3,49</text:p>
          </table:table-cell>
          <table:table-cell office:value-type="float" office:value="292.61" table:style-name="ce1">
            <text:p>292,61</text:p>
          </table:table-cell>
          <table:table-cell office:value-type="float" office:value="4" table:style-name="ce1">
            <text:p>4</text:p>
          </table:table-cell>
          <table:table-cell office:value-type="float" office:value="9.1300000000000008" table:style-name="ce1">
            <text:p>9,13</text:p>
          </table:table-cell>
          <table:table-cell office:value-type="float" office:value="708.56" table:style-name="ce1">
            <text:p>708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31" table:style-name="ce1">
            <text:p>0,31</text:p>
          </table:table-cell>
          <table:table-cell office:value-type="float" office:value="57.02" table:style-name="ce1">
            <text:p>57,0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1.89" table:style-name="ce1">
            <text:p>11,89</text:p>
          </table:table-cell>
          <table:table-cell office:value-type="float" office:value="1032.75" table:style-name="ce2">
            <text:p>1.032,7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6.95" table:style-name="ce1">
            <text:p>6,95</text:p>
          </table:table-cell>
          <table:table-cell office:value-type="float" office:value="357.63" table:style-name="ce1">
            <text:p>357,63</text:p>
          </table:table-cell>
          <table:table-cell office:value-type="float" office:value="37" table:style-name="ce1">
            <text:p>37</text:p>
          </table:table-cell>
          <table:table-cell office:value-type="float" office:value="13.36" table:style-name="ce1">
            <text:p>13,36</text:p>
          </table:table-cell>
          <table:table-cell office:value-type="float" office:value="731.62" table:style-name="ce1">
            <text:p>731,62</text:p>
          </table:table-cell>
          <table:table-cell office:value-type="float" office:value="403" table:style-name="ce1">
            <text:p>403</text:p>
          </table:table-cell>
          <table:table-cell office:value-type="float" office:value="212.29" table:style-name="ce1">
            <text:p>212,29</text:p>
          </table:table-cell>
          <table:table-cell office:value-type="float" office:value="20057.29" table:style-name="ce2">
            <text:p>20.057,29</text:p>
          </table:table-cell>
          <table:table-cell office:value-type="float" office:value="46" table:style-name="ce1">
            <text:p>46</text:p>
          </table:table-cell>
          <table:table-cell office:value-type="float" office:value="20.190000000000001" table:style-name="ce1">
            <text:p>20,19</text:p>
          </table:table-cell>
          <table:table-cell office:value-type="float" office:value="1092.6300000000001" table:style-name="ce2">
            <text:p>1.092,63</text:p>
          </table:table-cell>
          <table:table-cell office:value-type="float" office:value="31" table:style-name="ce1">
            <text:p>31</text:p>
          </table:table-cell>
          <table:table-cell office:value-type="float" office:value="9.81" table:style-name="ce1">
            <text:p>9,81</text:p>
          </table:table-cell>
          <table:table-cell office:value-type="float" office:value="525.54999999999995" table:style-name="ce1">
            <text:p>525,55</text:p>
          </table:table-cell>
          <table:table-cell office:value-type="float" office:value="345" table:style-name="ce1">
            <text:p>345</text:p>
          </table:table-cell>
          <table:table-cell office:value-type="float" office:value="103.77" table:style-name="ce1">
            <text:p>103,77</text:p>
          </table:table-cell>
          <table:table-cell office:value-type="float" office:value="4131.7299999999996" table:style-name="ce2">
            <text:p>4.131,73</text:p>
          </table:table-cell>
          <table:table-cell office:value-type="float" office:value="18" table:style-name="ce1">
            <text:p>18</text:p>
          </table:table-cell>
          <table:table-cell office:value-type="float" office:value="7.1" table:style-name="ce1">
            <text:p>7,1</text:p>
          </table:table-cell>
          <table:table-cell office:value-type="float" office:value="349.71" table:style-name="ce1">
            <text:p>349,71</text:p>
          </table:table-cell>
          <table:table-cell office:value-type="float" office:value="15" table:style-name="ce1">
            <text:p>15</text:p>
          </table:table-cell>
          <table:table-cell office:value-type="float" office:value="2.72" table:style-name="ce1">
            <text:p>2,72</text:p>
          </table:table-cell>
          <table:table-cell office:value-type="float" office:value="153.22" table:style-name="ce1">
            <text:p>153,22</text:p>
          </table:table-cell>
          <table:table-cell office:value-type="float" office:value="2" table:style-name="ce1">
            <text:p>2</text:p>
          </table:table-cell>
          <table:table-cell office:value-type="float" office:value="0.04" table:style-name="ce1">
            <text:p>0,04</text:p>
          </table:table-cell>
          <table:table-cell office:value-type="float" office:value="4.1500000000000004" table:style-name="ce1">
            <text:p>4,15</text:p>
          </table:table-cell>
          <table:table-cell office:value-type="float" office:value="49" table:style-name="ce1">
            <text:p>49</text:p>
          </table:table-cell>
          <table:table-cell office:value-type="float" office:value="10.029999999999999" table:style-name="ce1">
            <text:p>10,03</text:p>
          </table:table-cell>
          <table:table-cell office:value-type="float" office:value="565.88" table:style-name="ce1">
            <text:p>565,8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66" table:style-name="ce1">
            <text:p>0,66</text:p>
          </table:table-cell>
          <table:table-cell office:value-type="float" office:value="31.65" table:style-name="ce1">
            <text:p>31,65</text:p>
          </table:table-cell>
          <table:table-cell office:value-type="float" office:value="57" table:style-name="ce1">
            <text:p>57</text:p>
          </table:table-cell>
          <table:table-cell office:value-type="float" office:value="13.61" table:style-name="ce1">
            <text:p>13,61</text:p>
          </table:table-cell>
          <table:table-cell office:value-type="float" office:value="743.66" table:style-name="ce1">
            <text:p>743,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7.24" table:style-name="ce1">
            <text:p>7,24</text:p>
          </table:table-cell>
          <table:table-cell office:value-type="float" office:value="394.27" table:style-name="ce1">
            <text:p>394,27</text:p>
          </table:table-cell>
          <table:table-cell office:value-type="float" office:value="102" table:style-name="ce1">
            <text:p>102</text:p>
          </table:table-cell>
          <table:table-cell office:value-type="float" office:value="25.46" table:style-name="ce1">
            <text:p>25,46</text:p>
          </table:table-cell>
          <table:table-cell office:value-type="float" office:value="1459.78" table:style-name="ce2">
            <text:p>1.459,78</text:p>
          </table:table-cell>
          <table:table-cell office:value-type="float" office:value="248" table:style-name="ce1">
            <text:p>248</text:p>
          </table:table-cell>
          <table:table-cell office:value-type="float" office:value="54.38" table:style-name="ce1">
            <text:p>54,38</text:p>
          </table:table-cell>
          <table:table-cell office:value-type="float" office:value="2972.47" table:style-name="ce2">
            <text:p>2.972,47</text:p>
          </table:table-cell>
          <table:table-cell office:value-type="float" office:value="64" table:style-name="ce1">
            <text:p>64</text:p>
          </table:table-cell>
          <table:table-cell office:value-type="float" office:value="30.38" table:style-name="ce1">
            <text:p>30,38</text:p>
          </table:table-cell>
          <table:table-cell office:value-type="float" office:value="1687.9" table:style-name="ce2">
            <text:p>1.687,90</text:p>
          </table:table-cell>
          <table:table-cell office:value-type="float" office:value="18" table:style-name="ce1">
            <text:p>18</text:p>
          </table:table-cell>
          <table:table-cell office:value-type="float" office:value="7.72" table:style-name="ce1">
            <text:p>7,72</text:p>
          </table:table-cell>
          <table:table-cell office:value-type="float" office:value="435.06" table:style-name="ce1">
            <text:p>435,06</text:p>
          </table:table-cell>
          <table:table-cell office:value-type="float" office:value="29" table:style-name="ce1">
            <text:p>29</text:p>
          </table:table-cell>
          <table:table-cell office:value-type="float" office:value="6.5" table:style-name="ce1">
            <text:p>6,5</text:p>
          </table:table-cell>
          <table:table-cell office:value-type="float" office:value="375.72" table:style-name="ce1">
            <text:p>375,72</text:p>
          </table:table-cell>
          <table:table-cell office:value-type="float" office:value="51" table:style-name="ce1">
            <text:p>51</text:p>
          </table:table-cell>
          <table:table-cell office:value-type="float" office:value="11.81" table:style-name="ce1">
            <text:p>11,81</text:p>
          </table:table-cell>
          <table:table-cell office:value-type="float" office:value="654.41999999999996" table:style-name="ce1">
            <text:p>654,4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7.32" table:style-name="ce1">
            <text:p>7,32</text:p>
          </table:table-cell>
          <table:table-cell office:value-type="float" office:value="690.16" table:style-name="ce1">
            <text:p>690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93.47000000000003" table:style-name="ce1">
            <text:p>293,47</text:p>
          </table:table-cell>
          <table:table-cell office:value-type="float" office:value="5" table:style-name="ce1">
            <text:p>5</text:p>
          </table:table-cell>
          <table:table-cell office:value-type="float" office:value="0.4" table:style-name="ce1">
            <text:p>0,4</text:p>
          </table:table-cell>
          <table:table-cell office:value-type="float" office:value="187.3" table:style-name="ce1">
            <text:p>187,3</text:p>
          </table:table-cell>
          <table:table-cell office:value-type="float" office:value="13" table:style-name="ce1">
            <text:p>13</text:p>
          </table:table-cell>
          <table:table-cell office:value-type="float" office:value="2.23" table:style-name="ce1">
            <text:p>2,23</text:p>
          </table:table-cell>
          <table:table-cell office:value-type="float" office:value="205.98" table:style-name="ce1">
            <text:p>205,98</text:p>
          </table:table-cell>
          <table:table-cell office:value-type="float" office:value="13" table:style-name="ce1">
            <text:p>13</text:p>
          </table:table-cell>
          <table:table-cell office:value-type="float" office:value="2.56" table:style-name="ce1">
            <text:p>2,56</text:p>
          </table:table-cell>
          <table:table-cell office:value-type="float" office:value="235.42" table:style-name="ce1">
            <text:p>235,42</text:p>
          </table:table-cell>
          <table:table-cell office:value-type="float" office:value="6" table:style-name="ce1">
            <text:p>6</text:p>
          </table:table-cell>
          <table:table-cell office:value-type="float" office:value="3.32" table:style-name="ce1">
            <text:p>3,32</text:p>
          </table:table-cell>
          <table:table-cell office:value-type="float" office:value="306.23" table:style-name="ce1">
            <text:p>306,23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,8</text:p>
          </table:table-cell>
          <table:table-cell office:value-type="float" office:value="166.93" table:style-name="ce1">
            <text:p>166,93</text:p>
          </table:table-cell>
          <table:table-cell office:value-type="float" office:value="18" table:style-name="ce1">
            <text:p>18</text:p>
          </table:table-cell>
          <table:table-cell office:value-type="float" office:value="6.6" table:style-name="ce1">
            <text:p>6,6</text:p>
          </table:table-cell>
          <table:table-cell office:value-type="float" office:value="606.27" table:style-name="ce1">
            <text:p>606,27</text:p>
          </table:table-cell>
          <table:table-cell office:value-type="float" office:value="9" table:style-name="ce1">
            <text:p>9</text:p>
          </table:table-cell>
          <table:table-cell office:value-type="float" office:value="1.22" table:style-name="ce1">
            <text:p>1,22</text:p>
          </table:table-cell>
          <table:table-cell office:value-type="float" office:value="112.55" table:style-name="ce1">
            <text:p>112,5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3 (BT / Bombe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25.12" table:style-name="ce1">
            <text:p>25,12</text:p>
          </table:table-cell>
          <table:table-cell office:value-type="float" office:value="2034.33" table:style-name="ce2">
            <text:p>2.034,33</text:p>
          </table:table-cell>
          <table:table-cell office:value-type="float" office:value="51" table:style-name="ce1">
            <text:p>51</text:p>
          </table:table-cell>
          <table:table-cell office:value-type="float" office:value="20.83" table:style-name="ce1">
            <text:p>20,83</text:p>
          </table:table-cell>
          <table:table-cell office:value-type="float" office:value="1702.94" table:style-name="ce2">
            <text:p>1.702,94</text:p>
          </table:table-cell>
          <table:table-cell office:value-type="float" office:value="14" table:style-name="ce1">
            <text:p>14</text:p>
          </table:table-cell>
          <table:table-cell office:value-type="float" office:value="9.43" table:style-name="ce1">
            <text:p>9,43</text:p>
          </table:table-cell>
          <table:table-cell office:value-type="float" office:value="827.49" table:style-name="ce1">
            <text:p>827,49</text:p>
          </table:table-cell>
          <table:table-cell office:value-type="float" office:value="4" table:style-name="ce1">
            <text:p>4</text:p>
          </table:table-cell>
          <table:table-cell office:value-type="float" office:value="3.18" table:style-name="ce1">
            <text:p>3,18</text:p>
          </table:table-cell>
          <table:table-cell office:value-type="float" office:value="259.60000000000002" table:style-name="ce1">
            <text:p>259,6</text:p>
          </table:table-cell>
          <table:table-cell office:value-type="float" office:value="81" table:style-name="ce1">
            <text:p>81</text:p>
          </table:table-cell>
          <table:table-cell office:value-type="float" office:value="40.83" table:style-name="ce1">
            <text:p>40,83</text:p>
          </table:table-cell>
          <table:table-cell office:value-type="float" office:value="3316.85" table:style-name="ce2">
            <text:p>3.316,85</text:p>
          </table:table-cell>
          <table:table-cell office:value-type="float" office:value="272" table:style-name="ce1">
            <text:p>272</text:p>
          </table:table-cell>
          <table:table-cell office:value-type="float" office:value="124.6" table:style-name="ce1">
            <text:p>124,6</text:p>
          </table:table-cell>
          <table:table-cell office:value-type="float" office:value="10156.82" table:style-name="ce2">
            <text:p>10.156,82</text:p>
          </table:table-cell>
          <table:table-cell office:value-type="float" office:value="73" table:style-name="ce1">
            <text:p>73</text:p>
          </table:table-cell>
          <table:table-cell office:value-type="float" office:value="70.540000000000006" table:style-name="ce1">
            <text:p>70,54</text:p>
          </table:table-cell>
          <table:table-cell office:value-type="float" office:value="5786.36" table:style-name="ce2">
            <text:p>5.786,36</text:p>
          </table:table-cell>
          <table:table-cell office:value-type="float" office:value="26" table:style-name="ce1">
            <text:p>26</text:p>
          </table:table-cell>
          <table:table-cell office:value-type="float" office:value="16.010000000000002" table:style-name="ce1">
            <text:p>16,01</text:p>
          </table:table-cell>
          <table:table-cell office:value-type="float" office:value="1304.06" table:style-name="ce2">
            <text:p>1.304,06</text:p>
          </table:table-cell>
          <table:table-cell office:value-type="float" office:value="103" table:style-name="ce1">
            <text:p>103</text:p>
          </table:table-cell>
          <table:table-cell office:value-type="float" office:value="115.57" table:style-name="ce1">
            <text:p>115,57</text:p>
          </table:table-cell>
          <table:table-cell office:value-type="float" office:value="9353.93" table:style-name="ce2">
            <text:p>9.353,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24.75" table:style-name="ce1">
            <text:p>24,75</text:p>
          </table:table-cell>
          <table:table-cell office:value-type="float" office:value="2286.0300000000002" table:style-name="ce2">
            <text:p>2.286,03</text:p>
          </table:table-cell>
          <table:table-cell office:value-type="float" office:value="40" table:style-name="ce1">
            <text:p>40</text:p>
          </table:table-cell>
          <table:table-cell office:value-type="float" office:value="23.31" table:style-name="ce1">
            <text:p>23,31</text:p>
          </table:table-cell>
          <table:table-cell office:value-type="float" office:value="2111.34" table:style-name="ce2">
            <text:p>2.111,34</text:p>
          </table:table-cell>
          <table:table-cell office:value-type="float" office:value="646" table:style-name="ce1">
            <text:p>646</text:p>
          </table:table-cell>
          <table:table-cell office:value-type="float" office:value="211.09" table:style-name="ce1">
            <text:p>211,09</text:p>
          </table:table-cell>
          <table:table-cell office:value-type="float" office:value="19554.310000000001" table:style-name="ce2">
            <text:p>19.554,31</text:p>
          </table:table-cell>
          <table:table-cell office:value-type="float" office:value="799" table:style-name="ce1">
            <text:p>799</text:p>
          </table:table-cell>
          <table:table-cell office:value-type="float" office:value="472.77" table:style-name="ce1">
            <text:p>472,77</text:p>
          </table:table-cell>
          <table:table-cell office:value-type="float" office:value="43640.83" table:style-name="ce2">
            <text:p>43.640,83</text:p>
          </table:table-cell>
          <table:table-cell office:value-type="float" office:value="1" table:style-name="ce1">
            <text:p>1</text:p>
          </table:table-cell>
          <table:table-cell office:value-type="float" office:value="0.06" table:style-name="ce1">
            <text:p>0,06</text:p>
          </table:table-cell>
          <table:table-cell office:value-type="float" office:value="5.92" table:style-name="ce1">
            <text:p>5,92</text:p>
          </table:table-cell>
          <table:table-cell office:value-type="float" office:value="70" table:style-name="ce1">
            <text:p>70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251.51" table:style-name="ce2">
            <text:p>3.251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2" table:style-name="ce1">
            <text:p>322</text:p>
          </table:table-cell>
          <table:table-cell office:value-type="float" office:value="512.94000000000005" table:style-name="ce1">
            <text:p>512,94</text:p>
          </table:table-cell>
          <table:table-cell office:value-type="float" office:value="47370.85" table:style-name="ce2">
            <text:p>47.370,85</text:p>
          </table:table-cell>
          <table:table-cell office:value-type="float" office:value="123" table:style-name="ce1">
            <text:p>123</text:p>
          </table:table-cell>
          <table:table-cell office:value-type="float" office:value="30.31" table:style-name="ce1">
            <text:p>30,31</text:p>
          </table:table-cell>
          <table:table-cell office:value-type="float" office:value="1181.79" table:style-name="ce2">
            <text:p>1.181,79</text:p>
          </table:table-cell>
          <table:table-cell office:value-type="float" office:value="40" table:style-name="ce1">
            <text:p>40</text:p>
          </table:table-cell>
          <table:table-cell office:value-type="float" office:value="2.33" table:style-name="ce1">
            <text:p>2,33</text:p>
          </table:table-cell>
          <table:table-cell office:value-type="float" office:value="249.02" table:style-name="ce1">
            <text:p>249,0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25" table:style-name="ce1">
            <text:p>2,25</text:p>
          </table:table-cell>
          <table:table-cell office:value-type="float" office:value="240.26" table:style-name="ce1">
            <text:p>240,26</text:p>
          </table:table-cell>
          <table:table-cell office:value-type="float" office:value="247" table:style-name="ce1">
            <text:p>247</text:p>
          </table:table-cell>
          <table:table-cell office:value-type="float" office:value="484.41" table:style-name="ce1">
            <text:p>484,41</text:p>
          </table:table-cell>
          <table:table-cell office:value-type="float" office:value="50332.54" table:style-name="ce2">
            <text:p>50.332,54</text:p>
          </table:table-cell>
          <table:table-cell office:value-type="float" office:value="123" table:style-name="ce1">
            <text:p>123</text:p>
          </table:table-cell>
          <table:table-cell office:value-type="float" office:value="421.32" table:style-name="ce1">
            <text:p>421,32</text:p>
          </table:table-cell>
          <table:table-cell office:value-type="float" office:value="45705.07" table:style-name="ce2">
            <text:p>45.705,07</text:p>
          </table:table-cell>
          <table:table-cell office:value-type="float" office:value="1" table:style-name="ce1">
            <text:p>1</text:p>
          </table:table-cell>
          <table:table-cell office:value-type="float" office:value="7.49" table:style-name="ce1">
            <text:p>7,49</text:p>
          </table:table-cell>
          <table:table-cell office:value-type="float" office:value="691.7" table:style-name="ce1">
            <text:p>691,7</text:p>
          </table:table-cell>
          <table:table-cell office:value-type="float" office:value="22" table:style-name="ce1">
            <text:p>22</text:p>
          </table:table-cell>
          <table:table-cell office:value-type="float" office:value="61.04" table:style-name="ce1">
            <text:p>61,04</text:p>
          </table:table-cell>
          <table:table-cell office:value-type="float" office:value="5971.11" table:style-name="ce2">
            <text:p>5.971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82.86" table:style-name="ce1">
            <text:p>182,86</text:p>
          </table:table-cell>
          <table:table-cell office:value-type="float" office:value="15251.54" table:style-name="ce2">
            <text:p>15.251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2.96" table:style-name="ce1">
            <text:p>42,96</text:p>
          </table:table-cell>
          <table:table-cell office:value-type="float" office:value="3733.08" table:style-name="ce2">
            <text:p>3.733,0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2" table:style-name="ce1">
            <text:p>2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91.62" table:style-name="ce1">
            <text:p>91,62</text:p>
          </table:table-cell>
          <table:table-cell office:value-type="float" office:value="2" table:style-name="ce1">
            <text:p>2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62.61" table:style-name="ce1">
            <text:p>62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20.420000000000002" table:style-name="ce1">
            <text:p>20,42</text:p>
          </table:table-cell>
          <table:table-cell office:value-type="float" office:value="1694.12" table:style-name="ce2">
            <text:p>1.694,12</text:p>
          </table:table-cell>
          <table:table-cell office:value-type="float" office:value="25" table:style-name="ce1">
            <text:p>25</text:p>
          </table:table-cell>
          <table:table-cell office:value-type="float" office:value="9.06" table:style-name="ce1">
            <text:p>9,06</text:p>
          </table:table-cell>
          <table:table-cell office:value-type="float" office:value="1539.03" table:style-name="ce2">
            <text:p>1.539,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42" table:style-name="ce1">
            <text:p>0,42</text:p>
          </table:table-cell>
          <table:table-cell office:value-type="float" office:value="60.41" table:style-name="ce1">
            <text:p>60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,6</text:p>
          </table:table-cell>
          <table:table-cell office:value-type="float" office:value="58.38" table:style-name="ce1">
            <text:p>58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45.16" table:style-name="ce1">
            <text:p>45,16</text:p>
          </table:table-cell>
          <table:table-cell office:value-type="float" office:value="1821.22" table:style-name="ce2">
            <text:p>1.821,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79.09" table:style-name="ce1">
            <text:p>79,09</text:p>
          </table:table-cell>
          <table:table-cell office:value-type="float" office:value="3179.66" table:style-name="ce2">
            <text:p>3.179,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41.23" table:style-name="ce1">
            <text:p>41,23</text:p>
          </table:table-cell>
          <table:table-cell office:value-type="float" office:value="3770.26" table:style-name="ce2">
            <text:p>3.770,26</text:p>
          </table:table-cell>
          <table:table-cell office:value-type="float" office:value="22" table:style-name="ce1">
            <text:p>22</text:p>
          </table:table-cell>
          <table:table-cell office:value-type="float" office:value="62.88" table:style-name="ce1">
            <text:p>62,88</text:p>
          </table:table-cell>
          <table:table-cell office:value-type="float" office:value="7333.46" table:style-name="ce2">
            <text:p>7.333,46</text:p>
          </table:table-cell>
          <table:table-cell office:value-type="float" office:value="32" table:style-name="ce1">
            <text:p>32</text:p>
          </table:table-cell>
          <table:table-cell office:value-type="float" office:value="361.34" table:style-name="ce1">
            <text:p>361,34</text:p>
          </table:table-cell>
          <table:table-cell office:value-type="float" office:value="24745.64" table:style-name="ce2">
            <text:p>24.745,64</text:p>
          </table:table-cell>
          <table:table-cell office:value-type="float" office:value="480" table:style-name="ce1">
            <text:p>480</text:p>
          </table:table-cell>
          <table:table-cell office:value-type="float" office:value="2848.2" table:style-name="ce2">
            <text:p>2.848,20</text:p>
          </table:table-cell>
          <table:table-cell office:value-type="float" office:value="228442.97" table:style-name="ce2">
            <text:p>228.442,97</text:p>
          </table:table-cell>
          <table:table-cell office:value-type="float" office:value="71" table:style-name="ce1">
            <text:p>71</text:p>
          </table:table-cell>
          <table:table-cell office:value-type="float" office:value="685.32" table:style-name="ce1">
            <text:p>685,32</text:p>
          </table:table-cell>
          <table:table-cell office:value-type="float" office:value="54018.21" table:style-name="ce2">
            <text:p>54.018,21</text:p>
          </table:table-cell>
          <table:table-cell office:value-type="float" office:value="216" table:style-name="ce1">
            <text:p>216</text:p>
          </table:table-cell>
          <table:table-cell office:value-type="float" office:value="932.49" table:style-name="ce1">
            <text:p>932,49</text:p>
          </table:table-cell>
          <table:table-cell office:value-type="float" office:value="76123.850000000006" table:style-name="ce2">
            <text:p>76.123,85</text:p>
          </table:table-cell>
          <table:table-cell office:value-type="float" office:value="84" table:style-name="ce1">
            <text:p>84</text:p>
          </table:table-cell>
          <table:table-cell office:value-type="float" office:value="2867.72" table:style-name="ce2">
            <text:p>2.867,72</text:p>
          </table:table-cell>
          <table:table-cell office:value-type="float" office:value="218438.1" table:style-name="ce2">
            <text:p>218.438,10</text:p>
          </table:table-cell>
          <table:table-cell office:value-type="float" office:value="275" table:style-name="ce1">
            <text:p>275</text:p>
          </table:table-cell>
          <table:table-cell office:value-type="float" office:value="6710.89" table:style-name="ce2">
            <text:p>6.710,89</text:p>
          </table:table-cell>
          <table:table-cell office:value-type="float" office:value="520968.52" table:style-name="ce2">
            <text:p>520.968,52</text:p>
          </table:table-cell>
          <table:table-cell office:value-type="float" office:value="50" table:style-name="ce1">
            <text:p>50</text:p>
          </table:table-cell>
          <table:table-cell office:value-type="float" office:value="296.87" table:style-name="ce1">
            <text:p>296,87</text:p>
          </table:table-cell>
          <table:table-cell office:value-type="float" office:value="20818.16" table:style-name="ce2">
            <text:p>20.818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8" table:style-name="ce1">
            <text:p>358</text:p>
          </table:table-cell>
          <table:table-cell office:value-type="float" office:value="10041.370000000001" table:style-name="ce2">
            <text:p>10.041,37</text:p>
          </table:table-cell>
          <table:table-cell office:value-type="float" office:value="703556.39" table:style-name="ce2">
            <text:p>703.556,39</text:p>
          </table:table-cell>
          <table:table-cell office:value-type="float" office:value="2" table:style-name="ce1">
            <text:p>2</text:p>
          </table:table-cell>
          <table:table-cell office:value-type="float" office:value="12.87" table:style-name="ce1">
            <text:p>12,87</text:p>
          </table:table-cell>
          <table:table-cell office:value-type="float" office:value="825.38" table:style-name="ce1">
            <text:p>825,38</text:p>
          </table:table-cell>
          <table:table-cell office:value-type="float" office:value="24" table:style-name="ce1">
            <text:p>24</text:p>
          </table:table-cell>
          <table:table-cell office:value-type="float" office:value="2440.94" table:style-name="ce2">
            <text:p>2.440,94</text:p>
          </table:table-cell>
          <table:table-cell office:value-type="float" office:value="144510.57999999999" table:style-name="ce2">
            <text:p>144.510,58</text:p>
          </table:table-cell>
          <table:table-cell office:value-type="float" office:value="26" table:style-name="ce1">
            <text:p>26</text:p>
          </table:table-cell>
          <table:table-cell office:value-type="float" office:value="1948.21" table:style-name="ce2">
            <text:p>1.948,21</text:p>
          </table:table-cell>
          <table:table-cell office:value-type="float" office:value="131235.89000000001" table:style-name="ce2">
            <text:p>131.235,89</text:p>
          </table:table-cell>
          <table:table-cell office:value-type="float" office:value="7" table:style-name="ce1">
            <text:p>7</text:p>
          </table:table-cell>
          <table:table-cell office:value-type="float" office:value="341.85" table:style-name="ce1">
            <text:p>341,85</text:p>
          </table:table-cell>
          <table:table-cell office:value-type="float" office:value="23607.1" table:style-name="ce2">
            <text:p>23.607,10</text:p>
          </table:table-cell>
          <table:table-cell office:value-type="float" office:value="49" table:style-name="ce1">
            <text:p>49</text:p>
          </table:table-cell>
          <table:table-cell office:value-type="float" office:value="724.21" table:style-name="ce1">
            <text:p>724,21</text:p>
          </table:table-cell>
          <table:table-cell office:value-type="float" office:value="53830.78" table:style-name="ce2">
            <text:p>53.830,78</text:p>
          </table:table-cell>
          <table:table-cell office:value-type="float" office:value="39" table:style-name="ce1">
            <text:p>39</text:p>
          </table:table-cell>
          <table:table-cell office:value-type="float" office:value="6677.88" table:style-name="ce2">
            <text:p>6.677,88</text:p>
          </table:table-cell>
          <table:table-cell office:value-type="float" office:value="448422.47" table:style-name="ce2">
            <text:p>448.422,47</text:p>
          </table:table-cell>
          <table:table-cell office:value-type="float" office:value="23" table:style-name="ce1">
            <text:p>23</text:p>
          </table:table-cell>
          <table:table-cell office:value-type="float" office:value="2456.42" table:style-name="ce2">
            <text:p>2.456,42</text:p>
          </table:table-cell>
          <table:table-cell office:value-type="float" office:value="165172.38" table:style-name="ce2">
            <text:p>165.172,38</text:p>
          </table:table-cell>
          <table:table-cell office:value-type="float" office:value="34" table:style-name="ce1">
            <text:p>34</text:p>
          </table:table-cell>
          <table:table-cell office:value-type="float" office:value="247.56" table:style-name="ce1">
            <text:p>247,56</text:p>
          </table:table-cell>
          <table:table-cell office:value-type="float" office:value="18137.689999999999" table:style-name="ce2">
            <text:p>18.137,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188" table:style-name="ce1">
            <text:p>188</text:p>
          </table:table-cell>
          <table:table-cell office:value-type="float" office:value="296.25" table:style-name="ce1">
            <text:p>296,25</text:p>
          </table:table-cell>
          <table:table-cell office:value-type="float" office:value="36079.440000000002" table:style-name="ce2">
            <text:p>36.079,44</text:p>
          </table:table-cell>
          <table:table-cell office:value-type="float" office:value="765" table:style-name="ce1">
            <text:p>765</text:p>
          </table:table-cell>
          <table:table-cell office:value-type="float" office:value="758.47" table:style-name="ce1">
            <text:p>758,47</text:p>
          </table:table-cell>
          <table:table-cell office:value-type="float" office:value="85640.89" table:style-name="ce2">
            <text:p>85.640,89</text:p>
          </table:table-cell>
          <table:table-cell office:value-type="float" office:value="453" table:style-name="ce1">
            <text:p>453</text:p>
          </table:table-cell>
          <table:table-cell office:value-type="float" office:value="1420.71" table:style-name="ce2">
            <text:p>1.420,71</text:p>
          </table:table-cell>
          <table:table-cell office:value-type="float" office:value="174176.17" table:style-name="ce2">
            <text:p>174.176,17</text:p>
          </table:table-cell>
          <table:table-cell office:value-type="float" office:value="1368" table:style-name="ce3">
            <text:p>1.368</text:p>
          </table:table-cell>
          <table:table-cell office:value-type="float" office:value="19420.21" table:style-name="ce2">
            <text:p>19.420,21</text:p>
          </table:table-cell>
          <table:table-cell office:value-type="float" office:value="2072199.99" table:style-name="ce2">
            <text:p>2.072.199,99</text:p>
          </table:table-cell>
          <table:table-cell office:value-type="float" office:value="1619" table:style-name="ce3">
            <text:p>1.619</text:p>
          </table:table-cell>
          <table:table-cell office:value-type="float" office:value="9932.0400000000009" table:style-name="ce2">
            <text:p>9.932,04</text:p>
          </table:table-cell>
          <table:table-cell office:value-type="float" office:value="1168443.7" table:style-name="ce2">
            <text:p>1.168.443,70</text:p>
          </table:table-cell>
          <table:table-cell office:value-type="float" office:value="664" table:style-name="ce1">
            <text:p>664</text:p>
          </table:table-cell>
          <table:table-cell office:value-type="float" office:value="2427.7600000000002" table:style-name="ce2">
            <text:p>2.427,76</text:p>
          </table:table-cell>
          <table:table-cell office:value-type="float" office:value="293593.25" table:style-name="ce2">
            <text:p>293.593,25</text:p>
          </table:table-cell>
          <table:table-cell office:value-type="float" office:value="1923" table:style-name="ce3">
            <text:p>1.923</text:p>
          </table:table-cell>
          <table:table-cell office:value-type="float" office:value="5242.04" table:style-name="ce2">
            <text:p>5.242,04</text:p>
          </table:table-cell>
          <table:table-cell office:value-type="float" office:value="625364.87" table:style-name="ce2">
            <text:p>625.364,87</text:p>
          </table:table-cell>
          <table:table-cell office:value-type="float" office:value="450" table:style-name="ce1">
            <text:p>450</text:p>
          </table:table-cell>
          <table:table-cell office:value-type="float" office:value="2835.69" table:style-name="ce2">
            <text:p>2.835,69</text:p>
          </table:table-cell>
          <table:table-cell office:value-type="float" office:value="329504.45" table:style-name="ce2">
            <text:p>329.504,45</text:p>
          </table:table-cell>
          <table:table-cell office:value-type="float" office:value="617" table:style-name="ce1">
            <text:p>617</text:p>
          </table:table-cell>
          <table:table-cell office:value-type="float" office:value="4411.8500000000004" table:style-name="ce2">
            <text:p>4.411,85</text:p>
          </table:table-cell>
          <table:table-cell office:value-type="float" office:value="513838.05" table:style-name="ce2">
            <text:p>513.838,05</text:p>
          </table:table-cell>
          <table:table-cell office:value-type="float" office:value="753" table:style-name="ce1">
            <text:p>753</text:p>
          </table:table-cell>
          <table:table-cell office:value-type="float" office:value="2660.66" table:style-name="ce2">
            <text:p>2.660,66</text:p>
          </table:table-cell>
          <table:table-cell office:value-type="float" office:value="324185.19" table:style-name="ce2">
            <text:p>324.185,19</text:p>
          </table:table-cell>
          <table:table-cell office:value-type="float" office:value="18" table:style-name="ce1">
            <text:p>18</text:p>
          </table:table-cell>
          <table:table-cell office:value-type="float" office:value="13.4" table:style-name="ce1">
            <text:p>13,4</text:p>
          </table:table-cell>
          <table:table-cell office:value-type="float" office:value="1995.25" table:style-name="ce2">
            <text:p>1.995,2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7" table:style-name="ce1">
            <text:p>557</text:p>
          </table:table-cell>
          <table:table-cell office:value-type="float" office:value="4275.47" table:style-name="ce2">
            <text:p>4.275,47</text:p>
          </table:table-cell>
          <table:table-cell office:value-type="float" office:value="445390.52" table:style-name="ce2">
            <text:p>445.390,52</text:p>
          </table:table-cell>
          <table:table-cell office:value-type="float" office:value="46" table:style-name="ce1">
            <text:p>46</text:p>
          </table:table-cell>
          <table:table-cell office:value-type="float" office:value="725.84" table:style-name="ce1">
            <text:p>725,84</text:p>
          </table:table-cell>
          <table:table-cell office:value-type="float" office:value="78548.59" table:style-name="ce2">
            <text:p>78.548,59</text:p>
          </table:table-cell>
          <table:table-cell office:value-type="float" office:value="573" table:style-name="ce1">
            <text:p>573</text:p>
          </table:table-cell>
          <table:table-cell office:value-type="float" office:value="21351.35" table:style-name="ce2">
            <text:p>21.351,35</text:p>
          </table:table-cell>
          <table:table-cell office:value-type="float" office:value="2059781.79" table:style-name="ce2">
            <text:p>2.059.781,79</text:p>
          </table:table-cell>
          <table:table-cell office:value-type="float" office:value="88" table:style-name="ce1">
            <text:p>88</text:p>
          </table:table-cell>
          <table:table-cell office:value-type="float" office:value="2544.2199999999998" table:style-name="ce2">
            <text:p>2.544,22</text:p>
          </table:table-cell>
          <table:table-cell office:value-type="float" office:value="263265.09999999998" table:style-name="ce2">
            <text:p>263.265,10</text:p>
          </table:table-cell>
          <table:table-cell office:value-type="float" office:value="38" table:style-name="ce1">
            <text:p>38</text:p>
          </table:table-cell>
          <table:table-cell office:value-type="float" office:value="450.18" table:style-name="ce1">
            <text:p>450,18</text:p>
          </table:table-cell>
          <table:table-cell office:value-type="float" office:value="47988.4" table:style-name="ce2">
            <text:p>47.988,40</text:p>
          </table:table-cell>
          <table:table-cell office:value-type="float" office:value="393" table:style-name="ce1">
            <text:p>393</text:p>
          </table:table-cell>
          <table:table-cell office:value-type="float" office:value="7865.93" table:style-name="ce2">
            <text:p>7.865,93</text:p>
          </table:table-cell>
          <table:table-cell office:value-type="float" office:value="817377.92" table:style-name="ce2">
            <text:p>817.377,92</text:p>
          </table:table-cell>
          <table:table-cell office:value-type="float" office:value="32" table:style-name="ce1">
            <text:p>32</text:p>
          </table:table-cell>
          <table:table-cell office:value-type="float" office:value="1631.87" table:style-name="ce2">
            <text:p>1.631,87</text:p>
          </table:table-cell>
          <table:table-cell office:value-type="float" office:value="165718.43" table:style-name="ce2">
            <text:p>165.718,43</text:p>
          </table:table-cell>
          <table:table-cell office:value-type="float" office:value="5" table:style-name="ce1">
            <text:p>5</text:p>
          </table:table-cell>
          <table:table-cell office:value-type="float" office:value="414.11" table:style-name="ce1">
            <text:p>414,11</text:p>
          </table:table-cell>
          <table:table-cell office:value-type="float" office:value="41964.42" table:style-name="ce2">
            <text:p>41.964,42</text:p>
          </table:table-cell>
          <table:table-cell office:value-type="float" office:value="179" table:style-name="ce1">
            <text:p>179</text:p>
          </table:table-cell>
          <table:table-cell office:value-type="float" office:value="3740.66" table:style-name="ce2">
            <text:p>3.740,66</text:p>
          </table:table-cell>
          <table:table-cell office:value-type="float" office:value="386585.59999999998" table:style-name="ce2">
            <text:p>386.585,60</text:p>
          </table:table-cell>
          <table:table-cell office:value-type="float" office:value="10" table:style-name="ce1">
            <text:p>10</text:p>
          </table:table-cell>
          <table:table-cell office:value-type="float" office:value="320.33999999999997" table:style-name="ce1">
            <text:p>320,34</text:p>
          </table:table-cell>
          <table:table-cell office:value-type="float" office:value="32466.23" table:style-name="ce2">
            <text:p>32.466,2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3 (MT / Culto Religioso con Demanda)</text:p>
          </table:table-cell>
          <table:table-cell office:value-type="float" office:value="2" table:style-name="ce1">
            <text:p>2</text:p>
          </table:table-cell>
          <table:table-cell office:value-type="float" office:value="0.92" table:style-name="ce1">
            <text:p>0,92</text:p>
          </table:table-cell>
          <table:table-cell office:value-type="float" office:value="112.25" table:style-name="ce1">
            <text:p>112,25</text:p>
          </table:table-cell>
          <table:table-cell office:value-type="float" office:value="28" table:style-name="ce1">
            <text:p>28</text:p>
          </table:table-cell>
          <table:table-cell office:value-type="float" office:value="49.47" table:style-name="ce1">
            <text:p>49,47</text:p>
          </table:table-cell>
          <table:table-cell office:value-type="float" office:value="4434.3599999999997" table:style-name="ce2">
            <text:p>4.434,36</text:p>
          </table:table-cell>
          <table:table-cell office:value-type="float" office:value="4" table:style-name="ce1">
            <text:p>4</text:p>
          </table:table-cell>
          <table:table-cell office:value-type="float" office:value="7.37" table:style-name="ce1">
            <text:p>7,37</text:p>
          </table:table-cell>
          <table:table-cell office:value-type="float" office:value="731.51" table:style-name="ce1">
            <text:p>731,51</text:p>
          </table:table-cell>
          <table:table-cell office:value-type="float" office:value="36" table:style-name="ce1">
            <text:p>36</text:p>
          </table:table-cell>
          <table:table-cell office:value-type="float" office:value="107.44" table:style-name="ce1">
            <text:p>107,44</text:p>
          </table:table-cell>
          <table:table-cell office:value-type="float" office:value="10825.16" table:style-name="ce2">
            <text:p>10.825,16</text:p>
          </table:table-cell>
          <table:table-cell office:value-type="float" office:value="51" table:style-name="ce1">
            <text:p>51</text:p>
          </table:table-cell>
          <table:table-cell office:value-type="float" office:value="162.41" table:style-name="ce1">
            <text:p>162,41</text:p>
          </table:table-cell>
          <table:table-cell office:value-type="float" office:value="15961.4" table:style-name="ce2">
            <text:p>15.961,40</text:p>
          </table:table-cell>
          <table:table-cell office:value-type="float" office:value="23" table:style-name="ce1">
            <text:p>23</text:p>
          </table:table-cell>
          <table:table-cell office:value-type="float" office:value="36.61" table:style-name="ce1">
            <text:p>36,61</text:p>
          </table:table-cell>
          <table:table-cell office:value-type="float" office:value="3939.5" table:style-name="ce2">
            <text:p>3.939,50</text:p>
          </table:table-cell>
          <table:table-cell office:value-type="float" office:value="35" table:style-name="ce1">
            <text:p>35</text:p>
          </table:table-cell>
          <table:table-cell office:value-type="float" office:value="35.53" table:style-name="ce1">
            <text:p>35,53</text:p>
          </table:table-cell>
          <table:table-cell office:value-type="float" office:value="4070.72" table:style-name="ce2">
            <text:p>4.070,72</text:p>
          </table:table-cell>
          <table:table-cell office:value-type="float" office:value="11" table:style-name="ce1">
            <text:p>11</text:p>
          </table:table-cell>
          <table:table-cell office:value-type="float" office:value="23.86" table:style-name="ce1">
            <text:p>23,86</text:p>
          </table:table-cell>
          <table:table-cell office:value-type="float" office:value="2817.49" table:style-name="ce2">
            <text:p>2.817,49</text:p>
          </table:table-cell>
          <table:table-cell office:value-type="float" office:value="8" table:style-name="ce1">
            <text:p>8</text:p>
          </table:table-cell>
          <table:table-cell office:value-type="float" office:value="6.24" table:style-name="ce1">
            <text:p>6,24</text:p>
          </table:table-cell>
          <table:table-cell office:value-type="float" office:value="1194.22" table:style-name="ce2">
            <text:p>1.194,22</text:p>
          </table:table-cell>
          <table:table-cell office:value-type="float" office:value="14" table:style-name="ce1">
            <text:p>14</text:p>
          </table:table-cell>
          <table:table-cell office:value-type="float" office:value="18.760000000000002" table:style-name="ce1">
            <text:p>18,76</text:p>
          </table:table-cell>
          <table:table-cell office:value-type="float" office:value="1843.53" table:style-name="ce2">
            <text:p>1.843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7.58" table:style-name="ce1">
            <text:p>7,58</text:p>
          </table:table-cell>
          <table:table-cell office:value-type="float" office:value="855.67" table:style-name="ce1">
            <text:p>855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11.76" table:style-name="ce1">
            <text:p>211,76</text:p>
          </table:table-cell>
          <table:table-cell office:value-type="float" office:value="19853.5" table:style-name="ce2">
            <text:p>19.853,50</text:p>
          </table:table-cell>
          <table:table-cell office:value-type="float" office:value="4" table:style-name="ce1">
            <text:p>4</text:p>
          </table:table-cell>
          <table:table-cell office:value-type="float" office:value="20.16" table:style-name="ce1">
            <text:p>20,16</text:p>
          </table:table-cell>
          <table:table-cell office:value-type="float" office:value="1719.33" table:style-name="ce2">
            <text:p>1.719,33</text:p>
          </table:table-cell>
          <table:table-cell office:value-type="float" office:value="5" table:style-name="ce1">
            <text:p>5</text:p>
          </table:table-cell>
          <table:table-cell office:value-type="float" office:value="10.84" table:style-name="ce1">
            <text:p>10,84</text:p>
          </table:table-cell>
          <table:table-cell office:value-type="float" office:value="1222.3" table:style-name="ce2">
            <text:p>1.222,30</text:p>
          </table:table-cell>
          <table:table-cell office:value-type="float" office:value="7" table:style-name="ce1">
            <text:p>7</text:p>
          </table:table-cell>
          <table:table-cell office:value-type="float" office:value="5.32" table:style-name="ce1">
            <text:p>5,32</text:p>
          </table:table-cell>
          <table:table-cell office:value-type="float" office:value="807.43" table:style-name="ce1">
            <text:p>807,43</text:p>
          </table:table-cell>
          <table:table-cell office:value-type="float" office:value="2" table:style-name="ce1">
            <text:p>2</text:p>
          </table:table-cell>
          <table:table-cell office:value-type="float" office:value="2.44" table:style-name="ce1">
            <text:p>2,44</text:p>
          </table:table-cell>
          <table:table-cell office:value-type="float" office:value="339.86" table:style-name="ce1">
            <text:p>339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7.510000000000002" table:style-name="ce1">
            <text:p>17,51</text:p>
          </table:table-cell>
          <table:table-cell office:value-type="float" office:value="1687.89" table:style-name="ce2">
            <text:p>1.687,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2.81" table:style-name="ce1">
            <text:p>72,81</text:p>
          </table:table-cell>
          <table:table-cell office:value-type="float" office:value="7403.6" table:style-name="ce2">
            <text:p>7.403,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.9600000000000009" table:style-name="ce1">
            <text:p>9,96</text:p>
          </table:table-cell>
          <table:table-cell office:value-type="float" office:value="2323.34" table:style-name="ce2">
            <text:p>2.323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4.6" table:style-name="ce1">
            <text:p>94,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19" table:style-name="ce1">
            <text:p>19</text:p>
          </table:table-cell>
          <table:table-cell office:value-type="float" office:value="33.6" table:style-name="ce1">
            <text:p>33,6</text:p>
          </table:table-cell>
          <table:table-cell office:value-type="float" office:value="4136.47" table:style-name="ce2">
            <text:p>4.136,47</text:p>
          </table:table-cell>
          <table:table-cell office:value-type="float" office:value="165" table:style-name="ce1">
            <text:p>165</text:p>
          </table:table-cell>
          <table:table-cell office:value-type="float" office:value="130.32" table:style-name="ce1">
            <text:p>130,32</text:p>
          </table:table-cell>
          <table:table-cell office:value-type="float" office:value="17177.27" table:style-name="ce2">
            <text:p>17.177,27</text:p>
          </table:table-cell>
          <table:table-cell office:value-type="float" office:value="43" table:style-name="ce1">
            <text:p>43</text:p>
          </table:table-cell>
          <table:table-cell office:value-type="float" office:value="191.3" table:style-name="ce1">
            <text:p>191,3</text:p>
          </table:table-cell>
          <table:table-cell office:value-type="float" office:value="23038.53" table:style-name="ce2">
            <text:p>23.038,53</text:p>
          </table:table-cell>
          <table:table-cell office:value-type="float" office:value="200" table:style-name="ce1">
            <text:p>200</text:p>
          </table:table-cell>
          <table:table-cell office:value-type="float" office:value="4100.6099999999997" table:style-name="ce2">
            <text:p>4.100,61</text:p>
          </table:table-cell>
          <table:table-cell office:value-type="float" office:value="379697.3" table:style-name="ce2">
            <text:p>379.697,30</text:p>
          </table:table-cell>
          <table:table-cell office:value-type="float" office:value="380" table:style-name="ce1">
            <text:p>380</text:p>
          </table:table-cell>
          <table:table-cell office:value-type="float" office:value="6623.14" table:style-name="ce2">
            <text:p>6.623,14</text:p>
          </table:table-cell>
          <table:table-cell office:value-type="float" office:value="706242.65" table:style-name="ce2">
            <text:p>706.242,65</text:p>
          </table:table-cell>
          <table:table-cell office:value-type="float" office:value="50" table:style-name="ce1">
            <text:p>50</text:p>
          </table:table-cell>
          <table:table-cell office:value-type="float" office:value="211.1" table:style-name="ce1">
            <text:p>211,1</text:p>
          </table:table-cell>
          <table:table-cell office:value-type="float" office:value="25178.55" table:style-name="ce2">
            <text:p>25.178,55</text:p>
          </table:table-cell>
          <table:table-cell office:value-type="float" office:value="16" table:style-name="ce1">
            <text:p>16</text:p>
          </table:table-cell>
          <table:table-cell office:value-type="float" office:value="41.83" table:style-name="ce1">
            <text:p>41,83</text:p>
          </table:table-cell>
          <table:table-cell office:value-type="float" office:value="5014.62" table:style-name="ce2">
            <text:p>5.014,62</text:p>
          </table:table-cell>
          <table:table-cell office:value-type="float" office:value="54" table:style-name="ce1">
            <text:p>54</text:p>
          </table:table-cell>
          <table:table-cell office:value-type="float" office:value="598.88" table:style-name="ce1">
            <text:p>598,88</text:p>
          </table:table-cell>
          <table:table-cell office:value-type="float" office:value="62660.91" table:style-name="ce2">
            <text:p>62.660,91</text:p>
          </table:table-cell>
          <table:table-cell office:value-type="float" office:value="72" table:style-name="ce1">
            <text:p>72</text:p>
          </table:table-cell>
          <table:table-cell office:value-type="float" office:value="2948.2" table:style-name="ce2">
            <text:p>2.948,20</text:p>
          </table:table-cell>
          <table:table-cell office:value-type="float" office:value="204407.95" table:style-name="ce2">
            <text:p>204.407,95</text:p>
          </table:table-cell>
          <table:table-cell office:value-type="float" office:value="82" table:style-name="ce1">
            <text:p>82</text:p>
          </table:table-cell>
          <table:table-cell office:value-type="float" office:value="345.48" table:style-name="ce1">
            <text:p>345,48</text:p>
          </table:table-cell>
          <table:table-cell office:value-type="float" office:value="41781.1" table:style-name="ce2">
            <text:p>41.781,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1" table:style-name="ce1">
            <text:p>511</text:p>
          </table:table-cell>
          <table:table-cell office:value-type="float" office:value="32457.57" table:style-name="ce2">
            <text:p>32.457,57</text:p>
          </table:table-cell>
          <table:table-cell office:value-type="float" office:value="2625250.96" table:style-name="ce2">
            <text:p>2.625.250,96</text:p>
          </table:table-cell>
          <table:table-cell office:value-type="float" office:value="37" table:style-name="ce1">
            <text:p>37</text:p>
          </table:table-cell>
          <table:table-cell office:value-type="float" office:value="4050.24" table:style-name="ce2">
            <text:p>4.050,24</text:p>
          </table:table-cell>
          <table:table-cell office:value-type="float" office:value="335531.96000000002" table:style-name="ce2">
            <text:p>335.531,96</text:p>
          </table:table-cell>
          <table:table-cell office:value-type="float" office:value="530" table:style-name="ce1">
            <text:p>530</text:p>
          </table:table-cell>
          <table:table-cell office:value-type="float" office:value="45569.56" table:style-name="ce2">
            <text:p>45.569,56</text:p>
          </table:table-cell>
          <table:table-cell office:value-type="float" office:value="3497109.29" table:style-name="ce2">
            <text:p>3.497.109,29</text:p>
          </table:table-cell>
          <table:table-cell office:value-type="float" office:value="199" table:style-name="ce1">
            <text:p>199</text:p>
          </table:table-cell>
          <table:table-cell office:value-type="float" office:value="17791.240000000002" table:style-name="ce2">
            <text:p>17.791,24</text:p>
          </table:table-cell>
          <table:table-cell office:value-type="float" office:value="1544942.76" table:style-name="ce2">
            <text:p>1.544.942,76</text:p>
          </table:table-cell>
          <table:table-cell office:value-type="float" office:value="85" table:style-name="ce1">
            <text:p>85</text:p>
          </table:table-cell>
          <table:table-cell office:value-type="float" office:value="3163.46" table:style-name="ce2">
            <text:p>3.163,46</text:p>
          </table:table-cell>
          <table:table-cell office:value-type="float" office:value="280693.75" table:style-name="ce2">
            <text:p>280.693,75</text:p>
          </table:table-cell>
          <table:table-cell office:value-type="float" office:value="108" table:style-name="ce1">
            <text:p>108</text:p>
          </table:table-cell>
          <table:table-cell office:value-type="float" office:value="14299.09" table:style-name="ce2">
            <text:p>14.299,09</text:p>
          </table:table-cell>
          <table:table-cell office:value-type="float" office:value="1195511.1100000001" table:style-name="ce2">
            <text:p>1.195.511,11</text:p>
          </table:table-cell>
          <table:table-cell office:value-type="float" office:value="39" table:style-name="ce1">
            <text:p>39</text:p>
          </table:table-cell>
          <table:table-cell office:value-type="float" office:value="5434.96" table:style-name="ce2">
            <text:p>5.434,96</text:p>
          </table:table-cell>
          <table:table-cell office:value-type="float" office:value="463777.58" table:style-name="ce2">
            <text:p>463.777,58</text:p>
          </table:table-cell>
          <table:table-cell office:value-type="float" office:value="32" table:style-name="ce1">
            <text:p>32</text:p>
          </table:table-cell>
          <table:table-cell office:value-type="float" office:value="2761.88" table:style-name="ce2">
            <text:p>2.761,88</text:p>
          </table:table-cell>
          <table:table-cell office:value-type="float" office:value="236624" table:style-name="ce2">
            <text:p>236.624,00</text:p>
          </table:table-cell>
          <table:table-cell office:value-type="float" office:value="112" table:style-name="ce1">
            <text:p>112</text:p>
          </table:table-cell>
          <table:table-cell office:value-type="float" office:value="6586.99" table:style-name="ce2">
            <text:p>6.586,99</text:p>
          </table:table-cell>
          <table:table-cell office:value-type="float" office:value="558900.02" table:style-name="ce2">
            <text:p>558.900,02</text:p>
          </table:table-cell>
          <table:table-cell office:value-type="float" office:value="40" table:style-name="ce1">
            <text:p>40</text:p>
          </table:table-cell>
          <table:table-cell office:value-type="float" office:value="4051.08" table:style-name="ce2">
            <text:p>4.051,08</text:p>
          </table:table-cell>
          <table:table-cell office:value-type="float" office:value="330197.84999999998" table:style-name="ce2">
            <text:p>330.197,8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81" table:style-name="ce1">
            <text:p>-0,81</text:p>
          </table:table-cell>
          <table:table-cell office:value-type="float" office:value="-66.58" table:style-name="ce1">
            <text:p>-66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15" table:style-name="ce1">
            <text:p>15,15</text:p>
          </table:table-cell>
          <table:table-cell office:value-type="float" office:value="692.3" table:style-name="ce1">
            <text:p>692,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07" table:style-name="ce1">
            <text:p>15,07</text:p>
          </table:table-cell>
          <table:table-cell office:value-type="float" office:value="-230945.85" table:style-name="ce2">
            <text:p>-230.945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650000000000006" table:style-name="ce1">
            <text:p>69,65</text:p>
          </table:table-cell>
          <table:table-cell office:value-type="float" office:value="-7120.25" table:style-name="ce2">
            <text:p>-7.120,2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8" table:style-name="ce1">
            <text:p>0,88</text:p>
          </table:table-cell>
          <table:table-cell office:value-type="float" office:value="76.739999999999995" table:style-name="ce1">
            <text:p>76,74</text:p>
          </table:table-cell>
          <table:table-cell office:value-type="float" office:value="6" table:style-name="ce1">
            <text:p>6</text:p>
          </table:table-cell>
          <table:table-cell office:value-type="float" office:value="20.21" table:style-name="ce1">
            <text:p>20,21</text:p>
          </table:table-cell>
          <table:table-cell office:value-type="float" office:value="1858.98" table:style-name="ce2">
            <text:p>1.858,98</text:p>
          </table:table-cell>
          <table:table-cell office:value-type="float" office:value="112" table:style-name="ce1">
            <text:p>112</text:p>
          </table:table-cell>
          <table:table-cell office:value-type="float" office:value="818.89" table:style-name="ce1">
            <text:p>818,89</text:p>
          </table:table-cell>
          <table:table-cell office:value-type="float" office:value="63479.67" table:style-name="ce2">
            <text:p>63.479,67</text:p>
          </table:table-cell>
          <table:table-cell office:value-type="float" office:value="10" table:style-name="ce1">
            <text:p>10</text:p>
          </table:table-cell>
          <table:table-cell office:value-type="float" office:value="64.349999999999994" table:style-name="ce1">
            <text:p>64,35</text:p>
          </table:table-cell>
          <table:table-cell office:value-type="float" office:value="5141.97" table:style-name="ce2">
            <text:p>5.141,97</text:p>
          </table:table-cell>
          <table:table-cell office:value-type="float" office:value="7" table:style-name="ce1">
            <text:p>7</text:p>
          </table:table-cell>
          <table:table-cell office:value-type="float" office:value="33.17" table:style-name="ce1">
            <text:p>33,17</text:p>
          </table:table-cell>
          <table:table-cell office:value-type="float" office:value="3040.31" table:style-name="ce2">
            <text:p>3.040,31</text:p>
          </table:table-cell>
          <table:table-cell office:value-type="float" office:value="28" table:style-name="ce1">
            <text:p>28</text:p>
          </table:table-cell>
          <table:table-cell office:value-type="float" office:value="53.91" table:style-name="ce1">
            <text:p>53,91</text:p>
          </table:table-cell>
          <table:table-cell office:value-type="float" office:value="4275.75" table:style-name="ce2">
            <text:p>4.275,75</text:p>
          </table:table-cell>
          <table:table-cell office:value-type="float" office:value="3" table:style-name="ce1">
            <text:p>3</text:p>
          </table:table-cell>
          <table:table-cell office:value-type="float" office:value="11.94" table:style-name="ce1">
            <text:p>11,94</text:p>
          </table:table-cell>
          <table:table-cell office:value-type="float" office:value="924.14" table:style-name="ce1">
            <text:p>924,14</text:p>
          </table:table-cell>
          <table:table-cell office:value-type="float" office:value="2" table:style-name="ce1">
            <text:p>2</text:p>
          </table:table-cell>
          <table:table-cell office:value-type="float" office:value="5.7" table:style-name="ce1">
            <text:p>5,7</text:p>
          </table:table-cell>
          <table:table-cell office:value-type="float" office:value="421.26" table:style-name="ce1">
            <text:p>421,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65.56" table:style-name="ce1">
            <text:p>165,56</text:p>
          </table:table-cell>
          <table:table-cell office:value-type="float" office:value="10730.48" table:style-name="ce2">
            <text:p>10.730,48</text:p>
          </table:table-cell>
          <table:table-cell office:value-type="float" office:value="2" table:style-name="ce1">
            <text:p>2</text:p>
          </table:table-cell>
          <table:table-cell office:value-type="float" office:value="18.88" table:style-name="ce1">
            <text:p>18,88</text:p>
          </table:table-cell>
          <table:table-cell office:value-type="float" office:value="1312.51" table:style-name="ce2">
            <text:p>1.312,51</text:p>
          </table:table-cell>
          <table:table-cell office:value-type="float" office:value="38" table:style-name="ce1">
            <text:p>38</text:p>
          </table:table-cell>
          <table:table-cell office:value-type="float" office:value="3520.88" table:style-name="ce2">
            <text:p>3.520,88</text:p>
          </table:table-cell>
          <table:table-cell office:value-type="float" office:value="216574.52" table:style-name="ce2">
            <text:p>216.574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886.15" table:style-name="ce2">
            <text:p>1.886,15</text:p>
          </table:table-cell>
          <table:table-cell office:value-type="float" office:value="125720.81" table:style-name="ce2">
            <text:p>125.720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.5299999999999994" table:style-name="ce1">
            <text:p>8,53</text:p>
          </table:table-cell>
          <table:table-cell office:value-type="float" office:value="704.22" table:style-name="ce1">
            <text:p>704,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84" table:style-name="ce1">
            <text:p>4,84</text:p>
          </table:table-cell>
          <table:table-cell office:value-type="float" office:value="552.69000000000005" table:style-name="ce1">
            <text:p>552,69</text:p>
          </table:table-cell>
          <table:table-cell office:value-type="float" office:value="8" table:style-name="ce1">
            <text:p>8</text:p>
          </table:table-cell>
          <table:table-cell office:value-type="float" office:value="62.71" table:style-name="ce1">
            <text:p>62,71</text:p>
          </table:table-cell>
          <table:table-cell office:value-type="float" office:value="4868.2700000000004" table:style-name="ce2">
            <text:p>4.868,27</text:p>
          </table:table-cell>
          <table:table-cell office:value-type="float" office:value="99" table:style-name="ce1">
            <text:p>99</text:p>
          </table:table-cell>
          <table:table-cell office:value-type="float" office:value="192.98" table:style-name="ce1">
            <text:p>192,98</text:p>
          </table:table-cell>
          <table:table-cell office:value-type="float" office:value="16205.75" table:style-name="ce2">
            <text:p>16.205,75</text:p>
          </table:table-cell>
          <table:table-cell office:value-type="float" office:value="5" table:style-name="ce1">
            <text:p>5</text:p>
          </table:table-cell>
          <table:table-cell office:value-type="float" office:value="36.450000000000003" table:style-name="ce1">
            <text:p>36,45</text:p>
          </table:table-cell>
          <table:table-cell office:value-type="float" office:value="2971.57" table:style-name="ce2">
            <text:p>2.971,57</text:p>
          </table:table-cell>
          <table:table-cell office:value-type="float" office:value="6" table:style-name="ce1">
            <text:p>6</text:p>
          </table:table-cell>
          <table:table-cell office:value-type="float" office:value="19.13" table:style-name="ce1">
            <text:p>19,13</text:p>
          </table:table-cell>
          <table:table-cell office:value-type="float" office:value="1779.46" table:style-name="ce2">
            <text:p>1.779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2.04" table:style-name="ce1">
            <text:p>82,04</text:p>
          </table:table-cell>
          <table:table-cell office:value-type="float" office:value="5378.54" table:style-name="ce2">
            <text:p>5.378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72" table:style-name="ce1">
            <text:p>2,72</text:p>
          </table:table-cell>
          <table:table-cell office:value-type="float" office:value="398.53" table:style-name="ce1">
            <text:p>398,53</text:p>
          </table:table-cell>
          <table:table-cell office:value-type="float" office:value="2" table:style-name="ce1">
            <text:p>2</text:p>
          </table:table-cell>
          <table:table-cell office:value-type="float" office:value="13.91" table:style-name="ce1">
            <text:p>13,91</text:p>
          </table:table-cell>
          <table:table-cell office:value-type="float" office:value="1143.3800000000001" table:style-name="ce2">
            <text:p>1.143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3.909999999999997" table:style-name="ce1">
            <text:p>-33,91</text:p>
          </table:table-cell>
          <table:table-cell office:value-type="float" office:value="-10856.44" table:style-name="ce2">
            <text:p>-10.856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9.96" table:style-name="ce1">
            <text:p>-129,96</text:p>
          </table:table-cell>
          <table:table-cell office:value-type="float" office:value="-15394.6" table:style-name="ce2">
            <text:p>-15.394,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3.03" table:style-name="ce1">
            <text:p>-13,03</text:p>
          </table:table-cell>
          <table:table-cell office:value-type="float" office:value="1228.0999999999999" table:style-name="ce2">
            <text:p>1.228,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64" table:style-name="ce1">
            <text:p>10,64</text:p>
          </table:table-cell>
          <table:table-cell office:value-type="float" office:value="1696.35" table:style-name="ce2">
            <text:p>1.696,3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488.07" table:style-name="ce1">
            <text:p>488,07</text:p>
          </table:table-cell>
          <table:table-cell office:value-type="float" office:value="34" table:style-name="ce1">
            <text:p>34</text:p>
          </table:table-cell>
          <table:table-cell office:value-type="float" office:value="69.38" table:style-name="ce1">
            <text:p>69,38</text:p>
          </table:table-cell>
          <table:table-cell office:value-type="float" office:value="7111.43" table:style-name="ce2">
            <text:p>7.111,43</text:p>
          </table:table-cell>
          <table:table-cell office:value-type="float" office:value="120" table:style-name="ce1">
            <text:p>120</text:p>
          </table:table-cell>
          <table:table-cell office:value-type="float" office:value="1448.91" table:style-name="ce2">
            <text:p>1.448,91</text:p>
          </table:table-cell>
          <table:table-cell office:value-type="float" office:value="113201.5" table:style-name="ce2">
            <text:p>113.201,50</text:p>
          </table:table-cell>
          <table:table-cell office:value-type="float" office:value="153" table:style-name="ce1">
            <text:p>153</text:p>
          </table:table-cell>
          <table:table-cell office:value-type="float" office:value="783.39" table:style-name="ce1">
            <text:p>783,39</text:p>
          </table:table-cell>
          <table:table-cell office:value-type="float" office:value="75125.759999999995" table:style-name="ce2">
            <text:p>75.125,76</text:p>
          </table:table-cell>
          <table:table-cell office:value-type="float" office:value="1" table:style-name="ce1">
            <text:p>1</text:p>
          </table:table-cell>
          <table:table-cell office:value-type="float" office:value="1.38" table:style-name="ce1">
            <text:p>1,38</text:p>
          </table:table-cell>
          <table:table-cell office:value-type="float" office:value="160.47" table:style-name="ce1">
            <text:p>160,47</text:p>
          </table:table-cell>
          <table:table-cell office:value-type="float" office:value="61" table:style-name="ce1">
            <text:p>61</text:p>
          </table:table-cell>
          <table:table-cell office:value-type="float" office:value="154.41" table:style-name="ce1">
            <text:p>154,41</text:p>
          </table:table-cell>
          <table:table-cell office:value-type="float" office:value="14732.08" table:style-name="ce2">
            <text:p>14.732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62.16" table:style-name="ce1">
            <text:p>62,16</text:p>
          </table:table-cell>
          <table:table-cell office:value-type="float" office:value="6656.27" table:style-name="ce2">
            <text:p>6.656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215.6199999999999" table:style-name="ce2">
            <text:p>1.215,62</text:p>
          </table:table-cell>
          <table:table-cell office:value-type="float" office:value="85566.32" table:style-name="ce2">
            <text:p>85.566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5.14" table:style-name="ce1">
            <text:p>25,14</text:p>
          </table:table-cell>
          <table:table-cell office:value-type="float" office:value="1980.21" table:style-name="ce2">
            <text:p>1.980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.47" table:style-name="ce1">
            <text:p>1,47</text:p>
          </table:table-cell>
          <table:table-cell office:value-type="float" office:value="329.21" table:style-name="ce1">
            <text:p>329,21</text:p>
          </table:table-cell>
          <table:table-cell office:value-type="float" office:value="1" table:style-name="ce1">
            <text:p>1</text:p>
          </table:table-cell>
          <table:table-cell office:value-type="float" office:value="804.27" table:style-name="ce1">
            <text:p>804,27</text:p>
          </table:table-cell>
          <table:table-cell office:value-type="float" office:value="-120464.47" table:style-name="ce2">
            <text:p>-120.464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92.28" table:style-name="ce1">
            <text:p>692,28</text:p>
          </table:table-cell>
          <table:table-cell office:value-type="float" office:value="52268.79" table:style-name="ce2">
            <text:p>52.268,79</text:p>
          </table:table-cell>
          <table:table-cell office:value-type="float" office:value="1" table:style-name="ce1">
            <text:p>1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922.65" table:style-name="ce1">
            <text:p>922,65</text:p>
          </table:table-cell>
          <table:table-cell office:value-type="float" office:value="2" table:style-name="ce1">
            <text:p>2</text:p>
          </table:table-cell>
          <table:table-cell office:value-type="float" office:value="11.91" table:style-name="ce1">
            <text:p>11,91</text:p>
          </table:table-cell>
          <table:table-cell office:value-type="float" office:value="3704.6" table:style-name="ce2">
            <text:p>3.704,6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9" table:style-name="ce1">
            <text:p>259</text:p>
          </table:table-cell>
          <table:table-cell office:value-type="float" office:value="12891.62" table:style-name="ce2">
            <text:p>12.891,62</text:p>
          </table:table-cell>
          <table:table-cell office:value-type="float" office:value="2" table:style-name="ce1">
            <text:p>2</text:p>
          </table:table-cell>
          <table:table-cell office:value-type="float" office:value="2271.88" table:style-name="ce2">
            <text:p>2.271,88</text:p>
          </table:table-cell>
          <table:table-cell office:value-type="float" office:value="140639.03" table:style-name="ce2">
            <text:p>140.639,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557.44" table:style-name="ce2">
            <text:p>1.557,44</text:p>
          </table:table-cell>
          <table:table-cell office:value-type="float" office:value="102394.29" table:style-name="ce2">
            <text:p>102.394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72.54" table:style-name="ce1">
            <text:p>572,54</text:p>
          </table:table-cell>
          <table:table-cell office:value-type="float" office:value="46291.02" table:style-name="ce2">
            <text:p>46.291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59834.31" table:style-name="ce2">
            <text:p>59.834,31</text:p>
          </table:table-cell>
          <table:table-cell office:value-type="float" office:value="3892440.81" table:style-name="ce2">
            <text:p>3.892.440,81</text:p>
          </table:table-cell>
          <table:table-cell office:value-type="float" office:value="23" table:style-name="ce1">
            <text:p>23</text:p>
          </table:table-cell>
          <table:table-cell office:value-type="float" office:value="23367.27" table:style-name="ce2">
            <text:p>23.367,27</text:p>
          </table:table-cell>
          <table:table-cell office:value-type="float" office:value="1808025.19" table:style-name="ce2">
            <text:p>1.808.025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292.12" table:style-name="ce2">
            <text:p>4.292,12</text:p>
          </table:table-cell>
          <table:table-cell office:value-type="float" office:value="321632.75" table:style-name="ce2">
            <text:p>321.632,75</text:p>
          </table:table-cell>
          <table:table-cell office:value-type="float" office:value="5" table:style-name="ce1">
            <text:p>5</text:p>
          </table:table-cell>
          <table:table-cell office:value-type="float" office:value="12858.72" table:style-name="ce2">
            <text:p>12.858,72</text:p>
          </table:table-cell>
          <table:table-cell office:value-type="float" office:value="939361.83" table:style-name="ce2">
            <text:p>939.361,83</text:p>
          </table:table-cell>
          <table:table-cell office:value-type="float" office:value="4" table:style-name="ce1">
            <text:p>4</text:p>
          </table:table-cell>
          <table:table-cell office:value-type="float" office:value="3098.67" table:style-name="ce2">
            <text:p>3.098,67</text:p>
          </table:table-cell>
          <table:table-cell office:value-type="float" office:value="245661.89" table:style-name="ce2">
            <text:p>245.661,89</text:p>
          </table:table-cell>
          <table:table-cell office:value-type="float" office:value="3" table:style-name="ce1">
            <text:p>3</text:p>
          </table:table-cell>
          <table:table-cell office:value-type="float" office:value="2624.4" table:style-name="ce2">
            <text:p>2.624,40</text:p>
          </table:table-cell>
          <table:table-cell office:value-type="float" office:value="212658.99" table:style-name="ce2">
            <text:p>212.658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92" table:style-name="ce1">
            <text:p>2,92</text:p>
          </table:table-cell>
          <table:table-cell office:value-type="float" office:value="-15794.34" table:style-name="ce2">
            <text:p>-15.794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.94" table:style-name="ce1">
            <text:p>49,94</text:p>
          </table:table-cell>
          <table:table-cell office:value-type="float" office:value="-679447.57" table:style-name="ce2">
            <text:p>-679.447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9.05000000000001" table:style-name="ce1">
            <text:p>149,05</text:p>
          </table:table-cell>
          <table:table-cell office:value-type="float" office:value="-11234.02" table:style-name="ce2">
            <text:p>-11.234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0.34" table:style-name="ce1">
            <text:p>-70,34</text:p>
          </table:table-cell>
          <table:table-cell office:value-type="float" office:value="-7075.97" table:style-name="ce2">
            <text:p>-7.075,9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79.68" table:style-name="ce2">
            <text:p>1.079,68</text:p>
          </table:table-cell>
          <table:table-cell office:value-type="float" office:value="68967.149999999994" table:style-name="ce2">
            <text:p>68.967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578.13" table:style-name="ce2">
            <text:p>1.578,13</text:p>
          </table:table-cell>
          <table:table-cell office:value-type="float" office:value="156062.85" table:style-name="ce2">
            <text:p>156.062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451.35" table:style-name="ce2">
            <text:p>3.451,35</text:p>
          </table:table-cell>
          <table:table-cell office:value-type="float" office:value="311735.3" table:style-name="ce2">
            <text:p>311.735,30</text:p>
          </table:table-cell>
          <table:table-cell office:value-type="float" office:value="7" table:style-name="ce1">
            <text:p>7</text:p>
          </table:table-cell>
          <table:table-cell office:value-type="float" office:value="5058.59" table:style-name="ce2">
            <text:p>5.058,59</text:p>
          </table:table-cell>
          <table:table-cell office:value-type="float" office:value="490404.45" table:style-name="ce2">
            <text:p>490.404,45</text:p>
          </table:table-cell>
          <table:table-cell office:value-type="float" office:value="1" table:style-name="ce1">
            <text:p>1</text:p>
          </table:table-cell>
          <table:table-cell office:value-type="float" office:value="485.73" table:style-name="ce1">
            <text:p>485,73</text:p>
          </table:table-cell>
          <table:table-cell office:value-type="float" office:value="47706.21" table:style-name="ce2">
            <text:p>47.706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36" table:style-name="ce1">
            <text:p>336</text:p>
          </table:table-cell>
          <table:table-cell office:value-type="float" office:value="41463.81" table:style-name="ce2">
            <text:p>41.463,81</text:p>
          </table:table-cell>
          <table:table-cell office:value-type="float" office:value="1" table:style-name="ce1">
            <text:p>1</text:p>
          </table:table-cell>
          <table:table-cell office:value-type="float" office:value="395" table:style-name="ce1">
            <text:p>395</text:p>
          </table:table-cell>
          <table:table-cell office:value-type="float" office:value="38260.81" table:style-name="ce2">
            <text:p>38.260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040.1" table:style-name="ce2">
            <text:p>6.040,10</text:p>
          </table:table-cell>
          <table:table-cell office:value-type="float" office:value="602335.75" table:style-name="ce2">
            <text:p>602.335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36.71" table:style-name="ce1">
            <text:p>36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59" table:style-name="ce1">
            <text:p>-6,59</text:p>
          </table:table-cell>
          <table:table-cell office:value-type="float" office:value="-811.44" table:style-name="ce1">
            <text:p>-811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38" table:style-name="ce1">
            <text:p>-2,38</text:p>
          </table:table-cell>
          <table:table-cell office:value-type="float" office:value="-239.74" table:style-name="ce1">
            <text:p>-239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01" table:style-name="ce1">
            <text:p>-0,01</text:p>
          </table:table-cell>
          <table:table-cell office:value-type="float" office:value="-0.73" table:style-name="ce1">
            <text:p>-0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.62" table:style-name="ce1">
            <text:p>4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1 (BT / Residen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7.14" table:style-name="ce1">
            <text:p>7,14</text:p>
          </table:table-cell>
          <table:table-cell office:value-type="float" office:value="818.58" table:style-name="ce1">
            <text:p>818,58</text:p>
          </table:table-cell>
          <table:table-cell office:value-type="float" office:value="679" table:style-name="ce1">
            <text:p>679</text:p>
          </table:table-cell>
          <table:table-cell office:value-type="float" office:value="114.69" table:style-name="ce1">
            <text:p>114,69</text:p>
          </table:table-cell>
          <table:table-cell office:value-type="float" office:value="12348.84" table:style-name="ce2">
            <text:p>12.348,84</text:p>
          </table:table-cell>
          <table:table-cell office:value-type="float" office:value="37" table:style-name="ce1">
            <text:p>37</text:p>
          </table:table-cell>
          <table:table-cell office:value-type="float" office:value="8.7100000000000009" table:style-name="ce1">
            <text:p>8,71</text:p>
          </table:table-cell>
          <table:table-cell office:value-type="float" office:value="1351.02" table:style-name="ce2">
            <text:p>1.351,02</text:p>
          </table:table-cell>
          <table:table-cell office:value-type="float" office:value="218" table:style-name="ce1">
            <text:p>218</text:p>
          </table:table-cell>
          <table:table-cell office:value-type="float" office:value="19.37" table:style-name="ce1">
            <text:p>19,37</text:p>
          </table:table-cell>
          <table:table-cell office:value-type="float" office:value="2181.86" table:style-name="ce2">
            <text:p>2.181,86</text:p>
          </table:table-cell>
          <table:table-cell office:value-type="float" office:value="2" table:style-name="ce1">
            <text:p>2</text:p>
          </table:table-cell>
          <table:table-cell office:value-type="float" office:value="0.18" table:style-name="ce1">
            <text:p>0,18</text:p>
          </table:table-cell>
          <table:table-cell office:value-type="float" office:value="19.78" table:style-name="ce1">
            <text:p>19,78</text:p>
          </table:table-cell>
          <table:table-cell office:value-type="float" office:value="271" table:style-name="ce1">
            <text:p>271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4246.03" table:style-name="ce2">
            <text:p>4.246,03</text:p>
          </table:table-cell>
          <table:table-cell office:value-type="float" office:value="9" table:style-name="ce1">
            <text:p>9</text:p>
          </table:table-cell>
          <table:table-cell office:value-type="float" office:value="0.92" table:style-name="ce1">
            <text:p>0,92</text:p>
          </table:table-cell>
          <table:table-cell office:value-type="float" office:value="100.61" table:style-name="ce1">
            <text:p>100,61</text:p>
          </table:table-cell>
          <table:table-cell office:value-type="float" office:value="157" table:style-name="ce1">
            <text:p>157</text:p>
          </table:table-cell>
          <table:table-cell office:value-type="float" office:value="13.93" table:style-name="ce1">
            <text:p>13,93</text:p>
          </table:table-cell>
          <table:table-cell office:value-type="float" office:value="1513.75" table:style-name="ce2">
            <text:p>1.513,75</text:p>
          </table:table-cell>
          <table:table-cell office:value-type="float" office:value="118" table:style-name="ce1">
            <text:p>118</text:p>
          </table:table-cell>
          <table:table-cell office:value-type="float" office:value="16.260000000000002" table:style-name="ce1">
            <text:p>16,26</text:p>
          </table:table-cell>
          <table:table-cell office:value-type="float" office:value="1784.81" table:style-name="ce2">
            <text:p>1.784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8.35" table:style-name="ce1">
            <text:p>-218,35</text:p>
          </table:table-cell>
          <table:table-cell office:value-type="float" office:value="-20554.66" table:style-name="ce2">
            <text:p>-20.554,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9.83" table:style-name="ce1">
            <text:p>-299,83</text:p>
          </table:table-cell>
          <table:table-cell office:value-type="float" office:value="-30250.47" table:style-name="ce2">
            <text:p>-30.250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1.28" table:style-name="ce1">
            <text:p>-41,28</text:p>
          </table:table-cell>
          <table:table-cell office:value-type="float" office:value="-1544.84" table:style-name="ce2">
            <text:p>-1.544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9.94" table:style-name="ce1">
            <text:p>-39,94</text:p>
          </table:table-cell>
          <table:table-cell office:value-type="float" office:value="-20584.32" table:style-name="ce2">
            <text:p>-20.584,3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1 (BT / Residencial)</text:p>
          </table:table-cell>
          <table:table-cell office:value-type="float" office:value="60733" table:style-name="ce3">
            <text:p>60.733</text:p>
          </table:table-cell>
          <table:table-cell office:value-type="float" office:value="3611.47" table:style-name="ce2">
            <text:p>3.611,47</text:p>
          </table:table-cell>
          <table:table-cell office:value-type="float" office:value="425829.75" table:style-name="ce2">
            <text:p>425.829,75</text:p>
          </table:table-cell>
          <table:table-cell office:value-type="float" office:value="218412" table:style-name="ce3">
            <text:p>218.412</text:p>
          </table:table-cell>
          <table:table-cell office:value-type="float" office:value="24568.62" table:style-name="ce2">
            <text:p>24.568,62</text:p>
          </table:table-cell>
          <table:table-cell office:value-type="float" office:value="2674295.41" table:style-name="ce2">
            <text:p>2.674.295,41</text:p>
          </table:table-cell>
          <table:table-cell office:value-type="float" office:value="97785" table:style-name="ce3">
            <text:p>97.785</text:p>
          </table:table-cell>
          <table:table-cell office:value-type="float" office:value="12988.9" table:style-name="ce2">
            <text:p>12.988,90</text:p>
          </table:table-cell>
          <table:table-cell office:value-type="float" office:value="1300167.01" table:style-name="ce2">
            <text:p>1.300.167,01</text:p>
          </table:table-cell>
          <table:table-cell office:value-type="float" office:value="517628" table:style-name="ce3">
            <text:p>517.628</text:p>
          </table:table-cell>
          <table:table-cell office:value-type="float" office:value="102539.33" table:style-name="ce2">
            <text:p>102.539,33</text:p>
          </table:table-cell>
          <table:table-cell office:value-type="float" office:value="10492599.880000001" table:style-name="ce2">
            <text:p>10.492.599,88</text:p>
          </table:table-cell>
          <table:table-cell office:value-type="float" office:value="277242" table:style-name="ce3">
            <text:p>277.242</text:p>
          </table:table-cell>
          <table:table-cell office:value-type="float" office:value="50936.61" table:style-name="ce2">
            <text:p>50.936,61</text:p>
          </table:table-cell>
          <table:table-cell office:value-type="float" office:value="6247538.6100000003" table:style-name="ce2">
            <text:p>6.247.538,61</text:p>
          </table:table-cell>
          <table:table-cell office:value-type="float" office:value="112023" table:style-name="ce3">
            <text:p>112.023</text:p>
          </table:table-cell>
          <table:table-cell office:value-type="float" office:value="12100.13" table:style-name="ce2">
            <text:p>12.100,13</text:p>
          </table:table-cell>
          <table:table-cell office:value-type="float" office:value="1313436.8500000001" table:style-name="ce2">
            <text:p>1.313.436,85</text:p>
          </table:table-cell>
          <table:table-cell office:value-type="float" office:value="270767" table:style-name="ce3">
            <text:p>270.767</text:p>
          </table:table-cell>
          <table:table-cell office:value-type="float" office:value="36356.29" table:style-name="ce2">
            <text:p>36.356,29</text:p>
          </table:table-cell>
          <table:table-cell office:value-type="float" office:value="3890550.03" table:style-name="ce2">
            <text:p>3.890.550,03</text:p>
          </table:table-cell>
          <table:table-cell office:value-type="float" office:value="121218" table:style-name="ce3">
            <text:p>121.218</text:p>
          </table:table-cell>
          <table:table-cell office:value-type="float" office:value="14641.3" table:style-name="ce2">
            <text:p>14.641,30</text:p>
          </table:table-cell>
          <table:table-cell office:value-type="float" office:value="1574745.05" table:style-name="ce2">
            <text:p>1.574.745,05</text:p>
          </table:table-cell>
          <table:table-cell office:value-type="float" office:value="87850" table:style-name="ce3">
            <text:p>87.850</text:p>
          </table:table-cell>
          <table:table-cell office:value-type="float" office:value="10421.91" table:style-name="ce2">
            <text:p>10.421,91</text:p>
          </table:table-cell>
          <table:table-cell office:value-type="float" office:value="1132729.0900000001" table:style-name="ce2">
            <text:p>1.132.729,09</text:p>
          </table:table-cell>
          <table:table-cell office:value-type="float" office:value="196957" table:style-name="ce3">
            <text:p>196.957</text:p>
          </table:table-cell>
          <table:table-cell office:value-type="float" office:value="21171.119999999999" table:style-name="ce2">
            <text:p>21.171,12</text:p>
          </table:table-cell>
          <table:table-cell office:value-type="float" office:value="2276843.31" table:style-name="ce2">
            <text:p>2.276.843,31</text:p>
          </table:table-cell>
          <table:table-cell office:value-type="float" office:value="81594" table:style-name="ce3">
            <text:p>81.594</text:p>
          </table:table-cell>
          <table:table-cell office:value-type="float" office:value="10536.5" table:style-name="ce2">
            <text:p>10.536,50</text:p>
          </table:table-cell>
          <table:table-cell office:value-type="float" office:value="1144803.1200000001" table:style-name="ce2">
            <text:p>1.144.803,1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17" table:style-name="ce3">
            <text:p>5.917</text:p>
          </table:table-cell>
          <table:table-cell office:value-type="float" office:value="465.3" table:style-name="ce1">
            <text:p>465,3</text:p>
          </table:table-cell>
          <table:table-cell office:value-type="float" office:value="68134.820000000007" table:style-name="ce2">
            <text:p>68.134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.7" table:style-name="ce1">
            <text:p>2,7</text:p>
          </table:table-cell>
          <table:table-cell office:value-type="float" office:value="367.47" table:style-name="ce1">
            <text:p>367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0" table:style-name="ce1">
            <text:p>310</text:p>
          </table:table-cell>
          <table:table-cell office:value-type="float" office:value="17.97" table:style-name="ce1">
            <text:p>17,97</text:p>
          </table:table-cell>
          <table:table-cell office:value-type="float" office:value="2702.93" table:style-name="ce2">
            <text:p>2.702,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46" table:style-name="ce3">
            <text:p>13.246</text:p>
          </table:table-cell>
          <table:table-cell office:value-type="float" office:value="1119.52" table:style-name="ce2">
            <text:p>1.119,52</text:p>
          </table:table-cell>
          <table:table-cell office:value-type="float" office:value="162012.87" table:style-name="ce2">
            <text:p>162.012,87</text:p>
          </table:table-cell>
          <table:table-cell office:value-type="float" office:value="3124" table:style-name="ce3">
            <text:p>3.124</text:p>
          </table:table-cell>
          <table:table-cell office:value-type="float" office:value="401.61" table:style-name="ce1">
            <text:p>401,61</text:p>
          </table:table-cell>
          <table:table-cell office:value-type="float" office:value="42403.75" table:style-name="ce2">
            <text:p>42.403,75</text:p>
          </table:table-cell>
          <table:table-cell office:value-type="float" office:value="27" table:style-name="ce1">
            <text:p>27</text:p>
          </table:table-cell>
          <table:table-cell office:value-type="float" office:value="23.94" table:style-name="ce1">
            <text:p>23,94</text:p>
          </table:table-cell>
          <table:table-cell office:value-type="float" office:value="3487.36" table:style-name="ce2">
            <text:p>3.487,3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Oct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3 (BT / Residencial para el Programa PEC)</text:p>
          </table:table-cell>
          <table:table-cell office:value-type="float" office:value="3407" table:style-name="ce3">
            <text:p>3.407</text:p>
          </table:table-cell>
          <table:table-cell office:value-type="float" office:value="387.21" table:style-name="ce1">
            <text:p>387,21</text:p>
          </table:table-cell>
          <table:table-cell office:value-type="float" office:value="32672.46" table:style-name="ce2">
            <text:p>32.672,46</text:p>
          </table:table-cell>
          <table:table-cell office:value-type="float" office:value="28880" table:style-name="ce3">
            <text:p>28.880</text:p>
          </table:table-cell>
          <table:table-cell office:value-type="float" office:value="4214.28" table:style-name="ce2">
            <text:p>4.214,28</text:p>
          </table:table-cell>
          <table:table-cell office:value-type="float" office:value="360123.26" table:style-name="ce2">
            <text:p>360.123,26</text:p>
          </table:table-cell>
          <table:table-cell office:value-type="float" office:value="17927" table:style-name="ce3">
            <text:p>17.927</text:p>
          </table:table-cell>
          <table:table-cell office:value-type="float" office:value="2767.73" table:style-name="ce2">
            <text:p>2.767,73</text:p>
          </table:table-cell>
          <table:table-cell office:value-type="float" office:value="238286.87" table:style-name="ce2">
            <text:p>238.286,87</text:p>
          </table:table-cell>
          <table:table-cell office:value-type="float" office:value="109316" table:style-name="ce3">
            <text:p>109.316</text:p>
          </table:table-cell>
          <table:table-cell office:value-type="float" office:value="21730.16" table:style-name="ce2">
            <text:p>21.730,16</text:p>
          </table:table-cell>
          <table:table-cell office:value-type="float" office:value="2150168.23" table:style-name="ce2">
            <text:p>2.150.168,23</text:p>
          </table:table-cell>
          <table:table-cell office:value-type="float" office:value="54346" table:style-name="ce3">
            <text:p>54.346</text:p>
          </table:table-cell>
          <table:table-cell office:value-type="float" office:value="9539.57" table:style-name="ce2">
            <text:p>9.539,57</text:p>
          </table:table-cell>
          <table:table-cell office:value-type="float" office:value="809739.51" table:style-name="ce2">
            <text:p>809.739,51</text:p>
          </table:table-cell>
          <table:table-cell office:value-type="float" office:value="21397" table:style-name="ce3">
            <text:p>21.397</text:p>
          </table:table-cell>
          <table:table-cell office:value-type="float" office:value="2841.4" table:style-name="ce2">
            <text:p>2.841,40</text:p>
          </table:table-cell>
          <table:table-cell office:value-type="float" office:value="237952.35" table:style-name="ce2">
            <text:p>237.952,35</text:p>
          </table:table-cell>
          <table:table-cell office:value-type="float" office:value="39277" table:style-name="ce3">
            <text:p>39.277</text:p>
          </table:table-cell>
          <table:table-cell office:value-type="float" office:value="6741.22" table:style-name="ce2">
            <text:p>6.741,22</text:p>
          </table:table-cell>
          <table:table-cell office:value-type="float" office:value="582960.30000000005" table:style-name="ce2">
            <text:p>582.960,30</text:p>
          </table:table-cell>
          <table:table-cell office:value-type="float" office:value="22288" table:style-name="ce3">
            <text:p>22.288</text:p>
          </table:table-cell>
          <table:table-cell office:value-type="float" office:value="3439.63" table:style-name="ce2">
            <text:p>3.439,63</text:p>
          </table:table-cell>
          <table:table-cell office:value-type="float" office:value="287906.42" table:style-name="ce2">
            <text:p>287.906,42</text:p>
          </table:table-cell>
          <table:table-cell office:value-type="float" office:value="21420" table:style-name="ce3">
            <text:p>21.420</text:p>
          </table:table-cell>
          <table:table-cell office:value-type="float" office:value="3243.87" table:style-name="ce2">
            <text:p>3.243,87</text:p>
          </table:table-cell>
          <table:table-cell office:value-type="float" office:value="267399.86" table:style-name="ce2">
            <text:p>267.399,86</text:p>
          </table:table-cell>
          <table:table-cell office:value-type="float" office:value="32011" table:style-name="ce3">
            <text:p>32.011</text:p>
          </table:table-cell>
          <table:table-cell office:value-type="float" office:value="4625.92" table:style-name="ce2">
            <text:p>4.625,92</text:p>
          </table:table-cell>
          <table:table-cell office:value-type="float" office:value="384534.04" table:style-name="ce2">
            <text:p>384.534,04</text:p>
          </table:table-cell>
          <table:table-cell office:value-type="float" office:value="10046" table:style-name="ce3">
            <text:p>10.046</text:p>
          </table:table-cell>
          <table:table-cell office:value-type="float" office:value="1840.26" table:style-name="ce2">
            <text:p>1.840,26</text:p>
          </table:table-cell>
          <table:table-cell office:value-type="float" office:value="161715.46" table:style-name="ce2">
            <text:p>161.715,46</text:p>
          </table:table-cell>
          <table:table-cell table:number-columns-repeated="16345"/>
        </table:table-row>
        <table:table-row table:number-rows-repeated="10484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VELYN NATHALIE RENDON MUÑOZ</meta:initial-creator>
    <dc:creator>EVELYN NATHALIE RENDON MUÑOZ</dc:creator>
    <meta:creation-date>2022-12-12T12:50:17Z</meta:creation-date>
    <dc:date>2022-12-12T12:50:18Z</dc:date>
  </office:meta>
</office:document-meta>
</file>